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omic Sans MS1" svg:font-family="&quot;Comic Sans MS1&quot;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1" style:font-name-asian="Comic Sans MS1" style:font-name-complex="Comic Sans MS1" fo:font-size="16pt" style:font-size-asian="16pt" style:font-size-complex="16pt" fo:font-weight="bold" style:font-weight-asian="bold" style:font-weight-complex="bold"/>
    </style:style>
    <style:style style:name="ce3" style:family="table-cell" style:parent-style-name="Excel_32_Built-in_32_Normal" style:data-style-name="N39">
      <style:table-cell-properties fo:border="thin solid #000000" style:vertical-align="middle" fo:background-color="#9CC2E5" style:repeat-content="false"/>
      <style:paragraph-properties fo:text-align="center"/>
      <style:text-properties style:font-name="Comic Sans MS" style:font-name-asian="Comic Sans MS" style:font-name-complex="Comic Sans MS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Excel_32_Built-in_32_Normal" style:data-style-name="N39">
      <style:table-cell-properties fo:border="thin solid #000000" style:vertical-align="middle" fo:wrap-option="wrap" fo:background-color="#9CC2E5" style:repeat-content="false"/>
      <style:paragraph-properties fo:text-align="center"/>
      <style:text-properties style:font-name="Comic Sans MS" style:font-name-asian="Comic Sans MS" style:font-name-complex="Comic Sans MS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Excel_32_Built-in_32_Normal" style:data-style-name="N0">
      <style:table-cell-properties fo:border="thin solid #000000" style:vertical-align="middle" fo:wrap-option="wrap" fo:background-color="#9CC2E5" style:repeat-content="false"/>
      <style:paragraph-properties fo:text-align="center"/>
      <style:text-properties style:font-name="Comic Sans MS" style:font-name-asian="Comic Sans MS" style:font-name-complex="Comic Sans MS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ext-properties fo:font-size="14pt" style:font-size-asian="14pt" style:font-size-complex="14pt"/>
    </style:style>
    <style:style style:name="ce7" style:family="table-cell" style:parent-style-name="Default" style:data-style-name="N37">
      <style:table-cell-properties fo:border="thin solid #000000" style:vertical-align="automatic" fo:background-color="#FFCCFF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 fo:background-color="#FF99FF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fo:background-color="#FFCCFF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fo:border="thin solid #000000" fo:background-color="#FF99FF"/>
    </style:style>
    <style:style style:name="ce11" style:family="table-cell" style:parent-style-name="Default" style:data-style-name="N0">
      <style:table-cell-properties fo:border="thin solid #000000" fo:background-color="#99CCFF"/>
      <style:text-properties fo:font-size="14pt" style:font-size-asian="14pt" style:font-size-complex="14pt"/>
    </style:style>
    <style:style style:name="ce12" style:family="table-cell" style:parent-style-name="Excel_32_Built-in_32_Normal" style:data-style-name="N36">
      <style:table-cell-properties fo:border="thin solid #000000" style:vertical-align="middle" fo:wrap-option="wrap" fo:background-color="#9CC2E5" style:repeat-content="false"/>
      <style:paragraph-properties fo:text-align="center"/>
      <style:text-properties style:font-name="Comic Sans MS" style:font-name-asian="Comic Sans MS" style:font-name-complex="Comic Sans MS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Default" style:data-style-name="N37">
      <style:table-cell-properties fo:border="thin solid #000000" style:vertical-align="automatic" fo:background-color="#FFCCCC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="thin solid #000000" fo:background-color="#FFCCFF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000000" style:vertical-align="automatic" fo:background-color="#FFCCFF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fo:background-color="#FFCC99"/>
      <style:text-properties fo:font-size="14pt" style:font-size-asian="14pt" style:font-size-complex="14pt"/>
    </style:style>
    <style:style style:name="ce17" style:family="table-cell" style:parent-style-name="Default" style:data-style-name="N2">
      <style:table-cell-properties fo:border="thin solid #000000" style:vertical-align="automatic" fo:background-color="#FFCCFF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14">
      <style:table-cell-properties fo:border="thin solid #000000" style:vertical-align="automatic" fo:background-color="#FFCCFF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="thin solid #000000" fo:background-color="#990099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36">
      <style:table-cell-properties fo:border="thin solid #000000" fo:background-color="#CC00CC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1" style:family="table-cell" style:parent-style-name="Excel_32_Built-in_32_Normal" style:data-style-name="N0">
      <style:table-cell-properties fo:border="thin solid #000000" style:vertical-align="middle" fo:wrap-option="wrap" fo:background-color="#6666FF" style:repeat-content="false"/>
      <style:paragraph-properties fo:text-align="center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2" style:family="table-cell" style:parent-style-name="Default" style:data-style-name="N37">
      <style:table-cell-properties fo:border="thin solid #000000" style:vertical-align="automatic" fo:background-color="#FF950E" style:repeat-content="false"/>
      <style:paragraph-properties fo:text-align="center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3" style:family="table-cell" style:parent-style-name="Default" style:data-style-name="N1">
      <style:table-cell-properties fo:border="thin solid #000000" style:vertical-align="automatic" fo:background-color="#FF950E" style:repeat-content="false"/>
      <style:paragraph-properties fo:text-align="center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4" style:family="table-cell" style:parent-style-name="Excel_32_Built-in_32_Normal" style:data-style-name="N0">
      <style:table-cell-properties fo:border="thin solid #000000" style:vertical-align="middle" fo:wrap-option="wrap" fo:background-color="#66FFFF" style:repeat-content="false"/>
      <style:paragraph-properties fo:text-align="center"/>
      <style:text-properties style:font-name="Comic Sans MS1" style:font-name-asian="Comic Sans MS1" style:font-name-complex="Comic Sans MS1" fo:font-size="15pt" style:font-size-asian="15pt" style:font-size-complex="15pt" fo:font-weight="bold" style:font-weight-asian="bold" style:font-weight-complex="bold"/>
    </style:style>
    <style:style style:name="ce25" style:family="table-cell" style:parent-style-name="Default" style:data-style-name="N14">
      <style:table-cell-properties fo:border="thin solid #000000" style:vertical-align="automatic" fo:background-color="#FFFF66" style:repeat-content="false"/>
      <style:paragraph-properties fo:text-align="center"/>
      <style:text-properties style:font-name="Comic Sans MS1" style:font-name-asian="Comic Sans MS1" style:font-name-complex="Comic Sans MS1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1"/>
    <style:style style:name="ce27" style:family="table-cell" style:parent-style-name="Default" style:data-style-name="N1">
      <style:text-properties fo:font-size="14pt" style:font-size-asian="14pt" style:font-size-complex="14pt"/>
    </style:style>
    <style:style style:name="ce28" style:family="table-cell" style:parent-style-name="Excel_32_Built-in_32_Normal" style:data-style-name="N38">
      <style:table-cell-properties fo:border="thin solid #000000" style:vertical-align="middle" fo:wrap-option="wrap" fo:background-color="#9CC2E5" style:repeat-content="false"/>
      <style:paragraph-properties fo:text-align="center"/>
      <style:text-properties style:font-name="Comic Sans MS" style:font-name-asian="Comic Sans MS" style:font-name-complex="Comic Sans MS" fo:font-size="14pt" style:font-size-asian="14pt" style:font-size-complex="14pt" fo:font-weight="bold" style:font-weight-asian="bold" style:font-weight-complex="bold" style:font-family-generic="script"/>
    </style:style>
    <style:style style:name="ce29" style:family="table-cell" style:parent-style-name="Default" style:data-style-name="N0">
      <style:table-cell-properties fo:border="thin solid #000000" fo:background-color="#FF6600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Excel_32_Built-in_32_Normal" style:data-style-name="N39">
      <style:table-cell-properties fo:border="thin solid #000000" style:vertical-align="middle" fo:background-color="#3366FF" style:repeat-content="false"/>
      <style:paragraph-properties fo:text-align="center"/>
      <style:text-properties style:font-name="Comic Sans MS1" style:font-name-asian="Comic Sans MS1" style:font-name-complex="Comic Sans MS1" fo:font-size="16pt" style:font-size-asian="16pt" style:font-size-complex="16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#0084D1" style:repeat-content="false"/>
      <style:paragraph-properties fo:text-align="center"/>
      <style:text-properties style:font-name="Comic Sans MS1" style:font-name-asian="Comic Sans MS1" style:font-name-complex="Comic Sans MS1"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#0084D1" style:repeat-content="false"/>
      <style:paragraph-properties fo:text-align="center"/>
      <style:text-properties style:font-name="Comic Sans MS1" style:font-name-asian="Comic Sans MS1" style:font-name-complex="Comic Sans MS1"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fo:background-color="#FFFF66"/>
    </style:style>
    <style:style style:name="ce35" style:family="table-cell" style:parent-style-name="Default" style:data-style-name="N0">
      <style:table-cell-properties fo:border="thin solid #000000" style:vertical-align="automatic" fo:background-color="#3333FF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Excel_32_Built-in_32_Normal" style:data-style-name="N39">
      <style:table-cell-properties fo:border="thin solid #000000" style:vertical-align="middle" fo:background-color="#9CC2E5" style:repeat-content="false"/>
      <style:paragraph-properties fo:text-align="center"/>
      <style:text-properties style:font-name="Comic Sans MS" style:font-name-asian="Comic Sans MS" style:font-name-complex="Comic Sans MS" fo:font-size="22pt" style:font-size-asian="22pt" style:font-size-complex="22pt" fo:font-weight="bold" style:font-weight-asian="bold" style:font-weight-complex="bold" style:font-family-generic="script"/>
    </style:style>
    <style:style style:name="ce37" style:family="table-cell" style:parent-style-name="Excel_32_Built-in_32_Normal" style:data-style-name="N39">
      <style:table-cell-properties fo:border="thin solid #000000" style:vertical-align="middle" fo:background-color="#9CC2E5" style:repeat-content="false"/>
      <style:paragraph-properties fo:text-align="center"/>
      <style:text-properties style:font-name="Comic Sans MS1" style:font-name-asian="Comic Sans MS1" style:font-name-complex="Comic Sans MS1" fo:font-size="22pt" style:font-size-asian="22pt" style:font-size-complex="22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#3333FF"/>
    </style:style>
    <style:style style:name="ce39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0" style:family="table-cell" style:parent-style-name="Default" style:data-style-name="N37">
      <style:table-cell-properties fo:border="thin solid #000000" style:vertical-align="automatic" fo:background-color="#00CC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#CCFFFF" style:repeat-content="false"/>
      <style:paragraph-properties fo:text-align="start" fo:margin-left="0cm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  <style:text-properties fo:font-size="14pt" style:font-size-asian="14pt" style:font-size-complex="14pt"/>
    </style:style>
    <style:style style:name="ce43" style:family="table-cell" style:parent-style-name="Default" style:data-style-name="N37">
      <style:table-cell-properties fo:border="thin solid #000000" style:vertical-align="automatic" fo:background-color="#CCFFFF" style:repeat-content="false"/>
      <style:paragraph-properties fo:text-align="center"/>
      <style:text-properties fo:font-size="14pt" style:font-size-asian="14pt" style:font-size-complex="14pt"/>
    </style:style>
    <style:style style:name="ce44" style:family="table-cell" style:parent-style-name="Default" style:data-style-name="N37">
      <style:table-cell-properties fo:border="thin solid #000000" style:vertical-align="automatic" fo:background-color="#CC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5" style:family="table-cell" style:parent-style-name="Default" style:data-style-name="N1">
      <style:table-cell-properties fo:border="thin solid #000000" style:vertical-align="automatic" fo:background-color="#CC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E6E6FF"/>
      <style:text-properties fo:font-size="14pt" style:font-size-asian="14pt" style:font-size-complex="14pt"/>
    </style:style>
    <style:style style:name="ce47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 style:data-style-name="N37">
      <style:table-cell-properties fo:border="thin solid #000000" style:vertical-align="automatic" fo:background-color="#E6E6FF" style:repeat-content="fals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 style:data-style-name="N37">
      <style:table-cell-properties fo:border="thin solid #000000" style:vertical-align="automatic" fo:background-color="#E6E6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0" style:family="table-cell" style:parent-style-name="Default" style:data-style-name="N1">
      <style:table-cell-properties fo:border="thin solid #000000" style:vertical-align="automatic" fo:background-color="#E6E6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CCFFFF"/>
      <style:text-properties fo:font-size="14pt" style:font-size-asian="14pt" style:font-size-complex="14pt"/>
    </style:style>
    <style:style style:name="ce52" style:family="table-cell" style:parent-style-name="Default" style:data-style-name="N0">
      <style:table-cell-properties fo:border="thin solid #000000" fo:background-color="#E6E6FF"/>
      <style:text-properties fo:font-size="14pt" style:font-size-asian="14pt" style:font-size-complex="14pt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EEEEEE"/>
      <style:text-properties fo:font-size="14pt" style:font-size-asian="14pt" style:font-size-complex="14pt"/>
    </style:style>
    <style:style style:name="ce54" style:family="table-cell" style:parent-style-name="Default" style:data-style-name="N0">
      <style:table-cell-properties fo:border="thin solid #000000" fo:background-color="#CCFFFF"/>
      <style:text-properties fo:font-size="14pt" style:font-size-asian="14pt" style:font-size-complex="14pt"/>
    </style:style>
    <style:style style:name="ce55" style:family="table-cell" style:parent-style-name="Default" style:data-style-name="N37">
      <style:table-cell-properties fo:border="thin solid #000000" style:vertical-align="automatic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56" style:family="table-cell" style:parent-style-name="Default" style:data-style-name="N37">
      <style:table-cell-properties fo:border="thin solid #000000" style:vertical-align="automatic" fo:background-color="#EEEEE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1">
      <style:table-cell-properties fo:border="thin solid #000000" style:vertical-align="automatic" fo:background-color="#EEEEE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8" style:family="table-cell" style:parent-style-name="Default" style:data-style-name="N40">
      <style:table-cell-properties fo:background-color="#EEEEEE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ackground-color="#EEEEEE"/>
      <style:text-properties fo:font-size="14pt" style:font-size-asian="14pt" style:font-size-complex="14pt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61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63" style:family="table-cell" style:parent-style-name="Excel_32_Built-in_32_Normal" style:data-style-name="N39">
      <style:table-cell-properties fo:border="thin solid #000000" style:vertical-align="middle" fo:background-color="#3333FF" style:repeat-content="false"/>
      <style:paragraph-properties fo:text-align="center"/>
      <style:text-properties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64" style:family="table-cell" style:parent-style-name="Default" style:data-style-name="N0">
      <style:table-cell-properties fo:background-color="transparent"/>
      <style:text-properties fo:font-size="16pt" style:font-size-asian="16pt" style:font-size-complex="16pt"/>
    </style:style>
    <style:style style:name="ce65" style:family="table-cell" style:parent-style-name="Excel_32_Built-in_32_Normal" style:data-style-name="N39">
      <style:table-cell-properties fo:border="thin solid #000000" style:vertical-align="middle" fo:background-color="#FFCC99" style:repeat-content="false"/>
      <style:paragraph-properties fo:text-align="center"/>
      <style:text-properties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66" style:family="table-cell" style:parent-style-name="Excel_32_Built-in_32_Normal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67" style:family="table-cell" style:parent-style-name="Excel_32_Built-in_32_Normal" style:data-style-name="N39">
      <style:table-cell-properties style:vertical-align="middle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6pt" style:font-size-asian="16pt" style:font-size-complex="16pt" style:font-family-generic="script"/>
    </style:style>
    <style:style style:name="ce68" style:family="table-cell" style:parent-style-name="Excel_32_Built-in_32_Normal" style:data-style-name="N39">
      <style:table-cell-properties fo:border="thin solid #000000" style:vertical-align="middle" fo:background-color="#3366FF" style:repeat-content="false"/>
      <style:paragraph-properties fo:text-align="center"/>
      <style:text-properties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69" style:family="table-cell" style:parent-style-name="Default" style:data-style-name="N0">
      <style:text-properties fo:font-size="16pt" style:font-size-asian="16pt" style:font-size-complex="16pt"/>
    </style:style>
    <style:style style:name="ce70" style:family="table-cell" style:parent-style-name="Excel_32_Built-in_32_Normal" style:data-style-name="N39">
      <style:table-cell-properties fo:border="thin solid #000000" style:vertical-align="middle" fo:background-color="#9CC2E5" style:repeat-content="false"/>
      <style:paragraph-properties fo:text-align="center"/>
      <style:text-properties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71" style:family="table-cell" style:parent-style-name="Excel_32_Built-in_32_Normal" style:data-style-name="N39">
      <style:table-cell-properties fo:border="thin solid #000000" style:vertical-align="middle" fo:background-color="#FBE4D5" style:repeat-content="false"/>
      <style:paragraph-properties fo:text-align="center"/>
      <style:text-properties style:font-name="Comic Sans MS" style:font-name-asian="Comic Sans MS" style:font-name-complex="Comic Sans MS" fo:font-size="16pt" style:font-size-asian="16pt" style:font-size-complex="16pt" style:font-family-generic="script"/>
    </style:style>
    <style:style style:name="ce72" style:family="table-cell" style:parent-style-name="Excel_32_Built-in_32_Normal" style:data-style-name="N41">
      <style:table-cell-properties fo:border="thin solid #000000" style:vertical-align="middle" fo:background-color="#FBE4D5" style:repeat-content="false"/>
      <style:paragraph-properties fo:text-align="center"/>
      <style:text-properties style:font-name="Comic Sans MS" style:font-name-asian="Comic Sans MS" style:font-name-complex="Comic Sans MS" fo:font-size="16pt" style:font-size-asian="16pt" style:font-size-complex="16pt" style:font-family-generic="script"/>
    </style:style>
    <style:style style:name="ce73" style:family="table-cell" style:parent-style-name="Excel_32_Built-in_32_Normal" style:data-style-name="N41">
      <style:table-cell-properties fo:border="thin solid #000000" style:vertical-align="middle" fo:background-color="transparent" style:repeat-content="false"/>
      <style:paragraph-properties fo:text-align="center"/>
      <style:text-properties style:font-name="Comic Sans MS1" style:font-name-asian="Comic Sans MS1" style:font-name-complex="Comic Sans MS1" fo:font-size="16pt" style:font-size-asian="16pt" style:font-size-complex="16pt"/>
    </style:style>
    <style:style style:name="ce74" style:family="table-cell" style:parent-style-name="Excel_32_Built-in_32_Normal" style:data-style-name="N41">
      <style:table-cell-properties fo:border="thin solid #000000" style:vertical-align="middle" fo:background-color="#C55A11" style:repeat-content="false"/>
      <style:paragraph-properties fo:text-align="center"/>
      <style:text-properties fo:color="#FFFFFF"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75" style:family="table-cell" style:parent-style-name="Excel_32_Built-in_32_Normal" style:data-style-name="N41">
      <style:table-cell-properties fo:border="thin solid #000000" style:vertical-align="middle" fo:background-color="#C55A11" style:repeat-content="false"/>
      <style:paragraph-properties fo:text-align="center"/>
      <style:text-properties fo:color="#FFFFFF" style:font-name="Comic Sans MS" style:font-name-asian="Comic Sans MS" style:font-name-complex="Comic Sans MS" fo:font-size="18pt" style:font-size-asian="18pt" style:font-size-complex="18pt" fo:font-weight="bold" style:font-weight-asian="bold" style:font-weight-complex="bold" style:font-family-generic="script"/>
    </style:style>
    <style:style style:name="ce76" style:family="table-cell" style:parent-style-name="Excel_32_Built-in_32_Normal" style:data-style-name="N39">
      <style:table-cell-properties fo:border="thin solid #000000" style:vertical-align="middle" fo:background-color="#9CC2E5" style:repeat-content="false"/>
      <style:paragraph-properties fo:text-align="center"/>
      <style:text-properties style:font-name="Comic Sans MS" style:font-name-asian="Comic Sans MS" style:font-name-complex="Comic Sans MS" fo:font-size="20pt" style:font-size-asian="20pt" style:font-size-complex="20pt" fo:font-weight="bold" style:font-weight-asian="bold" style:font-weight-complex="bold" style:font-family-generic="script"/>
    </style:style>
    <style:style style:name="ce77" style:family="table-cell" style:parent-style-name="Excel_32_Built-in_32_Normal" style:data-style-name="N41">
      <style:table-cell-properties fo:border="thin solid #000000" style:vertical-align="middle" fo:background-color="#C55A11" style:repeat-content="false"/>
      <style:paragraph-properties fo:text-align="center"/>
      <style:text-properties fo:color="#FFFFFF" style:font-name="Comic Sans MS" style:font-name-asian="Comic Sans MS" style:font-name-complex="Comic Sans MS" fo:font-size="20pt" style:font-size-asian="20pt" style:font-size-complex="20pt" fo:font-weight="bold" style:font-weight-asian="bold" style:font-weight-complex="bold" style:font-family-generic="script"/>
    </style:style>
    <style:style style:name="ce78" style:family="table-cell" style:parent-style-name="Default" style:data-style-name="N0">
      <style:text-properties fo:font-size="20pt" style:font-size-asian="20pt" style:font-size-complex="20pt"/>
    </style:style>
    <style:style style:name="ce79" style:family="table-cell" style:parent-style-name="Excel_32_Built-in_32_Normal" style:data-style-name="N39">
      <style:table-cell-properties fo:border="thin solid #000000" style:vertical-align="middle" fo:background-color="#3366FF" style:repeat-content="false"/>
      <style:paragraph-properties fo:text-align="center"/>
      <style:text-properties style:font-name="Comic Sans MS" style:font-name-asian="Comic Sans MS" style:font-name-complex="Comic Sans MS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Default" style:data-style-name="N0">
      <style:table-cell-properties fo:border="thin solid #000000" style:vertical-align="automatic" fo:wrap-option="wrap" fo:background-color="#00CC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81" style:family="table-cell" style:parent-style-name="Default" style:data-style-name="N37">
      <style:table-cell-properties fo:border="thin solid #000000" style:vertical-align="automatic" fo:wrap-option="wrap" fo:background-color="#00CC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mic Sans MS" style:font-name-asian="Comic Sans MS" style:font-name-complex="Comic Sans M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/>
    </style:style>
    <style:style style:name="T2" style:family="text" style:parent-style-name="Default">
      <style:text-properties fo:color="#000000" style:text-line-through-style="none" style:font-name="Comic Sans MS" style:font-name-asian="Comic Sans MS" style:font-name-complex="Comic Sans M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/>
    </style:style>
    <style:style style:name="T3" style:family="text" style:parent-style-name="Default">
      <style:text-properties fo:color="#000000" style:text-line-through-style="none" style:font-name="Comic Sans MS" style:font-name-asian="Comic Sans MS" style:font-name-complex="Comic Sans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/>
    </style:style>
    <style:style style:name="co1" style:family="table-column">
      <style:table-column-properties fo:break-before="auto" style:column-width="14.790208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413125cm"/>
    </style:style>
    <style:style style:name="co9" style:family="table-column">
      <style:table-column-properties fo:break-before="auto" style:column-width="10.3452083333333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4.70958333333333cm"/>
    </style:style>
    <style:style style:name="co12" style:family="table-column">
      <style:table-column-properties fo:break-before="auto" style:column-width="4.206875cm"/>
    </style:style>
    <style:style style:name="co13" style:family="table-column">
      <style:table-column-properties fo:break-before="auto" style:column-width="3.86291666666667cm"/>
    </style:style>
    <style:style style:name="co14" style:family="table-column">
      <style:table-column-properties fo:break-before="auto" style:column-width="4.31270833333333cm"/>
    </style:style>
    <style:style style:name="co15" style:family="table-column">
      <style:table-column-properties fo:break-before="auto" style:column-width="3.81cm"/>
    </style:style>
    <style:style style:name="co16" style:family="table-column">
      <style:table-column-properties fo:break-before="auto" style:column-width="0.820208333333333cm"/>
    </style:style>
    <style:style style:name="co17" style:family="table-column">
      <style:table-column-properties fo:break-before="auto" style:column-width="1.05833333333333cm"/>
    </style:style>
    <style:style style:name="co18" style:family="table-column">
      <style:table-column-properties fo:break-before="auto" style:column-width="0.873125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4.25979166666667cm"/>
    </style:style>
    <style:style style:name="co21" style:family="table-column">
      <style:table-column-properties fo:break-before="auto" style:column-width="2.64583333333333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13.8641666666667cm"/>
    </style:style>
    <style:style style:name="co24" style:family="table-column">
      <style:table-column-properties fo:break-before="auto" style:column-width="4.841875cm"/>
    </style:style>
    <style:style style:name="co25" style:family="table-column">
      <style:table-column-properties fo:break-before="auto" style:column-width="3.65125cm"/>
    </style:style>
    <style:style style:name="co26" style:family="table-column">
      <style:table-column-properties fo:break-before="auto" style:column-width="3.30729166666667cm"/>
    </style:style>
    <style:style style:name="co27" style:family="table-column">
      <style:table-column-properties fo:break-before="auto" style:column-width="5.05354166666667cm"/>
    </style:style>
    <style:style style:name="co28" style:family="table-column">
      <style:table-column-properties fo:break-before="auto" style:column-width="4.49791666666667cm"/>
    </style:style>
    <style:style style:name="co29" style:family="table-column">
      <style:table-column-properties fo:break-before="auto" style:column-width="4.55083333333333cm"/>
    </style:style>
    <style:style style:name="co30" style:family="table-column">
      <style:table-column-properties fo:break-before="auto" style:column-width="14.7108333333333cm"/>
    </style:style>
    <style:style style:name="co31" style:family="table-column">
      <style:table-column-properties fo:break-before="auto" style:column-width="4.73604166666667cm"/>
    </style:style>
    <style:style style:name="co32" style:family="table-column">
      <style:table-column-properties fo:break-before="auto" style:column-width="3.38666666666667cm"/>
    </style:style>
    <style:style style:name="co33" style:family="table-column">
      <style:table-column-properties fo:break-before="auto" style:column-width="2.96333333333333cm"/>
    </style:style>
    <style:style style:name="co34" style:family="table-column">
      <style:table-column-properties fo:break-before="auto" style:column-width="4.57729166666667cm"/>
    </style:style>
    <style:style style:name="co35" style:family="table-column">
      <style:table-column-properties fo:break-before="auto" style:column-width="15.9808333333333cm"/>
    </style:style>
    <style:style style:name="co36" style:family="table-column">
      <style:table-column-properties fo:break-before="auto" style:column-width="19.84375cm"/>
    </style:style>
    <style:style style:name="co37" style:family="table-column">
      <style:table-column-properties fo:break-before="auto" style:column-width="16.3777083333333cm"/>
    </style:style>
    <style:style style:name="co38" style:family="table-column">
      <style:table-column-properties fo:break-before="auto" style:column-width="4.524375cm"/>
    </style:style>
    <style:style style:name="co39" style:family="table-column">
      <style:table-column-properties fo:break-before="auto" style:column-width="3.22791666666667cm"/>
    </style:style>
    <style:style style:name="co40" style:family="table-column">
      <style:table-column-properties fo:break-before="auto" style:column-width="2.59291666666667cm"/>
    </style:style>
    <style:style style:name="co41" style:family="table-column">
      <style:table-column-properties fo:break-before="auto" style:column-width="4.65666666666667cm"/>
    </style:style>
    <style:style style:name="co42" style:family="table-column">
      <style:table-column-properties fo:break-before="auto" style:column-width="4.39208333333333cm"/>
    </style:style>
    <style:style style:name="co43" style:family="table-column">
      <style:table-column-properties fo:break-before="auto" style:column-width="3.67770833333333cm"/>
    </style:style>
    <style:style style:name="co44" style:family="table-column">
      <style:table-column-properties fo:break-before="auto" style:column-width="15.6104166666667cm"/>
    </style:style>
    <style:style style:name="co45" style:family="table-column">
      <style:table-column-properties fo:break-before="auto" style:column-width="5.13291666666667cm"/>
    </style:style>
    <style:style style:name="co46" style:family="table-column">
      <style:table-column-properties fo:break-before="auto" style:column-width="4.1275cm"/>
    </style:style>
    <style:style style:name="co47" style:family="table-column">
      <style:table-column-properties fo:break-before="auto" style:column-width="2.67229166666667cm"/>
    </style:style>
    <style:style style:name="co48" style:family="table-column">
      <style:table-column-properties fo:break-before="auto" style:column-width="4.86833333333333cm"/>
    </style:style>
    <style:style style:name="co49" style:family="table-column">
      <style:table-column-properties fo:break-before="auto" style:column-width="17.1714583333333cm"/>
    </style:style>
    <style:style style:name="co50" style:family="table-column">
      <style:table-column-properties fo:break-before="auto" style:column-width="5.34458333333333cm"/>
    </style:style>
    <style:style style:name="co51" style:family="table-column">
      <style:table-column-properties fo:break-before="auto" style:column-width="7.03791666666667cm"/>
    </style:style>
    <style:style style:name="co52" style:family="table-column">
      <style:table-column-properties fo:break-before="auto" style:column-width="16.2189583333333cm"/>
    </style:style>
    <style:style style:name="co53" style:family="table-column">
      <style:table-column-properties fo:break-before="auto" style:column-width="4.60375cm"/>
    </style:style>
    <style:style style:name="co54" style:family="table-column">
      <style:table-column-properties fo:break-before="auto" style:column-width="2.54cm"/>
    </style:style>
    <style:style style:name="co55" style:family="table-column">
      <style:table-column-properties fo:break-before="auto" style:column-width="4.445cm"/>
    </style:style>
    <style:style style:name="co56" style:family="table-column">
      <style:table-column-properties fo:break-before="auto" style:column-width="3.730625cm"/>
    </style:style>
    <style:style style:name="co57" style:family="table-column">
      <style:table-column-properties fo:break-before="auto" style:column-width="6.588125cm"/>
    </style:style>
    <style:style style:name="co58" style:family="table-column">
      <style:table-column-properties fo:break-before="auto" style:column-width="5.318125cm"/>
    </style:style>
    <style:style style:name="co59" style:family="table-column">
      <style:table-column-properties fo:break-before="auto" style:column-width="4.921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34.15pt" style:use-optimal-row-height="false" fo:break-before="auto"/>
    </style:style>
    <style:style style:name="ro5" style:family="table-row">
      <style:table-row-properties style:row-height="27.75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17.65pt" style:use-optimal-row-height="true" fo:break-before="auto"/>
    </style:style>
    <style:style style:name="ro8" style:family="table-row">
      <style:table-row-properties style:row-height="46.5pt" style:use-optimal-row-height="true" fo:break-before="auto"/>
    </style:style>
    <style:style style:name="ro9" style:family="table-row">
      <style:table-row-properties style:row-height="20.1pt" style:use-optimal-row-height="true" fo:break-before="auto"/>
    </style:style>
    <style:style style:name="ro10" style:family="table-row">
      <style:table-row-properties style:row-height="24.75pt" style:use-optimal-row-height="true" fo:break-before="auto"/>
    </style:style>
    <style:style style:name="ro11" style:family="table-row">
      <style:table-row-properties style:row-height="24pt" style:use-optimal-row-height="true" fo:break-before="auto"/>
    </style:style>
    <style:style style:name="ro12" style:family="table-row">
      <style:table-row-properties style:row-height="29.25pt" style:use-optimal-row-height="true" fo:break-before="auto"/>
    </style:style>
    <style:style style:name="ro13" style:family="table-row">
      <style:table-row-properties style:row-height="31.5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Estoque.$A$3:.$A$200])" table:base-cell-address="Calcular.A3">
          <table:help-message/>
          <table:error-message/>
        </table:content-validation>
        <table:content-validation table:name="val2" table:condition="of:cell-content-is-in-list([Estoque.$K$3:.$K$200])" table:base-cell-address="Calcular.A19">
          <table:help-message/>
          <table:error-message/>
        </table:content-validation>
        <table:content-validation table:name="val3" table:condition="of:cell-content-is-in-list([Estoque.$AO$3:.$AO$200])" table:base-cell-address="Calcular.A30">
          <table:help-message/>
          <table:error-message/>
        </table:content-validation>
        <table:content-validation table:name="val4" table:condition="of:cell-content-is-in-list([Estoque.$AY$3:.$AY$26])" table:base-cell-address="Calcular.A46">
          <table:help-message/>
          <table:error-message/>
        </table:content-validation>
        <table:content-validation table:name="val5" table:condition="of:cell-content-is-in-list([Estoque.$AE$3:.$AE$200])" table:base-cell-address="Calcular.J19">
          <table:help-message/>
          <table:error-message/>
        </table:content-validation>
        <table:content-validation table:name="val6" table:condition="of:cell-content-is-in-list([Estoque.$BI$3:.$BI$240])" table:base-cell-address="Calcular.J30">
          <table:help-message/>
          <table:error-message/>
        </table:content-validation>
        <table:content-validation table:name="val7" table:condition="of:cell-content-is-in-list([Estoque.$BS$3:.$BS$27])" table:base-cell-address="Calcular.J38">
          <table:help-message/>
          <table:error-message/>
        </table:content-validation>
        <table:content-validation table:name="val8" table:condition="of:cell-content-is-in-list([Estoque.$U$3:.$U$200])" table:base-cell-address="Calcular.J46">
          <table:help-message/>
          <table:error-message/>
        </table:content-validation>
        <table:content-validation table:name="val9" table:condition="of:cell-content-is-in-list([.$V$2:.$V$77])" table:base-cell-address="Calcular.K4">
          <table:help-message/>
          <table:error-message/>
        </table:content-validation>
      </table:content-validations>
      <table:table table:name="Calcular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27"/>
        <table:table-column table:style-name="co13" table:default-cell-style-name="ce6"/>
        <table:table-column table:style-name="co4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30"/>
        <table:table-column table:style-name="co20" table:default-cell-style-name="ce6"/>
        <table:table-column table:style-name="co21" table:default-cell-style-name="ce6"/>
        <table:table-column table:style-name="co4" table:number-columns-repeated="1001" table:default-cell-style-name="ce6"/>
        <table:table-column table:style-name="co22" table:number-columns-repeated="15360" table:default-cell-style-name="ce1"/>
        <table:table-row table:style-name="ro1">
          <table:table-cell office:value-type="string" table:number-columns-spanned="8" table:number-rows-spanned="1" table:style-name="ce31">
            <text:p>CALCULO DE ORÇAMENTO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32">
            <text:p>ORÇAMENTO</text:p>
          </table:table-cell>
          <table:covered-table-cell/>
          <table:table-cell office:value-type="string" table:number-columns-spanned="4" table:number-rows-spanned="1" table:style-name="ce32">
            <text:p>TEMPO PARA REALIZAR SERVIÇO</text:p>
          </table:table-cell>
          <table:covered-table-cell table:number-columns-repeated="3"/>
          <table:table-cell table:number-columns-repeated="2" table:style-name="ce2"/>
          <table:table-cell table:number-columns-repeated="2" table:style-name="ce1"/>
          <table:table-cell office:value-type="string" table:number-columns-spanned="4" table:number-rows-spanned="1" table:style-name="ce33">
            <text:p>HORA TRABALHADA</text:p>
          </table:table-cell>
          <table:covered-table-cell table:number-columns-repeated="3"/>
          <table:table-cell table:number-columns-repeated="16361" table:style-name="ce2"/>
        </table:table-row>
        <table:table-row table:style-name="ro2">
          <table:table-cell office:value-type="string" table:style-name="ce3">
            <text:p>Despesas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  <text:p>Com Frete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style-name="ce6"/>
          <table:table-cell office:value-type="string" table:style-name="ce5">
            <text:p>Total das Despesas</text:p>
          </table:table-cell>
          <table:table-cell office:value-type="currency" office:value="0.15079999999999999" table:formula="of:=[.H15]" table:style-name="ce7">
            <text:p>R$ 0,15</text:p>
          </table:table-cell>
          <table:table-cell office:value-type="string" table:style-name="ce8">
            <text:p>Imprimir folhas</text:p>
          </table:table-cell>
          <table:table-cell office:value-type="time" office:time-value="PT1H20M0S" table:style-name="ce9">
            <text:p>01:20</text:p>
          </table:table-cell>
          <table:table-cell table:number-columns-repeated="2" table:style-name="ce10"/>
          <table:table-cell table:number-columns-repeated="2" table:style-name="ce6"/>
          <table:table-cell table:number-columns-repeated="2" table:style-name="ce1"/>
          <table:table-cell office:value-type="float" office:value="1" table:style-name="ce11">
            <text:p>1</text:p>
          </table:table-cell>
          <table:table-cell office:value-type="time" office:time-value="PT0H5M0S" table:style-name="ce12">
            <text:p>00:05</text:p>
          </table:table-cell>
          <table:table-cell office:value-type="string" table:style-name="ce5">
            <text:p>5 minutos</text:p>
          </table:table-cell>
          <table:table-cell office:value-type="currency" office:value="1.2790994623655916" table:formula="of:=[Hora_trabalhada.B20]/12" table:style-name="ce13">
            <text:p>R$ 1,28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Silhouette</text:p>
          </table:table-cell>
          <table:table-cell office:value-type="string" office:string-value="pc" table:formula="of:=VLOOKUP([.A3];[Estoque.$A$3:.I$140];3;0)" table:style-name="ce15">
            <text:p>pc</text:p>
          </table:table-cell>
          <table:table-cell office:value-type="float" office:value="1" table:formula="of:=VLOOKUP([.A3];[Estoque.$A$3:.J$140];2;0)" table:style-name="ce15">
            <text:p>1</text:p>
          </table:table-cell>
          <table:table-cell office:value-type="float" office:value="50000" table:formula="of:=VLOOKUP([.A3];[Estoque.$A$3:.K$140];8;0)" table:style-name="ce15">
            <text:p>50000</text:p>
          </table:table-cell>
          <table:table-cell office:value-type="currency" office:value="1270" table:formula="of:=VLOOKUP([.A3];[Estoque.$A$3:.K$140];6;0)" table:style-name="ce7">
            <text:p>R$ 1.270,00</text:p>
          </table:table-cell>
          <table:table-cell office:value-type="currency" office:value="2.5399999999999999E-2" table:formula="of:=VLOOKUP([.A3];[Estoque.$A$3:.K$140];9;0)" table:style-name="ce7">
            <text:p>R$ 0,03</text:p>
          </table:table-cell>
          <table:table-cell office:value-type="float" office:value="2" table:style-name="ce16">
            <text:p>2</text:p>
          </table:table-cell>
          <table:table-cell office:value-type="float" office:value="5.0799999999999998E-2" table:formula="of:=[.F3]*[.G3]" table:style-name="ce16">
            <text:p>0,0508</text:p>
          </table:table-cell>
          <table:table-cell table:style-name="ce6"/>
          <table:table-cell office:value-type="string" table:style-name="ce5">
            <text:p>Total de material</text:p>
          </table:table-cell>
          <table:table-cell office:value-type="currency" office:value="0" table:formula="of:=[.H26]+[.H42]+[.H50]+[.Q60]+[.Q42]+[.Q34]+[.Q26]" table:style-name="ce7">
            <text:p>R$ 0,00</text:p>
          </table:table-cell>
          <table:table-cell office:value-type="string" table:style-name="ce8">
            <text:p>Cortar</text:p>
          </table:table-cell>
          <table:table-cell office:value-type="time" office:time-value="PT0H40M0S" table:style-name="ce9">
            <text:p>00:40</text:p>
          </table:table-cell>
          <table:table-cell table:number-columns-repeated="2" table:style-name="ce10"/>
          <table:table-cell table:number-columns-repeated="2" table:style-name="ce6"/>
          <table:table-cell table:number-columns-repeated="2" table:style-name="ce1"/>
          <table:table-cell office:value-type="float" office:value="2" table:style-name="ce11">
            <text:p>2</text:p>
          </table:table-cell>
          <table:table-cell office:value-type="time" office:time-value="PT0H10M0S" table:style-name="ce12">
            <text:p>00:10</text:p>
          </table:table-cell>
          <table:table-cell office:value-type="string" table:style-name="ce5">
            <text:p>10 minutos</text:p>
          </table:table-cell>
          <table:table-cell office:value-type="currency" office:value="2.5581989247311832" table:formula="of:=[.$W$2]*[.T3]" table:style-name="ce13">
            <text:p>R$ 2,56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Lamina de corte shillhouete</text:p>
          </table:table-cell>
          <table:table-cell office:value-type="string" office:string-value="un" table:formula="of:=VLOOKUP([.A4];[Estoque.$A$3:.I$140];3;0)" table:style-name="ce15">
            <text:p>un</text:p>
          </table:table-cell>
          <table:table-cell office:value-type="float" office:value="1" table:formula="of:=VLOOKUP([.A4];[Estoque.$A$3:.J$140];2;0)" table:style-name="ce15">
            <text:p>1</text:p>
          </table:table-cell>
          <table:table-cell office:value-type="float" office:value="3000" table:formula="of:=VLOOKUP([.A4];[Estoque.$A$3:.K$140];8;0)" table:style-name="ce15">
            <text:p>3000</text:p>
          </table:table-cell>
          <table:table-cell office:value-type="currency" office:value="150" table:formula="of:=VLOOKUP([.A4];[Estoque.$A$3:.K$140];6;0)" table:style-name="ce7">
            <text:p>R$ 150,00</text:p>
          </table:table-cell>
          <table:table-cell office:value-type="currency" office:value="0.05" table:formula="of:=VLOOKUP([.A4];[Estoque.$A$3:.K$140];9;0)" table:style-name="ce7">
            <text:p>R$ 0,05</text:p>
          </table:table-cell>
          <table:table-cell office:value-type="float" office:value="2" table:style-name="ce16">
            <text:p>2</text:p>
          </table:table-cell>
          <table:table-cell office:value-type="float" office:value="0.1" table:formula="of:=[.F4]*[.G4]" table:style-name="ce16">
            <text:p>0,1</text:p>
          </table:table-cell>
          <table:table-cell table:style-name="ce6"/>
          <table:table-cell office:value-type="string" table:style-name="ce5">
            <text:p>Hora trabalhada</text:p>
          </table:table-cell>
          <table:table-cell office:value-type="string" table:content-validation-name="val9" table:style-name="ce17">
            <text:p>30 minutos</text:p>
          </table:table-cell>
          <table:table-cell office:value-type="string" table:style-name="ce8">
            <text:p>Montar</text:p>
          </table:table-cell>
          <table:table-cell office:value-type="time" office:time-value="PT0H40M0S" table:style-name="ce9">
            <text:p>00:40</text:p>
          </table:table-cell>
          <table:table-cell table:number-columns-repeated="2" table:style-name="ce10"/>
          <table:table-cell table:number-columns-repeated="2" table:style-name="ce6"/>
          <table:table-cell table:number-columns-repeated="2" table:style-name="ce1"/>
          <table:table-cell office:value-type="float" office:value="3" table:style-name="ce11">
            <text:p>3</text:p>
          </table:table-cell>
          <table:table-cell office:value-type="time" office:time-value="PT0H15M0S" table:style-name="ce12">
            <text:p>00:15</text:p>
          </table:table-cell>
          <table:table-cell office:value-type="string" table:style-name="ce5">
            <text:p>15 minutos</text:p>
          </table:table-cell>
          <table:table-cell office:value-type="currency" office:value="3.8372983870967747" table:formula="of:=[.$W$2]*[.T4]" table:style-name="ce13">
            <text:p>R$ 3,84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Multifulcional ecotank</text:p>
          </table:table-cell>
          <table:table-cell office:value-type="string" office:string-value="un" table:formula="of:=VLOOKUP([.A5];[Estoque.$A$3:.I$140];3;0)" table:style-name="ce15">
            <text:p>un</text:p>
          </table:table-cell>
          <table:table-cell office:value-type="float" office:value="1" table:formula="of:=VLOOKUP([.A5];[Estoque.$A$3:.J$140];2;0)" table:style-name="ce15">
            <text:p>1</text:p>
          </table:table-cell>
          <table:table-cell office:value-type="float" office:value="50000" table:formula="of:=VLOOKUP([.A5];[Estoque.$A$3:.K$140];8;0)" table:style-name="ce15">
            <text:p>50000</text:p>
          </table:table-cell>
          <table:table-cell office:value-type="currency" office:value="819" table:formula="of:=VLOOKUP([.A5];[Estoque.$A$3:.K$140];6;0)" table:style-name="ce7">
            <text:p>R$ 819,00</text:p>
          </table:table-cell>
          <table:table-cell office:value-type="currency" office:value="1.6379999999999999E-2" table:formula="of:=VLOOKUP([.A5];[Estoque.$A$3:.K$140];9;0)" table:style-name="ce7">
            <text:p>R$ 0,02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5]*[.G5]" table:style-name="ce16">
            <text:p>0</text:p>
          </table:table-cell>
          <table:table-cell table:style-name="ce6"/>
          <table:table-cell office:value-type="string" table:style-name="ce5">
            <text:p>Valor hora trabalhada</text:p>
          </table:table-cell>
          <table:table-cell office:value-type="currency" office:value="7.6745967741935495" table:formula="of:=VLOOKUP([.K4];[.V2:.W77];2;0)" table:style-name="ce7">
            <text:p>R$ 7,67</text:p>
          </table:table-cell>
          <table:table-cell office:value-type="string" table:style-name="ce8">
            <text:p>Embalar</text:p>
          </table:table-cell>
          <table:table-cell office:value-type="time" office:time-value="PT72H5M0S" table:style-name="ce9">
            <text:p>00:05</text:p>
          </table:table-cell>
          <table:table-cell table:number-columns-repeated="2" table:style-name="ce10"/>
          <table:table-cell table:number-columns-repeated="2" table:style-name="ce6"/>
          <table:table-cell table:number-columns-repeated="2" table:style-name="ce1"/>
          <table:table-cell office:value-type="float" office:value="4" table:style-name="ce11">
            <text:p>4</text:p>
          </table:table-cell>
          <table:table-cell office:value-type="time" office:time-value="PT0H20M0S" table:style-name="ce12">
            <text:p>00:20</text:p>
          </table:table-cell>
          <table:table-cell office:value-type="string" table:style-name="ce5">
            <text:p>20 minutos</text:p>
          </table:table-cell>
          <table:table-cell office:value-type="currency" office:value="5.1163978494623663" table:formula="of:=[.$W$2]*[.T5]" table:style-name="ce13">
            <text:p>R$ 5,12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Tinta 4 cores 500ml cada</text:p>
          </table:table-cell>
          <table:table-cell office:value-type="string" office:string-value="pc" table:formula="of:=VLOOKUP([.A6];[Estoque.$A$3:.I$140];3;0)" table:style-name="ce15">
            <text:p>pc</text:p>
          </table:table-cell>
          <table:table-cell office:value-type="float" office:value="5" table:formula="of:=VLOOKUP([.A6];[Estoque.$A$3:.J$140];2;0)" table:style-name="ce15">
            <text:p>5</text:p>
          </table:table-cell>
          <table:table-cell office:value-type="float" office:value="750" table:formula="of:=VLOOKUP([.A6];[Estoque.$A$3:.K$140];8;0)" table:style-name="ce15">
            <text:p>750</text:p>
          </table:table-cell>
          <table:table-cell office:value-type="currency" office:value="130" table:formula="of:=VLOOKUP([.A6];[Estoque.$A$3:.K$140];6;0)" table:style-name="ce7">
            <text:p>R$ 130,00</text:p>
          </table:table-cell>
          <table:table-cell office:value-type="currency" office:value="3.4666666666666665E-2" table:formula="of:=VLOOKUP([.A6];[Estoque.$A$3:.K$140];9;0)" table:style-name="ce7">
            <text:p>R$ 0,03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6]*[.G6]" table:style-name="ce16">
            <text:p>0</text:p>
          </table:table-cell>
          <table:table-cell table:style-name="ce6"/>
          <table:table-cell office:value-type="string" table:style-name="ce5">
            <text:p>Porcentagem de Lucro</text:p>
          </table:table-cell>
          <table:table-cell office:value-type="percentage" office:value="0.5" table:style-name="ce18">
            <text:p>50,00%</text:p>
          </table:table-cell>
          <table:table-cell office:value-type="string" table:style-name="ce19">
            <text:p>Soma do tempo</text:p>
          </table:table-cell>
          <table:table-cell office:value-type="time" office:time-value="PT74H45M0S" table:formula="of:=SUM([.M2:.M5])" table:style-name="ce20">
            <text:p>02:45</text:p>
          </table:table-cell>
          <table:table-cell table:number-columns-repeated="2" table:style-name="ce10"/>
          <table:table-cell table:number-columns-repeated="2" table:style-name="ce6"/>
          <table:table-cell table:number-columns-repeated="2" table:style-name="ce1"/>
          <table:table-cell office:value-type="float" office:value="5" table:style-name="ce11">
            <text:p>5</text:p>
          </table:table-cell>
          <table:table-cell office:value-type="time" office:time-value="PT0H25M0S" table:style-name="ce12">
            <text:p>00:25</text:p>
          </table:table-cell>
          <table:table-cell office:value-type="string" table:style-name="ce5">
            <text:p>25 minutos</text:p>
          </table:table-cell>
          <table:table-cell office:value-type="currency" office:value="6.3954973118279579" table:formula="of:=[.$W$2]*[.T6]" table:style-name="ce13">
            <text:p>R$ 6,40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Cartão de visitas</text:p>
          </table:table-cell>
          <table:table-cell office:value-type="string" office:string-value="un" table:formula="of:=VLOOKUP([.A7];[Estoque.$A$3:.I$140];3;0)" table:style-name="ce15">
            <text:p>un</text:p>
          </table:table-cell>
          <table:table-cell office:value-type="float" office:value="1" table:formula="of:=VLOOKUP([.A7];[Estoque.$A$3:.J$140];2;0)" table:style-name="ce15">
            <text:p>1</text:p>
          </table:table-cell>
          <table:table-cell office:value-type="float" office:value="1000" table:formula="of:=VLOOKUP([.A7];[Estoque.$A$3:.K$140];8;0)" table:style-name="ce15">
            <text:p>1000</text:p>
          </table:table-cell>
          <table:table-cell office:value-type="currency" office:value="36" table:formula="of:=VLOOKUP([.A7];[Estoque.$A$3:.K$140];6;0)" table:style-name="ce7">
            <text:p>R$ 36,00</text:p>
          </table:table-cell>
          <table:table-cell office:value-type="currency" office:value="3.5999999999999997E-2" table:formula="of:=VLOOKUP([.A7];[Estoque.$A$3:.K$140];9;0)" table:style-name="ce7">
            <text:p>R$ 0,04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7]*[.G7]" table:style-name="ce16">
            <text:p>0</text:p>
          </table:table-cell>
          <table:table-cell table:style-name="ce6"/>
          <table:table-cell office:value-type="string" table:style-name="ce21">
            <text:p>VENDA DEPOSITO</text:p>
          </table:table-cell>
          <table:table-cell office:value-type="currency" office:value="11.738095161290325" table:formula="of:=(([.K5]+[.K3]+[.K2])*[.K6])+[.K2]+[.K3]+[.K5]" table:style-name="ce22">
            <text:p>R$ 11,74</text:p>
          </table:table-cell>
          <table:table-cell office:value-type="string" table:style-name="ce21">
            <text:p>Qts Faz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Valor un.</text:p>
          </table:table-cell>
          <table:table-cell office:value-type="currency" office:value="5.8690475806451623" table:formula="of:=[.K7]/[.M7]" table:style-name="ce22">
            <text:p>R$ 5,87</text:p>
          </table:table-cell>
          <table:table-cell table:number-columns-repeated="2" table:style-name="ce6"/>
          <table:table-cell table:number-columns-repeated="2" table:style-name="ce1"/>
          <table:table-cell office:value-type="float" office:value="6" table:style-name="ce11">
            <text:p>6</text:p>
          </table:table-cell>
          <table:table-cell office:value-type="time" office:time-value="PT0H30M0S" table:style-name="ce12">
            <text:p>00:30</text:p>
          </table:table-cell>
          <table:table-cell office:value-type="string" table:style-name="ce5">
            <text:p>30 minutos</text:p>
          </table:table-cell>
          <table:table-cell office:value-type="currency" office:value="7.6745967741935495" table:formula="of:=[.$W$2]*[.T7]" table:style-name="ce13">
            <text:p>R$ 7,67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Guilhotina</text:p>
          </table:table-cell>
          <table:table-cell office:value-type="string" office:string-value="pc" table:formula="of:=VLOOKUP([.A8];[Estoque.$A$3:.I$140];3;0)" table:style-name="ce15">
            <text:p>pc</text:p>
          </table:table-cell>
          <table:table-cell office:value-type="float" office:value="1" table:formula="of:=VLOOKUP([.A8];[Estoque.$A$3:.J$140];2;0)" table:style-name="ce15">
            <text:p>1</text:p>
          </table:table-cell>
          <table:table-cell office:value-type="float" office:value="7000" table:formula="of:=VLOOKUP([.A8];[Estoque.$A$3:.K$140];8;0)" table:style-name="ce15">
            <text:p>7000</text:p>
          </table:table-cell>
          <table:table-cell office:value-type="currency" office:value="74.900000000000006" table:formula="of:=VLOOKUP([.A8];[Estoque.$A$3:.K$140];6;0)" table:style-name="ce7">
            <text:p>R$ 74,90</text:p>
          </table:table-cell>
          <table:table-cell office:value-type="currency" office:value="1.0700000000000001E-2" table:formula="of:=VLOOKUP([.A8];[Estoque.$A$3:.K$140];9;0)" table:style-name="ce7">
            <text:p>R$ 0,01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8]*[.G8]" table:style-name="ce16">
            <text:p>0</text:p>
          </table:table-cell>
          <table:table-cell table:style-name="ce6"/>
          <table:table-cell office:value-type="string" table:style-name="ce24">
            <text:p>ACRESCIMO ELO7</text:p>
          </table:table-cell>
          <table:table-cell office:value-type="percentage" office:value="0.18" table:style-name="ce25">
            <text:p>18,00%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2" table:style-name="ce6"/>
          <table:table-cell table:number-columns-repeated="2" table:style-name="ce1"/>
          <table:table-cell office:value-type="float" office:value="7" table:style-name="ce11">
            <text:p>7</text:p>
          </table:table-cell>
          <table:table-cell office:value-type="time" office:time-value="PT0H35M0S" table:style-name="ce12">
            <text:p>00:35</text:p>
          </table:table-cell>
          <table:table-cell office:value-type="string" table:style-name="ce5">
            <text:p>35 minutos</text:p>
          </table:table-cell>
          <table:table-cell office:value-type="currency" office:value="8.953696236559141" table:formula="of:=[.$W$2]*[.T8]" table:style-name="ce13">
            <text:p>R$ 8,95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Maquina de selar fita</text:p>
          </table:table-cell>
          <table:table-cell office:value-type="string" office:string-value="pc" table:formula="of:=VLOOKUP([.A9];[Estoque.$A$3:.I$140];3;0)" table:style-name="ce15">
            <text:p>pc</text:p>
          </table:table-cell>
          <table:table-cell office:value-type="float" office:value="1" table:formula="of:=VLOOKUP([.A9];[Estoque.$A$3:.J$140];2;0)" table:style-name="ce15">
            <text:p>1</text:p>
          </table:table-cell>
          <table:table-cell office:value-type="float" office:value="5000" table:formula="of:=VLOOKUP([.A9];[Estoque.$A$3:.K$140];8;0)" table:style-name="ce15">
            <text:p>5000</text:p>
          </table:table-cell>
          <table:table-cell office:value-type="currency" office:value="68.900000000000006" table:formula="of:=VLOOKUP([.A9];[Estoque.$A$3:.K$140];6;0)" table:style-name="ce7">
            <text:p>R$ 68,90</text:p>
          </table:table-cell>
          <table:table-cell office:value-type="currency" office:value="1.3780000000000001E-2" table:formula="of:=VLOOKUP([.A9];[Estoque.$A$3:.K$140];9;0)" table:style-name="ce7">
            <text:p>R$ 0,01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9]*[.G9]" table:style-name="ce16">
            <text:p>0</text:p>
          </table:table-cell>
          <table:table-cell table:style-name="ce6"/>
          <table:table-cell office:value-type="string" table:style-name="ce21">
            <text:p>VENDA ELO 7</text:p>
          </table:table-cell>
          <table:table-cell office:value-type="currency" office:value="13.850952290322583" table:formula="of:=[.K7]+([.K7]*[.K8])" table:style-name="ce22">
            <text:p>R$ 13,85</text:p>
          </table:table-cell>
          <table:table-cell office:value-type="string" table:style-name="ce21">
            <text:p>Qts Faz</text:p>
          </table:table-cell>
          <table:table-cell office:value-type="float" office:value="2" table:formula="of:=[.M7]" table:style-name="ce23">
            <text:p>2</text:p>
          </table:table-cell>
          <table:table-cell office:value-type="string" table:style-name="ce21">
            <text:p>Valor un.</text:p>
          </table:table-cell>
          <table:table-cell office:value-type="currency" office:value="6.9254761451612916" table:formula="of:=[.K9]/[.M9]" table:style-name="ce22">
            <text:p>R$ 6,93</text:p>
          </table:table-cell>
          <table:table-cell table:number-columns-repeated="2" table:style-name="ce6"/>
          <table:table-cell table:number-columns-repeated="2" table:style-name="ce1"/>
          <table:table-cell office:value-type="float" office:value="8" table:style-name="ce11">
            <text:p>8</text:p>
          </table:table-cell>
          <table:table-cell office:value-type="time" office:time-value="PT0H40M0S" table:style-name="ce12">
            <text:p>00:40</text:p>
          </table:table-cell>
          <table:table-cell office:value-type="string" table:style-name="ce5">
            <text:p>40 minutos</text:p>
          </table:table-cell>
          <table:table-cell office:value-type="currency" office:value="10.232795698924733" table:formula="of:=[.$W$2]*[.T9]" table:style-name="ce13">
            <text:p>R$ 10,23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Refiladora</text:p>
          </table:table-cell>
          <table:table-cell office:value-type="string" office:string-value="un" table:formula="of:=VLOOKUP([.A10];[Estoque.$A$3:.I$140];3;0)" table:style-name="ce15">
            <text:p>un</text:p>
          </table:table-cell>
          <table:table-cell office:value-type="float" office:value="1" table:formula="of:=VLOOKUP([.A10];[Estoque.$A$3:.J$140];2;0)" table:style-name="ce15">
            <text:p>1</text:p>
          </table:table-cell>
          <table:table-cell office:value-type="float" office:value="4000" table:formula="of:=VLOOKUP([.A10];[Estoque.$A$3:.K$140];8;0)" table:style-name="ce15">
            <text:p>4000</text:p>
          </table:table-cell>
          <table:table-cell office:value-type="currency" office:value="216" table:formula="of:=VLOOKUP([.A10];[Estoque.$A$3:.K$140];6;0)" table:style-name="ce7">
            <text:p>R$ 216,00</text:p>
          </table:table-cell>
          <table:table-cell office:value-type="currency" office:value="5.3999999999999999E-2" table:formula="of:=VLOOKUP([.A10];[Estoque.$A$3:.K$140];9;0)" table:style-name="ce7">
            <text:p>R$ 0,05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0]*[.G10]" table:style-name="ce16">
            <text:p>0</text:p>
          </table:table-cell>
          <table:table-cell table:style-name="ce6"/>
          <table:table-cell office:value-type="string" table:style-name="ce24">
            <text:p>ACRESCIMO PAGSEGURO</text:p>
          </table:table-cell>
          <table:table-cell office:value-type="percentage" office:value="0.08" table:style-name="ce25">
            <text:p>8,00%</text:p>
          </table:table-cell>
          <table:table-cell table:number-columns-spanned="4" table:number-rows-spanned="1" table:style-name="ce34"/>
          <table:covered-table-cell table:number-columns-repeated="3"/>
          <table:table-cell table:number-columns-repeated="2" table:style-name="ce6"/>
          <table:table-cell table:number-columns-repeated="2" table:style-name="ce1"/>
          <table:table-cell office:value-type="float" office:value="9" table:style-name="ce11">
            <text:p>9</text:p>
          </table:table-cell>
          <table:table-cell office:value-type="time" office:time-value="PT0H45M0S" table:style-name="ce12">
            <text:p>00:45</text:p>
          </table:table-cell>
          <table:table-cell office:value-type="string" table:style-name="ce5">
            <text:p>45 minutos</text:p>
          </table:table-cell>
          <table:table-cell office:value-type="currency" office:value="11.511895161290324" table:formula="of:=[.$W$2]*[.T10]" table:style-name="ce13">
            <text:p>R$ 11,51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Saco plastico 21x30cm liso 100 unidades</text:p>
          </table:table-cell>
          <table:table-cell office:value-type="string" office:string-value="un" table:formula="of:=VLOOKUP([.A11];[Estoque.$A$3:.I$140];3;0)" table:style-name="ce15">
            <text:p>un</text:p>
          </table:table-cell>
          <table:table-cell office:value-type="float" office:value="100" table:formula="of:=VLOOKUP([.A11];[Estoque.$A$3:.J$140];2;0)" table:style-name="ce15">
            <text:p>100</text:p>
          </table:table-cell>
          <table:table-cell office:value-type="float" office:value="1" table:formula="of:=VLOOKUP([.A11];[Estoque.$A$3:.K$140];8;0)" table:style-name="ce15">
            <text:p>1</text:p>
          </table:table-cell>
          <table:table-cell office:value-type="currency" office:value="7.25" table:formula="of:=VLOOKUP([.A11];[Estoque.$A$3:.K$140];6;0)" table:style-name="ce7">
            <text:p>R$ 7,25</text:p>
          </table:table-cell>
          <table:table-cell office:value-type="currency" office:value="7.2499999999999995E-2" table:formula="of:=VLOOKUP([.A11];[Estoque.$A$3:.K$140];9;0)" table:style-name="ce7">
            <text:p>R$ 0,07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1]*[.G11]" table:style-name="ce16">
            <text:p>0</text:p>
          </table:table-cell>
          <table:table-cell table:style-name="ce6"/>
          <table:table-cell office:value-type="string" table:style-name="ce21">
            <text:p>VENDA PAGSEGURO</text:p>
          </table:table-cell>
          <table:table-cell office:value-type="currency" office:value="12.67714277419355" table:formula="of:=[.K7]+([.K7]*[.K10])" table:style-name="ce22">
            <text:p>R$ 12,68</text:p>
          </table:table-cell>
          <table:table-cell office:value-type="string" table:style-name="ce21">
            <text:p>Qts Faz</text:p>
          </table:table-cell>
          <table:table-cell office:value-type="float" office:value="2" table:formula="of:=[.M7]" table:style-name="ce23">
            <text:p>2</text:p>
          </table:table-cell>
          <table:table-cell office:value-type="string" table:style-name="ce21">
            <text:p>Valor un.</text:p>
          </table:table-cell>
          <table:table-cell office:value-type="currency" office:value="6.338571387096775" table:formula="of:=[.K11]/[.M11]" table:style-name="ce22">
            <text:p>R$ 6,34</text:p>
          </table:table-cell>
          <table:table-cell table:number-columns-repeated="2" table:style-name="ce6"/>
          <table:table-cell table:number-columns-repeated="2" table:style-name="ce1"/>
          <table:table-cell office:value-type="float" office:value="10" table:style-name="ce11">
            <text:p>10</text:p>
          </table:table-cell>
          <table:table-cell office:value-type="time" office:time-value="PT0H50M0S" table:style-name="ce12">
            <text:p>00:50</text:p>
          </table:table-cell>
          <table:table-cell office:value-type="string" table:style-name="ce5">
            <text:p>50 minutos</text:p>
          </table:table-cell>
          <table:table-cell office:value-type="currency" office:value="12.790994623655916" table:formula="of:=[.$W$2]*[.T11]" table:style-name="ce13">
            <text:p>R$ 12,79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saco plastico 10x20cm liso 100 unidades</text:p>
          </table:table-cell>
          <table:table-cell office:value-type="string" office:string-value="un" table:formula="of:=VLOOKUP([.A12];[Estoque.$A$3:.I$140];3;0)" table:style-name="ce15">
            <text:p>un</text:p>
          </table:table-cell>
          <table:table-cell office:value-type="float" office:value="100" table:formula="of:=VLOOKUP([.A12];[Estoque.$A$3:.J$140];2;0)" table:style-name="ce15">
            <text:p>100</text:p>
          </table:table-cell>
          <table:table-cell office:value-type="float" office:value="1" table:formula="of:=VLOOKUP([.A12];[Estoque.$A$3:.K$140];8;0)" table:style-name="ce15">
            <text:p>1</text:p>
          </table:table-cell>
          <table:table-cell office:value-type="currency" office:value="3" table:formula="of:=VLOOKUP([.A12];[Estoque.$A$3:.K$140];6;0)" table:style-name="ce7">
            <text:p>R$ 3,00</text:p>
          </table:table-cell>
          <table:table-cell office:value-type="currency" office:value="0.03" table:formula="of:=VLOOKUP([.A12];[Estoque.$A$3:.K$140];9;0)" table:style-name="ce7">
            <text:p>R$ 0,03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2]*[.G12]" table:style-name="ce16">
            <text:p>0</text:p>
          </table:table-cell>
          <table:table-cell table:style-name="ce6"/>
          <table:table-cell table:number-columns-repeated="3" table:style-name="ce1"/>
          <table:table-cell table:style-name="ce26"/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office:value-type="float" office:value="11" table:style-name="ce11">
            <text:p>11</text:p>
          </table:table-cell>
          <table:table-cell office:value-type="time" office:time-value="PT0H55M0S" table:style-name="ce12">
            <text:p>00:55</text:p>
          </table:table-cell>
          <table:table-cell office:value-type="string" table:style-name="ce5">
            <text:p>55 minutos</text:p>
          </table:table-cell>
          <table:table-cell office:value-type="currency" office:value="14.070094086021507" table:formula="of:=[.$W$2]*[.T12]" table:style-name="ce13">
            <text:p>R$ 14,07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Caixa cupcake media 1 unidade</text:p>
          </table:table-cell>
          <table:table-cell office:value-type="string" office:string-value="un" table:formula="of:=VLOOKUP([.A13];[Estoque.$A$3:.I$140];3;0)" table:style-name="ce15">
            <text:p>un</text:p>
          </table:table-cell>
          <table:table-cell office:value-type="float" office:value="1" table:formula="of:=VLOOKUP([.A13];[Estoque.$A$3:.J$140];2;0)" table:style-name="ce15">
            <text:p>1</text:p>
          </table:table-cell>
          <table:table-cell office:value-type="float" office:value="1" table:formula="of:=VLOOKUP([.A13];[Estoque.$A$3:.K$140];8;0)" table:style-name="ce15">
            <text:p>1</text:p>
          </table:table-cell>
          <table:table-cell office:value-type="currency" office:value="3.6" table:formula="of:=VLOOKUP([.A13];[Estoque.$A$3:.K$140];6;0)" table:style-name="ce7">
            <text:p>R$ 3,60</text:p>
          </table:table-cell>
          <table:table-cell office:value-type="currency" office:value="3.6" table:formula="of:=VLOOKUP([.A13];[Estoque.$A$3:.K$140];9;0)" table:style-name="ce7">
            <text:p>R$ 3,6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3]*[.G13]" table:style-name="ce16">
            <text:p>0</text:p>
          </table:table-cell>
          <table:table-cell table:number-columns-repeated="2" table:style-name="ce6"/>
          <table:table-cell table:number-columns-repeated="2" table:style-name="ce1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12" table:style-name="ce11">
            <text:p>12</text:p>
          </table:table-cell>
          <table:table-cell office:value-type="time" office:time-value="PT1H0M0S" table:style-name="ce12">
            <text:p>01:00</text:p>
          </table:table-cell>
          <table:table-cell office:value-type="string" table:style-name="ce5">
            <text:p>1 hora</text:p>
          </table:table-cell>
          <table:table-cell office:value-type="currency" office:value="15.349193548387099" table:formula="of:=[.$W$2]*[.T13]" table:style-name="ce13">
            <text:p>R$ 15,35</text:p>
          </table:table-cell>
          <table:table-cell table:number-columns-repeated="16361"/>
        </table:table-row>
        <table:table-row table:style-name="ro3">
          <table:table-cell office:value-type="string" table:content-validation-name="val1" table:style-name="ce14">
            <text:p>0 – Caixa cupcake grande 1 unidade</text:p>
          </table:table-cell>
          <table:table-cell office:value-type="string" office:string-value="un" table:formula="of:=VLOOKUP([.A14];[Estoque.$A$3:.I$140];3;0)" table:style-name="ce15">
            <text:p>un</text:p>
          </table:table-cell>
          <table:table-cell office:value-type="float" office:value="1" table:formula="of:=VLOOKUP([.A14];[Estoque.$A$3:.J$140];2;0)" table:style-name="ce15">
            <text:p>1</text:p>
          </table:table-cell>
          <table:table-cell office:value-type="float" office:value="1" table:formula="of:=VLOOKUP([.A14];[Estoque.$A$3:.K$140];8;0)" table:style-name="ce15">
            <text:p>1</text:p>
          </table:table-cell>
          <table:table-cell office:value-type="currency" office:value="4.5" table:formula="of:=VLOOKUP([.A14];[Estoque.$A$3:.K$140];6;0)" table:style-name="ce7">
            <text:p>R$ 4,50</text:p>
          </table:table-cell>
          <table:table-cell office:value-type="currency" office:value="4.5" table:formula="of:=VLOOKUP([.A14];[Estoque.$A$3:.K$140];9;0)" table:style-name="ce7">
            <text:p>R$ 4,5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4]*[.G14]" table:style-name="ce16">
            <text:p>0</text:p>
          </table:table-cell>
          <table:table-cell table:number-columns-repeated="2" table:style-name="ce6"/>
          <table:table-cell table:number-columns-repeated="2" table:style-name="ce1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13" table:style-name="ce11">
            <text:p>13</text:p>
          </table:table-cell>
          <table:table-cell office:value-type="time" office:time-value="PT1H5M0S" table:style-name="ce12">
            <text:p>01:05</text:p>
          </table:table-cell>
          <table:table-cell office:value-type="string" table:style-name="ce28">
            <text:p>01:05 hora</text:p>
          </table:table-cell>
          <table:table-cell office:value-type="currency" office:value="16.628293010752692" table:formula="of:=[.$W$2]*[.T14]" table:style-name="ce13">
            <text:p>R$ 16,63</text:p>
          </table:table-cell>
          <table:table-cell table:number-columns-repeated="16361"/>
        </table:table-row>
        <table:table-row table:style-name="ro3">
          <table:table-cell office:value-type="string" table:number-columns-spanned="7" table:number-rows-spanned="1" table:style-name="ce35">
            <text:p>Soma das despesas</text:p>
          </table:table-cell>
          <table:covered-table-cell table:number-columns-repeated="6"/>
          <table:table-cell office:value-type="float" office:value="0.15079999999999999" table:formula="of:=SUM([.H3:.H14])" table:style-name="ce29">
            <text:p>0,1508</text:p>
          </table:table-cell>
          <table:table-cell table:number-columns-repeated="2" table:style-name="ce6"/>
          <table:table-cell table:number-columns-repeated="2" table:style-name="ce1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14" table:style-name="ce11">
            <text:p>14</text:p>
          </table:table-cell>
          <table:table-cell office:value-type="time" office:time-value="PT1H10M0S" table:style-name="ce12">
            <text:p>01:10</text:p>
          </table:table-cell>
          <table:table-cell office:value-type="string" table:style-name="ce5">
            <text:p>01:10 hora</text:p>
          </table:table-cell>
          <table:table-cell office:value-type="currency" office:value="17.907392473118282" table:formula="of:=[.$W$2]*[.T15]" table:style-name="ce13">
            <text:p>R$ 17,91</text:p>
          </table:table-cell>
          <table:table-cell table:number-columns-repeated="16361"/>
        </table:table-row>
        <table:table-row table:style-name="ro3">
          <table:table-cell table:number-columns-repeated="12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15" table:style-name="ce11">
            <text:p>15</text:p>
          </table:table-cell>
          <table:table-cell office:value-type="time" office:time-value="PT1H15M0S" table:style-name="ce12">
            <text:p>01:15</text:p>
          </table:table-cell>
          <table:table-cell office:value-type="string" table:style-name="ce5">
            <text:p>01:15 hora</text:p>
          </table:table-cell>
          <table:table-cell office:value-type="currency" office:value="19.186491935483872" table:formula="of:=[.$W$2]*[.T16]" table:style-name="ce13">
            <text:p>R$ 19,19</text:p>
          </table:table-cell>
          <table:table-cell table:number-columns-repeated="16361"/>
        </table:table-row>
        <table:table-row table:style-name="ro4">
          <table:table-cell office:value-type="string" table:number-columns-spanned="8" table:number-rows-spanned="1" table:style-name="ce36">
            <text:p>PAPEL</text:p>
          </table:table-cell>
          <table:covered-table-cell table:number-columns-repeated="7"/>
          <table:table-cell table:style-name="ce6"/>
          <table:table-cell office:value-type="string" table:number-columns-spanned="8" table:number-rows-spanned="1" table:style-name="ce37">
            <text:p>LEMBRANÇAS PARA PERSONALIZAR</text:p>
          </table:table-cell>
          <table:covered-table-cell table:number-columns-repeated="7"/>
          <table:table-cell table:number-columns-repeated="2" table:style-name="ce1"/>
          <table:table-cell office:value-type="float" office:value="16" table:style-name="ce11">
            <text:p>16</text:p>
          </table:table-cell>
          <table:table-cell office:value-type="time" office:time-value="PT1H20M0S" table:style-name="ce12">
            <text:p>01:20</text:p>
          </table:table-cell>
          <table:table-cell office:value-type="string" table:style-name="ce5">
            <text:p>01:20 hota</text:p>
          </table:table-cell>
          <table:table-cell office:value-type="currency" office:value="20.465591397849465" table:formula="of:=[.$W$2]*[.T17]" table:style-name="ce13">
            <text:p>R$ 20,47</text:p>
          </table:table-cell>
          <table:table-cell table:number-columns-repeated="1001" table:style-name="ce6"/>
          <table:table-cell table:number-columns-repeated="15360"/>
        </table:table-row>
        <table:table-row table:style-name="ro2"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style-name="ce6"/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17" table:style-name="ce11">
            <text:p>17</text:p>
          </table:table-cell>
          <table:table-cell office:value-type="time" office:time-value="PT1H25M0S" table:style-name="ce12">
            <text:p>01:25</text:p>
          </table:table-cell>
          <table:table-cell office:value-type="string" table:style-name="ce5">
            <text:p>01:25 hora</text:p>
          </table:table-cell>
          <table:table-cell office:value-type="currency" office:value="21.744690860215059" table:formula="of:=[.$W$2]*[.T18]" table:style-name="ce13">
            <text:p>R$ 21,74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19];[Estoque.$K$3:.$S$252];3;0)" table:style-name="ce15">
            <text:p>NADA</text:p>
          </table:table-cell>
          <table:table-cell office:value-type="float" office:value="1" table:formula="of:=VLOOKUP([.A19];[Estoque.$K$3:.$S$252];2;0)" table:style-name="ce15">
            <text:p>1</text:p>
          </table:table-cell>
          <table:table-cell office:value-type="float" office:value="1" table:formula="of:=VLOOKUP([.A19];[Estoque.$K$3:.$S$252];8;0)" table:style-name="ce15">
            <text:p>1</text:p>
          </table:table-cell>
          <table:table-cell office:value-type="currency" office:value="0" table:formula="of:=VLOOKUP([.A19];[Estoque.$K$3:.$S$252];6;0)" table:style-name="ce7">
            <text:p>R$ 0,00</text:p>
          </table:table-cell>
          <table:table-cell office:value-type="currency" office:value="0" table:formula="of:=VLOOKUP([.A19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19]*[.G19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19];[Estoque.$AE$3:.$AM$239];3;0)" table:style-name="ce15">
            <text:p>NADA</text:p>
          </table:table-cell>
          <table:table-cell office:value-type="float" office:value="1" table:formula="of:=VLOOKUP([.J19];[Estoque.$AE$3:.$AM$239];2;0)" table:style-name="ce15">
            <text:p>1</text:p>
          </table:table-cell>
          <table:table-cell office:value-type="float" office:value="1" table:formula="of:=VLOOKUP([.J19];[Estoque.$AE$3:.$AM$239];8;0)" table:style-name="ce15">
            <text:p>1</text:p>
          </table:table-cell>
          <table:table-cell office:value-type="currency" office:value="0" table:formula="of:=VLOOKUP([.J19];[Estoque.$AE$3:.$AM$239];6;0)" table:style-name="ce7">
            <text:p>R$ 0,00</text:p>
          </table:table-cell>
          <table:table-cell office:value-type="currency" office:value="0" table:formula="of:=VLOOKUP([.J19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19]*[.P19]" table:style-name="ce16">
            <text:p>0</text:p>
          </table:table-cell>
          <table:table-cell table:number-columns-repeated="2" table:style-name="ce1"/>
          <table:table-cell office:value-type="float" office:value="18" table:style-name="ce11">
            <text:p>18</text:p>
          </table:table-cell>
          <table:table-cell office:value-type="time" office:time-value="PT1H30M0S" table:style-name="ce12">
            <text:p>01:30</text:p>
          </table:table-cell>
          <table:table-cell office:value-type="string" table:style-name="ce28">
            <text:p>01:30 hora</text:p>
          </table:table-cell>
          <table:table-cell office:value-type="currency" office:value="23.023790322580648" table:formula="of:=[.$W$2]*[.T19]" table:style-name="ce13">
            <text:p>R$ 23,02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0];[Estoque.$K$3:.$S$252];3;0)" table:style-name="ce15">
            <text:p>NADA</text:p>
          </table:table-cell>
          <table:table-cell office:value-type="float" office:value="1" table:formula="of:=VLOOKUP([.A20];[Estoque.$K$3:.$S$252];2;0)" table:style-name="ce15">
            <text:p>1</text:p>
          </table:table-cell>
          <table:table-cell office:value-type="float" office:value="1" table:formula="of:=VLOOKUP([.A20];[Estoque.$K$3:.$S$252];8;0)" table:style-name="ce15">
            <text:p>1</text:p>
          </table:table-cell>
          <table:table-cell office:value-type="currency" office:value="0" table:formula="of:=VLOOKUP([.A20];[Estoque.$K$3:.$S$252];6;0)" table:style-name="ce7">
            <text:p>R$ 0,00</text:p>
          </table:table-cell>
          <table:table-cell office:value-type="currency" office:value="0" table:formula="of:=VLOOKUP([.A20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20]*[.G20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0];[Estoque.$AE$3:.$AM$239];3;0)" table:style-name="ce15">
            <text:p>NADA</text:p>
          </table:table-cell>
          <table:table-cell office:value-type="float" office:value="1" table:formula="of:=VLOOKUP([.J20];[Estoque.$AE$3:.$AM$239];2;0)" table:style-name="ce15">
            <text:p>1</text:p>
          </table:table-cell>
          <table:table-cell office:value-type="float" office:value="1" table:formula="of:=VLOOKUP([.J20];[Estoque.$AE$3:.$AM$239];8;0)" table:style-name="ce15">
            <text:p>1</text:p>
          </table:table-cell>
          <table:table-cell office:value-type="currency" office:value="0" table:formula="of:=VLOOKUP([.J20];[Estoque.$AE$3:.$AM$239];6;0)" table:style-name="ce7">
            <text:p>R$ 0,00</text:p>
          </table:table-cell>
          <table:table-cell office:value-type="currency" office:value="0" table:formula="of:=VLOOKUP([.J20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0]*[.P20]" table:style-name="ce16">
            <text:p>0</text:p>
          </table:table-cell>
          <table:table-cell table:number-columns-repeated="2" table:style-name="ce1"/>
          <table:table-cell office:value-type="float" office:value="19" table:style-name="ce11">
            <text:p>19</text:p>
          </table:table-cell>
          <table:table-cell office:value-type="time" office:time-value="PT1H35M0S" table:style-name="ce12">
            <text:p>01:35</text:p>
          </table:table-cell>
          <table:table-cell office:value-type="string" table:style-name="ce5">
            <text:p>01:35 hora</text:p>
          </table:table-cell>
          <table:table-cell office:value-type="currency" office:value="24.302889784946238" table:formula="of:=[.$W$2]*[.T20]" table:style-name="ce13">
            <text:p>R$ 24,30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1];[Estoque.$K$3:.$S$252];3;0)" table:style-name="ce15">
            <text:p>NADA</text:p>
          </table:table-cell>
          <table:table-cell office:value-type="float" office:value="1" table:formula="of:=VLOOKUP([.A21];[Estoque.$K$3:.$S$252];2;0)" table:style-name="ce15">
            <text:p>1</text:p>
          </table:table-cell>
          <table:table-cell office:value-type="float" office:value="1" table:formula="of:=VLOOKUP([.A21];[Estoque.$K$3:.$S$252];8;0)" table:style-name="ce15">
            <text:p>1</text:p>
          </table:table-cell>
          <table:table-cell office:value-type="currency" office:value="0" table:formula="of:=VLOOKUP([.A21];[Estoque.$K$3:.$S$252];6;0)" table:style-name="ce7">
            <text:p>R$ 0,00</text:p>
          </table:table-cell>
          <table:table-cell office:value-type="currency" office:value="0" table:formula="of:=VLOOKUP([.A21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21]*[.G21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1];[Estoque.$AE$3:.$AM$239];3;0)" table:style-name="ce15">
            <text:p>NADA</text:p>
          </table:table-cell>
          <table:table-cell office:value-type="float" office:value="1" table:formula="of:=VLOOKUP([.J21];[Estoque.$AE$3:.$AM$239];2;0)" table:style-name="ce15">
            <text:p>1</text:p>
          </table:table-cell>
          <table:table-cell office:value-type="float" office:value="1" table:formula="of:=VLOOKUP([.J21];[Estoque.$AE$3:.$AM$239];8;0)" table:style-name="ce15">
            <text:p>1</text:p>
          </table:table-cell>
          <table:table-cell office:value-type="currency" office:value="0" table:formula="of:=VLOOKUP([.J21];[Estoque.$AE$3:.$AM$239];6;0)" table:style-name="ce7">
            <text:p>R$ 0,00</text:p>
          </table:table-cell>
          <table:table-cell office:value-type="currency" office:value="0" table:formula="of:=VLOOKUP([.J21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1]*[.P21]" table:style-name="ce16">
            <text:p>0</text:p>
          </table:table-cell>
          <table:table-cell table:number-columns-repeated="2" table:style-name="ce1"/>
          <table:table-cell office:value-type="float" office:value="20" table:style-name="ce11">
            <text:p>20</text:p>
          </table:table-cell>
          <table:table-cell office:value-type="time" office:time-value="PT1H40M0S" table:style-name="ce12">
            <text:p>01:40</text:p>
          </table:table-cell>
          <table:table-cell office:value-type="string" table:style-name="ce5">
            <text:p>01:40 hoa</text:p>
          </table:table-cell>
          <table:table-cell office:value-type="currency" office:value="25.581989247311832" table:formula="of:=[.$W$2]*[.T21]" table:style-name="ce13">
            <text:p>R$ 25,58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2];[Estoque.$K$3:.$S$252];3;0)" table:style-name="ce15">
            <text:p>NADA</text:p>
          </table:table-cell>
          <table:table-cell office:value-type="float" office:value="1" table:formula="of:=VLOOKUP([.A22];[Estoque.$K$3:.$S$252];2;0)" table:style-name="ce15">
            <text:p>1</text:p>
          </table:table-cell>
          <table:table-cell office:value-type="float" office:value="1" table:formula="of:=VLOOKUP([.A22];[Estoque.$K$3:.$S$252];8;0)" table:style-name="ce15">
            <text:p>1</text:p>
          </table:table-cell>
          <table:table-cell office:value-type="currency" office:value="0" table:formula="of:=VLOOKUP([.A22];[Estoque.$K$3:.$S$252];6;0)" table:style-name="ce7">
            <text:p>R$ 0,00</text:p>
          </table:table-cell>
          <table:table-cell office:value-type="currency" office:value="0" table:formula="of:=VLOOKUP([.A22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22]*[.G22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2];[Estoque.$AE$3:.$AM$239];3;0)" table:style-name="ce15">
            <text:p>NADA</text:p>
          </table:table-cell>
          <table:table-cell office:value-type="float" office:value="1" table:formula="of:=VLOOKUP([.J22];[Estoque.$AE$3:.$AM$239];2;0)" table:style-name="ce15">
            <text:p>1</text:p>
          </table:table-cell>
          <table:table-cell office:value-type="float" office:value="1" table:formula="of:=VLOOKUP([.J22];[Estoque.$AE$3:.$AM$239];8;0)" table:style-name="ce15">
            <text:p>1</text:p>
          </table:table-cell>
          <table:table-cell office:value-type="currency" office:value="0" table:formula="of:=VLOOKUP([.J22];[Estoque.$AE$3:.$AM$239];6;0)" table:style-name="ce7">
            <text:p>R$ 0,00</text:p>
          </table:table-cell>
          <table:table-cell office:value-type="currency" office:value="0" table:formula="of:=VLOOKUP([.J22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2]*[.P22]" table:style-name="ce16">
            <text:p>0</text:p>
          </table:table-cell>
          <table:table-cell table:number-columns-repeated="2" table:style-name="ce1"/>
          <table:table-cell office:value-type="float" office:value="21" table:style-name="ce11">
            <text:p>21</text:p>
          </table:table-cell>
          <table:table-cell office:value-type="time" office:time-value="PT1H45M0S" table:style-name="ce12">
            <text:p>01:45</text:p>
          </table:table-cell>
          <table:table-cell office:value-type="string" table:style-name="ce5">
            <text:p>01:45 hora</text:p>
          </table:table-cell>
          <table:table-cell office:value-type="currency" office:value="26.861088709677425" table:formula="of:=[.$W$2]*[.T22]" table:style-name="ce13">
            <text:p>R$ 26,86</text:p>
          </table:table-cell>
          <table:table-cell table:number-columns-repeated="26" table:style-name="ce6"/>
          <table:table-cell office:value-type="string" table:style-name="ce6">
            <text:p><text:s/></text:p>
          </table:table-cell>
          <table:table-cell table:number-columns-repeated="16334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3];[Estoque.$K$3:.$S$252];3;0)" table:style-name="ce15">
            <text:p>NADA</text:p>
          </table:table-cell>
          <table:table-cell office:value-type="float" office:value="1" table:formula="of:=VLOOKUP([.A23];[Estoque.$K$3:.$S$252];2;0)" table:style-name="ce15">
            <text:p>1</text:p>
          </table:table-cell>
          <table:table-cell office:value-type="float" office:value="1" table:formula="of:=VLOOKUP([.A23];[Estoque.$K$3:.$S$252];8;0)" table:style-name="ce15">
            <text:p>1</text:p>
          </table:table-cell>
          <table:table-cell office:value-type="currency" office:value="0" table:formula="of:=VLOOKUP([.A23];[Estoque.$K$3:.$S$252];6;0)" table:style-name="ce7">
            <text:p>R$ 0,00</text:p>
          </table:table-cell>
          <table:table-cell office:value-type="currency" office:value="0" table:formula="of:=VLOOKUP([.A23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23]*[.G23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3];[Estoque.$AE$3:.$AM$239];3;0)" table:style-name="ce15">
            <text:p>NADA</text:p>
          </table:table-cell>
          <table:table-cell office:value-type="float" office:value="1" table:formula="of:=VLOOKUP([.J23];[Estoque.$AE$3:.$AM$239];2;0)" table:style-name="ce15">
            <text:p>1</text:p>
          </table:table-cell>
          <table:table-cell office:value-type="float" office:value="1" table:formula="of:=VLOOKUP([.J23];[Estoque.$AE$3:.$AM$239];8;0)" table:style-name="ce15">
            <text:p>1</text:p>
          </table:table-cell>
          <table:table-cell office:value-type="currency" office:value="0" table:formula="of:=VLOOKUP([.J23];[Estoque.$AE$3:.$AM$239];6;0)" table:style-name="ce7">
            <text:p>R$ 0,00</text:p>
          </table:table-cell>
          <table:table-cell office:value-type="currency" office:value="0" table:formula="of:=VLOOKUP([.J23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3]*[.P23]" table:style-name="ce16">
            <text:p>0</text:p>
          </table:table-cell>
          <table:table-cell table:number-columns-repeated="2" table:style-name="ce1"/>
          <table:table-cell office:value-type="float" office:value="22" table:style-name="ce11">
            <text:p>22</text:p>
          </table:table-cell>
          <table:table-cell office:value-type="time" office:time-value="PT1H50M0S" table:style-name="ce12">
            <text:p>01:50</text:p>
          </table:table-cell>
          <table:table-cell office:value-type="string" table:style-name="ce5">
            <text:p>01:50 hora</text:p>
          </table:table-cell>
          <table:table-cell office:value-type="currency" office:value="28.140188172043015" table:formula="of:=[.$W$2]*[.T23]" table:style-name="ce13">
            <text:p>R$ 28,14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4];[Estoque.$K$3:.$S$252];3;0)" table:style-name="ce15">
            <text:p>NADA</text:p>
          </table:table-cell>
          <table:table-cell office:value-type="float" office:value="1" table:formula="of:=VLOOKUP([.A24];[Estoque.$K$3:.$S$252];2;0)" table:style-name="ce15">
            <text:p>1</text:p>
          </table:table-cell>
          <table:table-cell office:value-type="float" office:value="1" table:formula="of:=VLOOKUP([.A24];[Estoque.$K$3:.$S$252];8;0)" table:style-name="ce15">
            <text:p>1</text:p>
          </table:table-cell>
          <table:table-cell office:value-type="currency" office:value="0" table:formula="of:=VLOOKUP([.A24];[Estoque.$K$3:.$S$252];6;0)" table:style-name="ce7">
            <text:p>R$ 0,00</text:p>
          </table:table-cell>
          <table:table-cell office:value-type="currency" office:value="0" table:formula="of:=VLOOKUP([.A24];[Estoque.$K$3:.$S$252];9;0)" table:style-name="ce7">
            <text:p>R$ 0,00</text:p>
          </table:table-cell>
          <table:table-cell office:value-type="float" office:value="2" table:style-name="ce16">
            <text:p>2</text:p>
          </table:table-cell>
          <table:table-cell office:value-type="float" office:value="0" table:formula="of:=[.F24]*[.G24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4];[Estoque.$AE$3:.$AM$239];3;0)" table:style-name="ce15">
            <text:p>NADA</text:p>
          </table:table-cell>
          <table:table-cell office:value-type="float" office:value="1" table:formula="of:=VLOOKUP([.J24];[Estoque.$AE$3:.$AM$239];2;0)" table:style-name="ce15">
            <text:p>1</text:p>
          </table:table-cell>
          <table:table-cell office:value-type="float" office:value="1" table:formula="of:=VLOOKUP([.J24];[Estoque.$AE$3:.$AM$239];8;0)" table:style-name="ce15">
            <text:p>1</text:p>
          </table:table-cell>
          <table:table-cell office:value-type="currency" office:value="0" table:formula="of:=VLOOKUP([.J24];[Estoque.$AE$3:.$AM$239];6;0)" table:style-name="ce7">
            <text:p>R$ 0,00</text:p>
          </table:table-cell>
          <table:table-cell office:value-type="currency" office:value="0" table:formula="of:=VLOOKUP([.J24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4]*[.P24]" table:style-name="ce16">
            <text:p>0</text:p>
          </table:table-cell>
          <table:table-cell table:number-columns-repeated="2" table:style-name="ce1"/>
          <table:table-cell office:value-type="float" office:value="23" table:style-name="ce11">
            <text:p>23</text:p>
          </table:table-cell>
          <table:table-cell office:value-type="time" office:time-value="PT1H55M0S" table:style-name="ce12">
            <text:p>01:55</text:p>
          </table:table-cell>
          <table:table-cell office:value-type="string" table:style-name="ce5">
            <text:p>01:55 hora</text:p>
          </table:table-cell>
          <table:table-cell office:value-type="currency" office:value="29.419287634408605" table:formula="of:=[.$W$2]*[.T24]" table:style-name="ce13">
            <text:p>R$ 29,42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2" table:style-name="ce14">
            <text:p>0 – ESCOLHER PRODUTOS</text:p>
          </table:table-cell>
          <table:table-cell office:value-type="string" office:string-value="NADA" table:formula="of:=VLOOKUP([.A25];[Estoque.$K$3:.$S$252];3;0)" table:style-name="ce15">
            <text:p>NADA</text:p>
          </table:table-cell>
          <table:table-cell office:value-type="float" office:value="1" table:formula="of:=VLOOKUP([.A25];[Estoque.$K$3:.$S$252];2;0)" table:style-name="ce15">
            <text:p>1</text:p>
          </table:table-cell>
          <table:table-cell office:value-type="float" office:value="1" table:formula="of:=VLOOKUP([.A25];[Estoque.$K$3:.$S$252];8;0)" table:style-name="ce15">
            <text:p>1</text:p>
          </table:table-cell>
          <table:table-cell office:value-type="currency" office:value="0" table:formula="of:=VLOOKUP([.A25];[Estoque.$K$3:.$S$252];6;0)" table:style-name="ce7">
            <text:p>R$ 0,00</text:p>
          </table:table-cell>
          <table:table-cell office:value-type="currency" office:value="0" table:formula="of:=VLOOKUP([.A25];[Estoque.$K$3:.$S$252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25]*[.G25]" table:style-name="ce16">
            <text:p>0</text:p>
          </table:table-cell>
          <table:table-cell table:style-name="ce6"/>
          <table:table-cell office:value-type="string" table:content-validation-name="val5" table:style-name="ce14">
            <text:p>0 – ESCOLHER PRODUTOS</text:p>
          </table:table-cell>
          <table:table-cell office:value-type="string" office:string-value="NADA" table:formula="of:=VLOOKUP([.J25];[Estoque.$AE$3:.$AM$239];3;0)" table:style-name="ce15">
            <text:p>NADA</text:p>
          </table:table-cell>
          <table:table-cell office:value-type="float" office:value="1" table:formula="of:=VLOOKUP([.J25];[Estoque.$AE$3:.$AM$239];2;0)" table:style-name="ce15">
            <text:p>1</text:p>
          </table:table-cell>
          <table:table-cell office:value-type="float" office:value="1" table:formula="of:=VLOOKUP([.J25];[Estoque.$AE$3:.$AM$239];8;0)" table:style-name="ce15">
            <text:p>1</text:p>
          </table:table-cell>
          <table:table-cell office:value-type="currency" office:value="0" table:formula="of:=VLOOKUP([.J25];[Estoque.$AE$3:.$AM$239];6;0)" table:style-name="ce7">
            <text:p>R$ 0,00</text:p>
          </table:table-cell>
          <table:table-cell office:value-type="currency" office:value="0" table:formula="of:=VLOOKUP([.J25];[Estoque.$AE$3:.$AM$239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25]*[.P25]" table:style-name="ce16">
            <text:p>0</text:p>
          </table:table-cell>
          <table:table-cell table:number-columns-repeated="2" table:style-name="ce1"/>
          <table:table-cell office:value-type="float" office:value="24" table:style-name="ce11">
            <text:p>24</text:p>
          </table:table-cell>
          <table:table-cell office:value-type="time" office:time-value="PT2H0M0S" table:style-name="ce12">
            <text:p>02:00</text:p>
          </table:table-cell>
          <table:table-cell office:value-type="string" table:style-name="ce5">
            <text:p>02:00 hora</text:p>
          </table:table-cell>
          <table:table-cell office:value-type="currency" office:value="30.698387096774198" table:formula="of:=[.$W$2]*[.T25]" table:style-name="ce13">
            <text:p>R$ 30,70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H19:.H25])" table:style-name="ce29">
            <text:p>0</text:p>
          </table:table-cell>
          <table:table-cell table:style-name="ce6"/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Q19:.Q25])" table:style-name="ce29">
            <text:p>0</text:p>
          </table:table-cell>
          <table:table-cell table:number-columns-repeated="2" table:style-name="ce1"/>
          <table:table-cell office:value-type="float" office:value="25" table:style-name="ce11">
            <text:p>25</text:p>
          </table:table-cell>
          <table:table-cell office:value-type="time" office:time-value="PT2H5M0S" table:style-name="ce12">
            <text:p>02:05</text:p>
          </table:table-cell>
          <table:table-cell office:value-type="string" table:style-name="ce5">
            <text:p>02:05 hora</text:p>
          </table:table-cell>
          <table:table-cell office:value-type="currency" office:value="31.977486559139791" table:formula="of:=[.$W$2]*[.T26]" table:style-name="ce13">
            <text:p>R$ 31,98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table:number-columns-repeated="8" table:style-name="ce1"/>
          <table:table-cell table:number-columns-repeated="4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26" table:style-name="ce11">
            <text:p>26</text:p>
          </table:table-cell>
          <table:table-cell office:value-type="time" office:time-value="PT2H10M0S" table:style-name="ce12">
            <text:p>02:10</text:p>
          </table:table-cell>
          <table:table-cell office:value-type="string" table:style-name="ce5">
            <text:p>02:10 hora</text:p>
          </table:table-cell>
          <table:table-cell office:value-type="currency" office:value="33.256586021505385" table:formula="of:=[.$W$2]*[.T27]" table:style-name="ce13">
            <text:p>R$ 33,26</text:p>
          </table:table-cell>
          <table:table-cell table:number-columns-repeated="1001" table:style-name="ce6"/>
          <table:table-cell table:number-columns-repeated="15360"/>
        </table:table-row>
        <table:table-row table:style-name="ro5">
          <table:table-cell office:value-type="string" table:number-columns-spanned="8" table:number-rows-spanned="1" table:style-name="ce37">
            <text:p>INSUMOS</text:p>
          </table:table-cell>
          <table:covered-table-cell table:number-columns-repeated="7"/>
          <table:table-cell table:style-name="ce6"/>
          <table:table-cell office:value-type="string" table:number-columns-spanned="8" table:number-rows-spanned="1" table:style-name="ce37">
            <text:p>LAMINAÇÃO</text:p>
          </table:table-cell>
          <table:covered-table-cell table:number-columns-repeated="7"/>
          <table:table-cell table:number-columns-repeated="2" table:style-name="ce1"/>
          <table:table-cell office:value-type="float" office:value="27" table:style-name="ce11">
            <text:p>27</text:p>
          </table:table-cell>
          <table:table-cell office:value-type="time" office:time-value="PT2H15M0S" table:style-name="ce12">
            <text:p>02:15</text:p>
          </table:table-cell>
          <table:table-cell office:value-type="string" table:style-name="ce5">
            <text:p>02:15 hora</text:p>
          </table:table-cell>
          <table:table-cell office:value-type="currency" office:value="34.535685483870971" table:formula="of:=[.$W$2]*[.T28]" table:style-name="ce13">
            <text:p>R$ 34,54</text:p>
          </table:table-cell>
          <table:table-cell table:number-columns-repeated="1001" table:style-name="ce6"/>
          <table:table-cell table:number-columns-repeated="15360"/>
        </table:table-row>
        <table:table-row table:style-name="ro2"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style-name="ce6"/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28" table:style-name="ce11">
            <text:p>28</text:p>
          </table:table-cell>
          <table:table-cell office:value-type="time" office:time-value="PT2H20M0S" table:style-name="ce12">
            <text:p>02:20</text:p>
          </table:table-cell>
          <table:table-cell office:value-type="string" table:style-name="ce5">
            <text:p>02:20 hora</text:p>
          </table:table-cell>
          <table:table-cell office:value-type="currency" office:value="35.814784946236564" table:formula="of:=[.$W$2]*[.T29]" table:style-name="ce13">
            <text:p>R$ 35,81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0];[Estoque.$AO$3:.$AW$230];3;0)" table:style-name="ce15">
            <text:p>NADA</text:p>
          </table:table-cell>
          <table:table-cell office:value-type="float" office:value="1" table:formula="of:=VLOOKUP([.A30];[Estoque.$AO$3:.$AW$230];2;0)" table:style-name="ce15">
            <text:p>1</text:p>
          </table:table-cell>
          <table:table-cell office:value-type="float" office:value="1" table:formula="of:=VLOOKUP([.A30];[Estoque.$AO$3:.$AW$230];8;0)" table:style-name="ce15">
            <text:p>1</text:p>
          </table:table-cell>
          <table:table-cell office:value-type="currency" office:value="0" table:formula="of:=VLOOKUP([.A30];[Estoque.$AO$3:.$AW$230];6;0)" table:style-name="ce7">
            <text:p>R$ 0,00</text:p>
          </table:table-cell>
          <table:table-cell office:value-type="currency" office:value="0" table:formula="of:=VLOOKUP([.A30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0]*[.G30]" table:style-name="ce16">
            <text:p>0</text:p>
          </table:table-cell>
          <table:table-cell table:style-name="ce6"/>
          <table:table-cell office:value-type="string" table:content-validation-name="val6" table:style-name="ce14">
            <text:p>0 – ESCOLHER PRODUTOS</text:p>
          </table:table-cell>
          <table:table-cell office:value-type="string" office:string-value="NADA" table:formula="of:=VLOOKUP([.J30];[Estoque.$BI$3:.$BQ$97];3;0)" table:style-name="ce15">
            <text:p>NADA</text:p>
          </table:table-cell>
          <table:table-cell office:value-type="float" office:value="1" table:formula="of:=VLOOKUP([.J30];[Estoque.$BI$3:.$BQ$97];2;0)" table:style-name="ce15">
            <text:p>1</text:p>
          </table:table-cell>
          <table:table-cell office:value-type="float" office:value="1" table:formula="of:=VLOOKUP([.J30];[Estoque.$BI$3:.$BQ$97];8;0)" table:style-name="ce15">
            <text:p>1</text:p>
          </table:table-cell>
          <table:table-cell office:value-type="currency" office:value="0" table:formula="of:=VLOOKUP([.J30];[Estoque.$BI$3:.$BQ$97];6;0)" table:style-name="ce7">
            <text:p>R$ 0,00</text:p>
          </table:table-cell>
          <table:table-cell office:value-type="currency" office:value="0" table:formula="of:=VLOOKUP([.J30];[Estoque.$BI$3:.$BQ$97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30]*[.P30]" table:style-name="ce16">
            <text:p>0</text:p>
          </table:table-cell>
          <table:table-cell table:number-columns-repeated="2" table:style-name="ce1"/>
          <table:table-cell office:value-type="float" office:value="29" table:style-name="ce11">
            <text:p>29</text:p>
          </table:table-cell>
          <table:table-cell office:value-type="time" office:time-value="PT2H25M0S" table:style-name="ce12">
            <text:p>02:25</text:p>
          </table:table-cell>
          <table:table-cell office:value-type="string" table:style-name="ce5">
            <text:p>02:25 hora</text:p>
          </table:table-cell>
          <table:table-cell office:value-type="currency" office:value="37.093884408602158" table:formula="of:=[.$W$2]*[.T30]" table:style-name="ce13">
            <text:p>R$ 37,09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1];[Estoque.$AO$3:.$AW$230];3;0)" table:style-name="ce15">
            <text:p>NADA</text:p>
          </table:table-cell>
          <table:table-cell office:value-type="float" office:value="1" table:formula="of:=VLOOKUP([.A31];[Estoque.$AO$3:.$AW$230];2;0)" table:style-name="ce15">
            <text:p>1</text:p>
          </table:table-cell>
          <table:table-cell office:value-type="float" office:value="1" table:formula="of:=VLOOKUP([.A31];[Estoque.$AO$3:.$AW$230];8;0)" table:style-name="ce15">
            <text:p>1</text:p>
          </table:table-cell>
          <table:table-cell office:value-type="currency" office:value="0" table:formula="of:=VLOOKUP([.A31];[Estoque.$AO$3:.$AW$230];6;0)" table:style-name="ce7">
            <text:p>R$ 0,00</text:p>
          </table:table-cell>
          <table:table-cell office:value-type="currency" office:value="0" table:formula="of:=VLOOKUP([.A31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1]*[.G31]" table:style-name="ce16">
            <text:p>0</text:p>
          </table:table-cell>
          <table:table-cell table:style-name="ce6"/>
          <table:table-cell office:value-type="string" table:content-validation-name="val6" table:style-name="ce14">
            <text:p>0 – ESCOLHER PRODUTOS</text:p>
          </table:table-cell>
          <table:table-cell office:value-type="string" office:string-value="NADA" table:formula="of:=VLOOKUP([.J31];[Estoque.$BI$3:.$BQ$97];3;0)" table:style-name="ce15">
            <text:p>NADA</text:p>
          </table:table-cell>
          <table:table-cell office:value-type="float" office:value="1" table:formula="of:=VLOOKUP([.J31];[Estoque.$BI$3:.$BQ$97];2;0)" table:style-name="ce15">
            <text:p>1</text:p>
          </table:table-cell>
          <table:table-cell office:value-type="float" office:value="1" table:formula="of:=VLOOKUP([.J31];[Estoque.$BI$3:.$BQ$97];8;0)" table:style-name="ce15">
            <text:p>1</text:p>
          </table:table-cell>
          <table:table-cell office:value-type="currency" office:value="0" table:formula="of:=VLOOKUP([.J31];[Estoque.$BI$3:.$BQ$97];6;0)" table:style-name="ce7">
            <text:p>R$ 0,00</text:p>
          </table:table-cell>
          <table:table-cell office:value-type="currency" office:value="0" table:formula="of:=VLOOKUP([.J31];[Estoque.$BI$3:.$BQ$97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31]*[.P31]" table:style-name="ce16">
            <text:p>0</text:p>
          </table:table-cell>
          <table:table-cell table:number-columns-repeated="2" table:style-name="ce1"/>
          <table:table-cell office:value-type="float" office:value="30" table:style-name="ce11">
            <text:p>30</text:p>
          </table:table-cell>
          <table:table-cell office:value-type="time" office:time-value="PT2H30M0S" table:style-name="ce12">
            <text:p>02:30</text:p>
          </table:table-cell>
          <table:table-cell office:value-type="string" table:style-name="ce5">
            <text:p>02:30 hora</text:p>
          </table:table-cell>
          <table:table-cell office:value-type="currency" office:value="38.372983870967744" table:formula="of:=[.$W$2]*[.T31]" table:style-name="ce13">
            <text:p>R$ 38,37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2];[Estoque.$AO$3:.$AW$230];3;0)" table:style-name="ce15">
            <text:p>NADA</text:p>
          </table:table-cell>
          <table:table-cell office:value-type="float" office:value="1" table:formula="of:=VLOOKUP([.A32];[Estoque.$AO$3:.$AW$230];2;0)" table:style-name="ce15">
            <text:p>1</text:p>
          </table:table-cell>
          <table:table-cell office:value-type="float" office:value="1" table:formula="of:=VLOOKUP([.A32];[Estoque.$AO$3:.$AW$230];8;0)" table:style-name="ce15">
            <text:p>1</text:p>
          </table:table-cell>
          <table:table-cell office:value-type="currency" office:value="0" table:formula="of:=VLOOKUP([.A32];[Estoque.$AO$3:.$AW$230];6;0)" table:style-name="ce7">
            <text:p>R$ 0,00</text:p>
          </table:table-cell>
          <table:table-cell office:value-type="currency" office:value="0" table:formula="of:=VLOOKUP([.A32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2]*[.G32]" table:style-name="ce16">
            <text:p>0</text:p>
          </table:table-cell>
          <table:table-cell table:style-name="ce6"/>
          <table:table-cell office:value-type="string" table:content-validation-name="val6" table:style-name="ce14">
            <text:p>0 – ESCOLHER PRODUTOS</text:p>
          </table:table-cell>
          <table:table-cell office:value-type="string" office:string-value="NADA" table:formula="of:=VLOOKUP([.J32];[Estoque.$BI$3:.$BQ$97];3;0)" table:style-name="ce15">
            <text:p>NADA</text:p>
          </table:table-cell>
          <table:table-cell office:value-type="float" office:value="1" table:formula="of:=VLOOKUP([.J32];[Estoque.$BI$3:.$BQ$97];2;0)" table:style-name="ce15">
            <text:p>1</text:p>
          </table:table-cell>
          <table:table-cell office:value-type="float" office:value="1" table:formula="of:=VLOOKUP([.J32];[Estoque.$BI$3:.$BQ$97];8;0)" table:style-name="ce15">
            <text:p>1</text:p>
          </table:table-cell>
          <table:table-cell office:value-type="currency" office:value="0" table:formula="of:=VLOOKUP([.J32];[Estoque.$BI$3:.$BQ$97];6;0)" table:style-name="ce7">
            <text:p>R$ 0,00</text:p>
          </table:table-cell>
          <table:table-cell office:value-type="currency" office:value="0" table:formula="of:=VLOOKUP([.J32];[Estoque.$BI$3:.$BQ$97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32]*[.P32]" table:style-name="ce16">
            <text:p>0</text:p>
          </table:table-cell>
          <table:table-cell table:number-columns-repeated="2" table:style-name="ce1"/>
          <table:table-cell office:value-type="float" office:value="31" table:style-name="ce11">
            <text:p>31</text:p>
          </table:table-cell>
          <table:table-cell office:value-type="time" office:time-value="PT2H35M0S" table:style-name="ce12">
            <text:p>02:35</text:p>
          </table:table-cell>
          <table:table-cell office:value-type="time" office:time-value="PT2H35M0S" table:style-name="ce28">
            <text:p>02:35:00</text:p>
          </table:table-cell>
          <table:table-cell office:value-type="currency" office:value="39.652083333333337" table:formula="of:=[.$W$2]*[.T32]" table:style-name="ce13">
            <text:p>R$ 39,65</text:p>
          </table:table-cell>
          <table:table-cell table:number-columns-repeated="1001" table:style-name="ce6"/>
          <table:table-cell table:number-columns-repeated="15360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3];[Estoque.$AO$3:.$AW$230];3;0)" table:style-name="ce15">
            <text:p>NADA</text:p>
          </table:table-cell>
          <table:table-cell office:value-type="float" office:value="1" table:formula="of:=VLOOKUP([.A33];[Estoque.$AO$3:.$AW$230];2;0)" table:style-name="ce15">
            <text:p>1</text:p>
          </table:table-cell>
          <table:table-cell office:value-type="float" office:value="1" table:formula="of:=VLOOKUP([.A33];[Estoque.$AO$3:.$AW$230];8;0)" table:style-name="ce15">
            <text:p>1</text:p>
          </table:table-cell>
          <table:table-cell office:value-type="currency" office:value="0" table:formula="of:=VLOOKUP([.A33];[Estoque.$AO$3:.$AW$230];6;0)" table:style-name="ce7">
            <text:p>R$ 0,00</text:p>
          </table:table-cell>
          <table:table-cell office:value-type="currency" office:value="0" table:formula="of:=VLOOKUP([.A33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3]*[.G33]" table:style-name="ce16">
            <text:p>0</text:p>
          </table:table-cell>
          <table:table-cell table:style-name="ce6"/>
          <table:table-cell office:value-type="string" table:content-validation-name="val6" table:style-name="ce14">
            <text:p>0 – ESCOLHER PRODUTOS</text:p>
          </table:table-cell>
          <table:table-cell office:value-type="string" office:string-value="NADA" table:formula="of:=VLOOKUP([.J33];[Estoque.$BI$3:.$BQ$97];3;0)" table:style-name="ce15">
            <text:p>NADA</text:p>
          </table:table-cell>
          <table:table-cell office:value-type="float" office:value="1" table:formula="of:=VLOOKUP([.J33];[Estoque.$BI$3:.$BQ$97];2;0)" table:style-name="ce15">
            <text:p>1</text:p>
          </table:table-cell>
          <table:table-cell office:value-type="float" office:value="1" table:formula="of:=VLOOKUP([.J33];[Estoque.$BI$3:.$BQ$97];8;0)" table:style-name="ce15">
            <text:p>1</text:p>
          </table:table-cell>
          <table:table-cell office:value-type="currency" office:value="0" table:formula="of:=VLOOKUP([.J33];[Estoque.$BI$3:.$BQ$97];6;0)" table:style-name="ce7">
            <text:p>R$ 0,00</text:p>
          </table:table-cell>
          <table:table-cell office:value-type="currency" office:value="0" table:formula="of:=VLOOKUP([.J33];[Estoque.$BI$3:.$BQ$97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33]*[.P33]" table:style-name="ce16">
            <text:p>0</text:p>
          </table:table-cell>
          <table:table-cell table:number-columns-repeated="2" table:style-name="ce1"/>
          <table:table-cell office:value-type="float" office:value="32" table:style-name="ce11">
            <text:p>32</text:p>
          </table:table-cell>
          <table:table-cell office:value-type="time" office:time-value="PT2H40M0S" table:style-name="ce12">
            <text:p>02:40</text:p>
          </table:table-cell>
          <table:table-cell office:value-type="string" table:style-name="ce5">
            <text:p>02:40 hora</text:p>
          </table:table-cell>
          <table:table-cell office:value-type="currency" office:value="40.93118279569893" table:formula="of:=[.$W$2]*[.T33]" table:style-name="ce13">
            <text:p>R$ 40,93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4];[Estoque.$AO$3:.$AW$230];3;0)" table:style-name="ce15">
            <text:p>NADA</text:p>
          </table:table-cell>
          <table:table-cell office:value-type="float" office:value="1" table:formula="of:=VLOOKUP([.A34];[Estoque.$AO$3:.$AW$230];2;0)" table:style-name="ce15">
            <text:p>1</text:p>
          </table:table-cell>
          <table:table-cell office:value-type="float" office:value="1" table:formula="of:=VLOOKUP([.A34];[Estoque.$AO$3:.$AW$230];8;0)" table:style-name="ce15">
            <text:p>1</text:p>
          </table:table-cell>
          <table:table-cell office:value-type="currency" office:value="0" table:formula="of:=VLOOKUP([.A34];[Estoque.$AO$3:.$AW$230];6;0)" table:style-name="ce7">
            <text:p>R$ 0,00</text:p>
          </table:table-cell>
          <table:table-cell office:value-type="currency" office:value="0" table:formula="of:=VLOOKUP([.A34];[Estoque.$AO$3:.$AW$230];9;0)" table:style-name="ce7">
            <text:p>R$ 0,00</text:p>
          </table:table-cell>
          <table:table-cell office:value-type="float" office:value="1" table:style-name="ce16">
            <text:p>1</text:p>
          </table:table-cell>
          <table:table-cell office:value-type="float" office:value="0" table:formula="of:=[.F34]*[.G34]" table:style-name="ce16">
            <text:p>0</text:p>
          </table:table-cell>
          <table:table-cell table:style-name="ce6"/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Q30:.Q33])" table:style-name="ce29">
            <text:p>0</text:p>
          </table:table-cell>
          <table:table-cell table:number-columns-repeated="2" table:style-name="ce1"/>
          <table:table-cell office:value-type="float" office:value="33" table:style-name="ce11">
            <text:p>33</text:p>
          </table:table-cell>
          <table:table-cell office:value-type="time" office:time-value="PT2H45M0S" table:style-name="ce12">
            <text:p>02:45</text:p>
          </table:table-cell>
          <table:table-cell office:value-type="string" table:style-name="ce5">
            <text:p>02:45 hora</text:p>
          </table:table-cell>
          <table:table-cell office:value-type="currency" office:value="42.210282258064524" table:formula="of:=[.$W$2]*[.T34]" table:style-name="ce13">
            <text:p>R$ 42,21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5];[Estoque.$AO$3:.$AW$230];3;0)" table:style-name="ce15">
            <text:p>NADA</text:p>
          </table:table-cell>
          <table:table-cell office:value-type="float" office:value="1" table:formula="of:=VLOOKUP([.A35];[Estoque.$AO$3:.$AW$230];2;0)" table:style-name="ce15">
            <text:p>1</text:p>
          </table:table-cell>
          <table:table-cell office:value-type="float" office:value="1" table:formula="of:=VLOOKUP([.A35];[Estoque.$AO$3:.$AW$230];8;0)" table:style-name="ce15">
            <text:p>1</text:p>
          </table:table-cell>
          <table:table-cell office:value-type="currency" office:value="0" table:formula="of:=VLOOKUP([.A35];[Estoque.$AO$3:.$AW$230];6;0)" table:style-name="ce7">
            <text:p>R$ 0,00</text:p>
          </table:table-cell>
          <table:table-cell office:value-type="currency" office:value="0" table:formula="of:=VLOOKUP([.A35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5]*[.G35]" table:style-name="ce16">
            <text:p>0</text:p>
          </table:table-cell>
          <table:table-cell table:style-name="ce6"/>
          <table:table-cell table:number-columns-repeated="10" table:style-name="ce1"/>
          <table:table-cell office:value-type="float" office:value="34" table:style-name="ce11">
            <text:p>34</text:p>
          </table:table-cell>
          <table:table-cell office:value-type="time" office:time-value="PT2H50M0S" table:style-name="ce12">
            <text:p>02:50</text:p>
          </table:table-cell>
          <table:table-cell office:value-type="string" table:style-name="ce5">
            <text:p>02:50 hora</text:p>
          </table:table-cell>
          <table:table-cell office:value-type="currency" office:value="43.489381720430117" table:formula="of:=[.$W$2]*[.T35]" table:style-name="ce13">
            <text:p>R$ 43,49</text:p>
          </table:table-cell>
          <table:table-cell table:number-columns-repeated="16361"/>
        </table:table-row>
        <table:table-row table:style-name="ro5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6];[Estoque.$AO$3:.$AW$230];3;0)" table:style-name="ce15">
            <text:p>NADA</text:p>
          </table:table-cell>
          <table:table-cell office:value-type="float" office:value="1" table:formula="of:=VLOOKUP([.A36];[Estoque.$AO$3:.$AW$230];2;0)" table:style-name="ce15">
            <text:p>1</text:p>
          </table:table-cell>
          <table:table-cell office:value-type="float" office:value="1" table:formula="of:=VLOOKUP([.A36];[Estoque.$AO$3:.$AW$230];8;0)" table:style-name="ce15">
            <text:p>1</text:p>
          </table:table-cell>
          <table:table-cell office:value-type="currency" office:value="0" table:formula="of:=VLOOKUP([.A36];[Estoque.$AO$3:.$AW$230];6;0)" table:style-name="ce7">
            <text:p>R$ 0,00</text:p>
          </table:table-cell>
          <table:table-cell office:value-type="currency" office:value="0" table:formula="of:=VLOOKUP([.A36];[Estoque.$AO$3:.$AW$230];9;0)" table:style-name="ce7">
            <text:p>R$ 0,00</text:p>
          </table:table-cell>
          <table:table-cell office:value-type="float" office:value="10" table:style-name="ce16">
            <text:p>10</text:p>
          </table:table-cell>
          <table:table-cell office:value-type="float" office:value="0" table:formula="of:=[.F36]*[.G36]" table:style-name="ce16">
            <text:p>0</text:p>
          </table:table-cell>
          <table:table-cell table:style-name="ce6"/>
          <table:table-cell office:value-type="string" table:number-columns-spanned="8" table:number-rows-spanned="1" table:style-name="ce37">
            <text:p>COLAS</text:p>
          </table:table-cell>
          <table:covered-table-cell table:number-columns-repeated="7"/>
          <table:table-cell table:number-columns-repeated="2" table:style-name="ce1"/>
          <table:table-cell office:value-type="float" office:value="35" table:style-name="ce11">
            <text:p>35</text:p>
          </table:table-cell>
          <table:table-cell office:value-type="time" office:time-value="PT2H55M0S" table:style-name="ce12">
            <text:p>02:55</text:p>
          </table:table-cell>
          <table:table-cell office:value-type="string" table:style-name="ce5">
            <text:p>02:55 hora</text:p>
          </table:table-cell>
          <table:table-cell office:value-type="currency" office:value="44.768481182795703" table:formula="of:=[.$W$2]*[.T36]" table:style-name="ce13">
            <text:p>R$ 44,77</text:p>
          </table:table-cell>
          <table:table-cell table:number-columns-repeated="16361"/>
        </table:table-row>
        <table:table-row table:style-name="ro2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7];[Estoque.$AO$3:.$AW$230];3;0)" table:style-name="ce15">
            <text:p>NADA</text:p>
          </table:table-cell>
          <table:table-cell office:value-type="float" office:value="1" table:formula="of:=VLOOKUP([.A37];[Estoque.$AO$3:.$AW$230];2;0)" table:style-name="ce15">
            <text:p>1</text:p>
          </table:table-cell>
          <table:table-cell office:value-type="float" office:value="1" table:formula="of:=VLOOKUP([.A37];[Estoque.$AO$3:.$AW$230];8;0)" table:style-name="ce15">
            <text:p>1</text:p>
          </table:table-cell>
          <table:table-cell office:value-type="currency" office:value="0" table:formula="of:=VLOOKUP([.A37];[Estoque.$AO$3:.$AW$230];6;0)" table:style-name="ce7">
            <text:p>R$ 0,00</text:p>
          </table:table-cell>
          <table:table-cell office:value-type="currency" office:value="0" table:formula="of:=VLOOKUP([.A37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7]*[.G37]" table:style-name="ce16">
            <text:p>0</text:p>
          </table:table-cell>
          <table:table-cell table:style-name="ce6"/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36" table:style-name="ce11">
            <text:p>36</text:p>
          </table:table-cell>
          <table:table-cell office:value-type="time" office:time-value="PT3H0M0S" table:style-name="ce12">
            <text:p>03:00</text:p>
          </table:table-cell>
          <table:table-cell office:value-type="string" table:style-name="ce5">
            <text:p>03:00 hora</text:p>
          </table:table-cell>
          <table:table-cell office:value-type="currency" office:value="46.047580645161297" table:formula="of:=[.$W$2]*[.T37]" table:style-name="ce13">
            <text:p>R$ 46,05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8];[Estoque.$AO$3:.$AW$230];3;0)" table:style-name="ce15">
            <text:p>NADA</text:p>
          </table:table-cell>
          <table:table-cell office:value-type="float" office:value="1" table:formula="of:=VLOOKUP([.A38];[Estoque.$AO$3:.$AW$230];2;0)" table:style-name="ce15">
            <text:p>1</text:p>
          </table:table-cell>
          <table:table-cell office:value-type="float" office:value="1" table:formula="of:=VLOOKUP([.A38];[Estoque.$AO$3:.$AW$230];8;0)" table:style-name="ce15">
            <text:p>1</text:p>
          </table:table-cell>
          <table:table-cell office:value-type="currency" office:value="0" table:formula="of:=VLOOKUP([.A38];[Estoque.$AO$3:.$AW$230];6;0)" table:style-name="ce7">
            <text:p>R$ 0,00</text:p>
          </table:table-cell>
          <table:table-cell office:value-type="currency" office:value="0" table:formula="of:=VLOOKUP([.A38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8]*[.G38]" table:style-name="ce16">
            <text:p>0</text:p>
          </table:table-cell>
          <table:table-cell table:style-name="ce6"/>
          <table:table-cell office:value-type="string" table:content-validation-name="val7" table:style-name="ce14">
            <text:p>0 – ESCOLHER PRODUTOS</text:p>
          </table:table-cell>
          <table:table-cell office:value-type="string" office:string-value="NADA" table:formula="of:=VLOOKUP([.J38];[Estoque.BS$3:.$CA$188];3;0)" table:style-name="ce15">
            <text:p>NADA</text:p>
          </table:table-cell>
          <table:table-cell office:value-type="float" office:value="1" table:formula="of:=VLOOKUP([.J38];[Estoque.BS$3:.$CA$188];2;0)" table:style-name="ce15">
            <text:p>1</text:p>
          </table:table-cell>
          <table:table-cell office:value-type="float" office:value="1" table:formula="of:=VLOOKUP([.J38];[Estoque.BS$3:.$CA$188];8;0)" table:style-name="ce15">
            <text:p>1</text:p>
          </table:table-cell>
          <table:table-cell office:value-type="currency" office:value="0" table:formula="of:=VLOOKUP([.J38];[Estoque.BS$3:.$CA$188];6;0)" table:style-name="ce7">
            <text:p>R$ 0,00</text:p>
          </table:table-cell>
          <table:table-cell office:value-type="currency" office:value="0" table:formula="of:=VLOOKUP([.J38];[Estoque.BS$3:.$CA$188];9;0)" table:style-name="ce7">
            <text:p>R$ 0,00</text:p>
          </table:table-cell>
          <table:table-cell office:value-type="float" office:value="1" table:style-name="ce16">
            <text:p>1</text:p>
          </table:table-cell>
          <table:table-cell office:value-type="float" office:value="0" table:formula="of:=[.O38]*[.P38]" table:style-name="ce16">
            <text:p>0</text:p>
          </table:table-cell>
          <table:table-cell table:number-columns-repeated="2" table:style-name="ce1"/>
          <table:table-cell office:value-type="float" office:value="37" table:style-name="ce11">
            <text:p>37</text:p>
          </table:table-cell>
          <table:table-cell office:value-type="time" office:time-value="PT3H5M0S" table:style-name="ce12">
            <text:p>03:05</text:p>
          </table:table-cell>
          <table:table-cell office:value-type="string" table:style-name="ce5">
            <text:p>03:05 hora</text:p>
          </table:table-cell>
          <table:table-cell office:value-type="currency" office:value="47.32668010752689" table:formula="of:=[.$W$2]*[.T38]" table:style-name="ce13">
            <text:p>R$ 47,33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39];[Estoque.$AO$3:.$AW$230];3;0)" table:style-name="ce15">
            <text:p>NADA</text:p>
          </table:table-cell>
          <table:table-cell office:value-type="float" office:value="1" table:formula="of:=VLOOKUP([.A39];[Estoque.$AO$3:.$AW$230];2;0)" table:style-name="ce15">
            <text:p>1</text:p>
          </table:table-cell>
          <table:table-cell office:value-type="float" office:value="1" table:formula="of:=VLOOKUP([.A39];[Estoque.$AO$3:.$AW$230];8;0)" table:style-name="ce15">
            <text:p>1</text:p>
          </table:table-cell>
          <table:table-cell office:value-type="currency" office:value="0" table:formula="of:=VLOOKUP([.A39];[Estoque.$AO$3:.$AW$230];6;0)" table:style-name="ce7">
            <text:p>R$ 0,00</text:p>
          </table:table-cell>
          <table:table-cell office:value-type="currency" office:value="0" table:formula="of:=VLOOKUP([.A39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39]*[.G39]" table:style-name="ce16">
            <text:p>0</text:p>
          </table:table-cell>
          <table:table-cell table:style-name="ce6"/>
          <table:table-cell office:value-type="string" table:content-validation-name="val7" table:style-name="ce14">
            <text:p>0 – ESCOLHER PRODUTOS</text:p>
          </table:table-cell>
          <table:table-cell office:value-type="string" office:string-value="NADA" table:formula="of:=VLOOKUP([.J39];[Estoque.BS$3:.$CA$188];3;0)" table:style-name="ce15">
            <text:p>NADA</text:p>
          </table:table-cell>
          <table:table-cell office:value-type="float" office:value="1" table:formula="of:=VLOOKUP([.J39];[Estoque.BS$3:.$CA$188];2;0)" table:style-name="ce15">
            <text:p>1</text:p>
          </table:table-cell>
          <table:table-cell office:value-type="float" office:value="1" table:formula="of:=VLOOKUP([.J39];[Estoque.BS$3:.$CA$188];8;0)" table:style-name="ce15">
            <text:p>1</text:p>
          </table:table-cell>
          <table:table-cell office:value-type="currency" office:value="0" table:formula="of:=VLOOKUP([.J39];[Estoque.BS$3:.$CA$188];6;0)" table:style-name="ce7">
            <text:p>R$ 0,00</text:p>
          </table:table-cell>
          <table:table-cell office:value-type="currency" office:value="0" table:formula="of:=VLOOKUP([.J39];[Estoque.BS$3:.$CA$188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39]*[.P39]" table:style-name="ce16">
            <text:p>0</text:p>
          </table:table-cell>
          <table:table-cell table:number-columns-repeated="2" table:style-name="ce1"/>
          <table:table-cell office:value-type="float" office:value="38" table:style-name="ce11">
            <text:p>38</text:p>
          </table:table-cell>
          <table:table-cell office:value-type="time" office:time-value="PT3H10M0S" table:style-name="ce12">
            <text:p>03:10</text:p>
          </table:table-cell>
          <table:table-cell office:value-type="string" table:style-name="ce5">
            <text:p>03:10 hora</text:p>
          </table:table-cell>
          <table:table-cell office:value-type="currency" office:value="48.605779569892476" table:formula="of:=[.$W$2]*[.T39]" table:style-name="ce13">
            <text:p>R$ 48,61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40];[Estoque.$AO$3:.$AW$230];3;0)" table:style-name="ce15">
            <text:p>NADA</text:p>
          </table:table-cell>
          <table:table-cell office:value-type="float" office:value="1" table:formula="of:=VLOOKUP([.A40];[Estoque.$AO$3:.$AW$230];2;0)" table:style-name="ce15">
            <text:p>1</text:p>
          </table:table-cell>
          <table:table-cell office:value-type="float" office:value="1" table:formula="of:=VLOOKUP([.A40];[Estoque.$AO$3:.$AW$230];8;0)" table:style-name="ce15">
            <text:p>1</text:p>
          </table:table-cell>
          <table:table-cell office:value-type="currency" office:value="0" table:formula="of:=VLOOKUP([.A40];[Estoque.$AO$3:.$AW$230];6;0)" table:style-name="ce7">
            <text:p>R$ 0,00</text:p>
          </table:table-cell>
          <table:table-cell office:value-type="currency" office:value="0" table:formula="of:=VLOOKUP([.A40];[Estoque.$AO$3:.$AW$230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40]*[.G40]" table:style-name="ce16">
            <text:p>0</text:p>
          </table:table-cell>
          <table:table-cell table:style-name="ce6"/>
          <table:table-cell office:value-type="string" table:content-validation-name="val7" table:style-name="ce14">
            <text:p>0 – ESCOLHER PRODUTOS</text:p>
          </table:table-cell>
          <table:table-cell office:value-type="string" office:string-value="NADA" table:formula="of:=VLOOKUP([.J40];[Estoque.BS$3:.$CA$188];3;0)" table:style-name="ce15">
            <text:p>NADA</text:p>
          </table:table-cell>
          <table:table-cell office:value-type="float" office:value="1" table:formula="of:=VLOOKUP([.J40];[Estoque.BS$3:.$CA$188];2;0)" table:style-name="ce15">
            <text:p>1</text:p>
          </table:table-cell>
          <table:table-cell office:value-type="float" office:value="1" table:formula="of:=VLOOKUP([.J40];[Estoque.BS$3:.$CA$188];8;0)" table:style-name="ce15">
            <text:p>1</text:p>
          </table:table-cell>
          <table:table-cell office:value-type="currency" office:value="0" table:formula="of:=VLOOKUP([.J40];[Estoque.BS$3:.$CA$188];6;0)" table:style-name="ce7">
            <text:p>R$ 0,00</text:p>
          </table:table-cell>
          <table:table-cell office:value-type="currency" office:value="0" table:formula="of:=VLOOKUP([.J40];[Estoque.BS$3:.$CA$188];9;0)" table:style-name="ce7">
            <text:p>R$ 0,00</text:p>
          </table:table-cell>
          <table:table-cell office:value-type="float" office:value="1" table:style-name="ce16">
            <text:p>1</text:p>
          </table:table-cell>
          <table:table-cell office:value-type="float" office:value="0" table:formula="of:=[.O40]*[.P40]" table:style-name="ce16">
            <text:p>0</text:p>
          </table:table-cell>
          <table:table-cell table:number-columns-repeated="2" table:style-name="ce1"/>
          <table:table-cell office:value-type="float" office:value="39" table:style-name="ce11">
            <text:p>39</text:p>
          </table:table-cell>
          <table:table-cell office:value-type="time" office:time-value="PT3H15M0S" table:style-name="ce12">
            <text:p>03:15</text:p>
          </table:table-cell>
          <table:table-cell office:value-type="string" table:style-name="ce5">
            <text:p>03:15 hora</text:p>
          </table:table-cell>
          <table:table-cell office:value-type="currency" office:value="49.88487903225807" table:formula="of:=[.$W$2]*[.T40]" table:style-name="ce13">
            <text:p>R$ 49,88</text:p>
          </table:table-cell>
          <table:table-cell table:number-columns-repeated="16361"/>
        </table:table-row>
        <table:table-row table:style-name="ro3">
          <table:table-cell office:value-type="string" table:content-validation-name="val3" table:style-name="ce14">
            <text:p>0 – ESCOLHER PRODUTOS</text:p>
          </table:table-cell>
          <table:table-cell office:value-type="string" office:string-value="NADA" table:formula="of:=VLOOKUP([.A41];[Estoque.$AO$3:.$AW$230];3;0)" table:style-name="ce15">
            <text:p>NADA</text:p>
          </table:table-cell>
          <table:table-cell office:value-type="float" office:value="1" table:formula="of:=VLOOKUP([.A41];[Estoque.$AO$3:.$AW$230];2;0)" table:style-name="ce15">
            <text:p>1</text:p>
          </table:table-cell>
          <table:table-cell office:value-type="float" office:value="1" table:formula="of:=VLOOKUP([.A41];[Estoque.$AO$3:.$AW$230];8;0)" table:style-name="ce15">
            <text:p>1</text:p>
          </table:table-cell>
          <table:table-cell office:value-type="currency" office:value="0" table:formula="of:=VLOOKUP([.A41];[Estoque.$AO$3:.$AW$230];6;0)" table:style-name="ce7">
            <text:p>R$ 0,00</text:p>
          </table:table-cell>
          <table:table-cell office:value-type="currency" office:value="0" table:formula="of:=VLOOKUP([.A41];[Estoque.$AO$3:.$AW$230];9;0)" table:style-name="ce7">
            <text:p>R$ 0,00</text:p>
          </table:table-cell>
          <table:table-cell office:value-type="float" office:value="15" table:style-name="ce16">
            <text:p>15</text:p>
          </table:table-cell>
          <table:table-cell office:value-type="float" office:value="0" table:formula="of:=[.F41]*[.G41]" table:style-name="ce16">
            <text:p>0</text:p>
          </table:table-cell>
          <table:table-cell table:style-name="ce6"/>
          <table:table-cell office:value-type="string" table:content-validation-name="val7" table:style-name="ce14">
            <text:p>0 – ESCOLHER PRODUTOS</text:p>
          </table:table-cell>
          <table:table-cell office:value-type="string" office:string-value="NADA" table:formula="of:=VLOOKUP([.J41];[Estoque.BS$3:.$CA$188];3;0)" table:style-name="ce15">
            <text:p>NADA</text:p>
          </table:table-cell>
          <table:table-cell office:value-type="float" office:value="1" table:formula="of:=VLOOKUP([.J41];[Estoque.BS$3:.$CA$188];2;0)" table:style-name="ce15">
            <text:p>1</text:p>
          </table:table-cell>
          <table:table-cell office:value-type="float" office:value="1" table:formula="of:=VLOOKUP([.J41];[Estoque.BS$3:.$CA$188];8;0)" table:style-name="ce15">
            <text:p>1</text:p>
          </table:table-cell>
          <table:table-cell office:value-type="currency" office:value="0" table:formula="of:=VLOOKUP([.J41];[Estoque.BS$3:.$CA$188];6;0)" table:style-name="ce7">
            <text:p>R$ 0,00</text:p>
          </table:table-cell>
          <table:table-cell office:value-type="currency" office:value="0" table:formula="of:=VLOOKUP([.J41];[Estoque.BS$3:.$CA$188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41]*[.P41]" table:style-name="ce16">
            <text:p>0</text:p>
          </table:table-cell>
          <table:table-cell table:number-columns-repeated="2" table:style-name="ce1"/>
          <table:table-cell office:value-type="float" office:value="40" table:style-name="ce11">
            <text:p>40</text:p>
          </table:table-cell>
          <table:table-cell office:value-type="time" office:time-value="PT3H20M0S" table:style-name="ce12">
            <text:p>03:20</text:p>
          </table:table-cell>
          <table:table-cell office:value-type="string" table:style-name="ce5">
            <text:p>03:20 hora</text:p>
          </table:table-cell>
          <table:table-cell office:value-type="currency" office:value="51.163978494623663" table:formula="of:=[.$W$2]*[.T41]" table:style-name="ce13">
            <text:p>R$ 51,16</text:p>
          </table:table-cell>
          <table:table-cell table:number-columns-repeated="16361"/>
        </table:table-row>
        <table:table-row table:style-name="ro3"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H30:.H41])" table:style-name="ce29">
            <text:p>0</text:p>
          </table:table-cell>
          <table:table-cell table:style-name="ce6"/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Q38:.Q41])" table:style-name="ce29">
            <text:p>0</text:p>
          </table:table-cell>
          <table:table-cell table:number-columns-repeated="2" table:style-name="ce1"/>
          <table:table-cell office:value-type="float" office:value="41" table:style-name="ce11">
            <text:p>41</text:p>
          </table:table-cell>
          <table:table-cell office:value-type="time" office:time-value="PT3H25M0S" table:style-name="ce12">
            <text:p>03:25</text:p>
          </table:table-cell>
          <table:table-cell office:value-type="string" table:style-name="ce5">
            <text:p>03:25 hora</text:p>
          </table:table-cell>
          <table:table-cell office:value-type="currency" office:value="52.443077956989256" table:formula="of:=[.$W$2]*[.T42]" table:style-name="ce13">
            <text:p>R$ 52,44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number-columns-repeated="4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42" table:style-name="ce11">
            <text:p>42</text:p>
          </table:table-cell>
          <table:table-cell office:value-type="time" office:time-value="PT3H30M0S" table:style-name="ce12">
            <text:p>03:30</text:p>
          </table:table-cell>
          <table:table-cell office:value-type="string" table:style-name="ce5">
            <text:p>03:30 hora</text:p>
          </table:table-cell>
          <table:table-cell office:value-type="currency" office:value="53.72217741935485" table:formula="of:=[.$W$2]*[.T43]" table:style-name="ce13">
            <text:p>R$ 53,72</text:p>
          </table:table-cell>
          <table:table-cell table:number-columns-repeated="16361"/>
        </table:table-row>
        <table:table-row table:style-name="ro5">
          <table:table-cell office:value-type="string" table:number-columns-spanned="8" table:number-rows-spanned="1" table:style-name="ce37">
            <text:p>WIRE-O</text:p>
          </table:table-cell>
          <table:covered-table-cell table:number-columns-repeated="7"/>
          <table:table-cell table:style-name="ce6"/>
          <table:table-cell office:value-type="string" table:number-columns-spanned="8" table:number-rows-spanned="1" table:style-name="ce37">
            <text:p>DOCES</text:p>
          </table:table-cell>
          <table:covered-table-cell table:number-columns-repeated="7"/>
          <table:table-cell table:number-columns-repeated="2" table:style-name="ce1"/>
          <table:table-cell office:value-type="float" office:value="43" table:style-name="ce11">
            <text:p>43</text:p>
          </table:table-cell>
          <table:table-cell office:value-type="time" office:time-value="PT3H35M0S" table:style-name="ce12">
            <text:p>03:35</text:p>
          </table:table-cell>
          <table:table-cell office:value-type="string" table:style-name="ce5">
            <text:p>03:35 hora</text:p>
          </table:table-cell>
          <table:table-cell office:value-type="currency" office:value="55.001276881720436" table:formula="of:=[.$W$2]*[.T44]" table:style-name="ce13">
            <text:p>R$ 55,00</text:p>
          </table:table-cell>
          <table:table-cell table:number-columns-repeated="16361"/>
        </table:table-row>
        <table:table-row table:style-name="ro2"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style-name="ce6"/>
          <table:table-cell office:value-type="string" table:style-name="ce3">
            <text:p>Material</text:p>
          </table:table-cell>
          <table:table-cell office:value-type="string" table:style-name="ce4">
            <text:p>Medida</text:p>
          </table:table-cell>
          <table:table-cell office:value-type="string" table:style-name="ce4">
            <text:p>Quantidade</text:p>
          </table:table-cell>
          <table:table-cell office:value-type="string" table:style-name="ce5">
            <text:p>Quantos Faz</text:p>
          </table:table-cell>
          <table:table-cell office:value-type="string" table:style-name="ce5">
            <text:p>Valor Pago</text:p>
          </table:table-cell>
          <table:table-cell office:value-type="string" table:style-name="ce5">
            <text:p>Valor Unit.</text:p>
          </table:table-cell>
          <table:table-cell office:value-type="string" table:style-name="ce4">
            <text:p>Peças Utilizadas</text:p>
          </table:table-cell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44" table:style-name="ce11">
            <text:p>44</text:p>
          </table:table-cell>
          <table:table-cell office:value-type="time" office:time-value="PT3H40M0S" table:style-name="ce12">
            <text:p>03:40</text:p>
          </table:table-cell>
          <table:table-cell office:value-type="string" table:style-name="ce5">
            <text:p>03:40 hora</text:p>
          </table:table-cell>
          <table:table-cell office:value-type="currency" office:value="56.280376344086029" table:formula="of:=[.$W$2]*[.T45]" table:style-name="ce13">
            <text:p>R$ 56,28</text:p>
          </table:table-cell>
          <table:table-cell table:number-columns-repeated="16361"/>
        </table:table-row>
        <table:table-row table:style-name="ro3">
          <table:table-cell office:value-type="string" table:content-validation-name="val4" table:style-name="ce14">
            <text:p>0 – ESCOLHER PRODUTOS</text:p>
          </table:table-cell>
          <table:table-cell office:value-type="string" office:string-value="NADA" table:formula="of:=VLOOKUP([.A46];[Estoque.$AY$3:.$BG$124];3;0)" table:style-name="ce15">
            <text:p>NADA</text:p>
          </table:table-cell>
          <table:table-cell office:value-type="float" office:value="1" table:formula="of:=VLOOKUP([.A46];[Estoque.$AY$3:.$BG$124];2;0)" table:style-name="ce15">
            <text:p>1</text:p>
          </table:table-cell>
          <table:table-cell office:value-type="float" office:value="1" table:formula="of:=VLOOKUP([.A46];[Estoque.$AY$3:.$BG$124];8;0)" table:style-name="ce15">
            <text:p>1</text:p>
          </table:table-cell>
          <table:table-cell office:value-type="currency" office:value="0" table:formula="of:=VLOOKUP([.A46];[Estoque.$AY$3:.$BG$124];6;0)" table:style-name="ce7">
            <text:p>R$ 0,00</text:p>
          </table:table-cell>
          <table:table-cell office:value-type="currency" office:value="0" table:formula="of:=VLOOKUP([.A46];[Estoque.$AY$3:.$BG$12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46]*[.G46]" table:style-name="ce16">
            <text:p>0</text:p>
          </table:table-cell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46];[Estoque.$U$3:.$AC$264];3;0)" table:style-name="ce15">
            <text:p>NADA</text:p>
          </table:table-cell>
          <table:table-cell office:value-type="float" office:value="1" table:formula="of:=VLOOKUP([.J46];[Estoque.$U$3:.$AC$264];2;0)" table:style-name="ce15">
            <text:p>1</text:p>
          </table:table-cell>
          <table:table-cell office:value-type="float" office:value="1" table:formula="of:=VLOOKUP([.J46];[Estoque.$U$3:.$AC$264];8;0)" table:style-name="ce15">
            <text:p>1</text:p>
          </table:table-cell>
          <table:table-cell office:value-type="currency" office:value="0" table:formula="of:=VLOOKUP([.J46];[Estoque.$U$3:.$AC$264];6;0)" table:style-name="ce7">
            <text:p>R$ 0,00</text:p>
          </table:table-cell>
          <table:table-cell office:value-type="currency" office:value="0" table:formula="of:=VLOOKUP([.J46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46]*[.P46]" table:style-name="ce16">
            <text:p>0</text:p>
          </table:table-cell>
          <table:table-cell table:number-columns-repeated="2" table:style-name="ce1"/>
          <table:table-cell office:value-type="float" office:value="45" table:style-name="ce11">
            <text:p>45</text:p>
          </table:table-cell>
          <table:table-cell office:value-type="time" office:time-value="PT3H45M0S" table:style-name="ce12">
            <text:p>03:45</text:p>
          </table:table-cell>
          <table:table-cell office:value-type="string" table:style-name="ce5">
            <text:p>03:45 hora</text:p>
          </table:table-cell>
          <table:table-cell office:value-type="currency" office:value="57.559475806451623" table:formula="of:=[.$W$2]*[.T46]" table:style-name="ce13">
            <text:p>R$ 57,56</text:p>
          </table:table-cell>
          <table:table-cell table:number-columns-repeated="16361"/>
        </table:table-row>
        <table:table-row table:style-name="ro3">
          <table:table-cell office:value-type="string" table:content-validation-name="val4" table:style-name="ce14">
            <text:p>0 – ESCOLHER PRODUTOS</text:p>
          </table:table-cell>
          <table:table-cell office:value-type="string" office:string-value="NADA" table:formula="of:=VLOOKUP([.A47];[Estoque.$AY$3:.$BG$124];3;0)" table:style-name="ce15">
            <text:p>NADA</text:p>
          </table:table-cell>
          <table:table-cell office:value-type="float" office:value="1" table:formula="of:=VLOOKUP([.A47];[Estoque.$AY$3:.$BG$124];2;0)" table:style-name="ce15">
            <text:p>1</text:p>
          </table:table-cell>
          <table:table-cell office:value-type="float" office:value="1" table:formula="of:=VLOOKUP([.A47];[Estoque.$AY$3:.$BG$124];8;0)" table:style-name="ce15">
            <text:p>1</text:p>
          </table:table-cell>
          <table:table-cell office:value-type="currency" office:value="0" table:formula="of:=VLOOKUP([.A47];[Estoque.$AY$3:.$BG$124];6;0)" table:style-name="ce7">
            <text:p>R$ 0,00</text:p>
          </table:table-cell>
          <table:table-cell office:value-type="currency" office:value="0" table:formula="of:=VLOOKUP([.A47];[Estoque.$AY$3:.$BG$12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47]*[.G47]" table:style-name="ce16">
            <text:p>0</text:p>
          </table:table-cell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47];[Estoque.$U$3:.$AC$264];3;0)" table:style-name="ce15">
            <text:p>NADA</text:p>
          </table:table-cell>
          <table:table-cell office:value-type="float" office:value="1" table:formula="of:=VLOOKUP([.J47];[Estoque.$U$3:.$AC$264];2;0)" table:style-name="ce15">
            <text:p>1</text:p>
          </table:table-cell>
          <table:table-cell office:value-type="float" office:value="1" table:formula="of:=VLOOKUP([.J47];[Estoque.$U$3:.$AC$264];8;0)" table:style-name="ce15">
            <text:p>1</text:p>
          </table:table-cell>
          <table:table-cell office:value-type="currency" office:value="0" table:formula="of:=VLOOKUP([.J47];[Estoque.$U$3:.$AC$264];6;0)" table:style-name="ce7">
            <text:p>R$ 0,00</text:p>
          </table:table-cell>
          <table:table-cell office:value-type="currency" office:value="0" table:formula="of:=VLOOKUP([.J47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47]*[.P47]" table:style-name="ce16">
            <text:p>0</text:p>
          </table:table-cell>
          <table:table-cell table:number-columns-repeated="2" table:style-name="ce1"/>
          <table:table-cell office:value-type="float" office:value="46" table:style-name="ce11">
            <text:p>46</text:p>
          </table:table-cell>
          <table:table-cell office:value-type="time" office:time-value="PT3H50M0S" table:style-name="ce12">
            <text:p>03:50</text:p>
          </table:table-cell>
          <table:table-cell office:value-type="string" table:style-name="ce5">
            <text:p>03:50 hora</text:p>
          </table:table-cell>
          <table:table-cell office:value-type="currency" office:value="58.838575268817209" table:formula="of:=[.$W$2]*[.T47]" table:style-name="ce13">
            <text:p>R$ 58,84</text:p>
          </table:table-cell>
          <table:table-cell table:number-columns-repeated="16361"/>
        </table:table-row>
        <table:table-row table:style-name="ro3">
          <table:table-cell office:value-type="string" table:content-validation-name="val4" table:style-name="ce14">
            <text:p>0 – ESCOLHER PRODUTOS</text:p>
          </table:table-cell>
          <table:table-cell office:value-type="string" office:string-value="NADA" table:formula="of:=VLOOKUP([.A48];[Estoque.$AY$3:.$BG$124];3;0)" table:style-name="ce15">
            <text:p>NADA</text:p>
          </table:table-cell>
          <table:table-cell office:value-type="float" office:value="1" table:formula="of:=VLOOKUP([.A48];[Estoque.$AY$3:.$BG$124];2;0)" table:style-name="ce15">
            <text:p>1</text:p>
          </table:table-cell>
          <table:table-cell office:value-type="float" office:value="1" table:formula="of:=VLOOKUP([.A48];[Estoque.$AY$3:.$BG$124];8;0)" table:style-name="ce15">
            <text:p>1</text:p>
          </table:table-cell>
          <table:table-cell office:value-type="currency" office:value="0" table:formula="of:=VLOOKUP([.A48];[Estoque.$AY$3:.$BG$124];6;0)" table:style-name="ce7">
            <text:p>R$ 0,00</text:p>
          </table:table-cell>
          <table:table-cell office:value-type="currency" office:value="0" table:formula="of:=VLOOKUP([.A48];[Estoque.$AY$3:.$BG$12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48]*[.G48]" table:style-name="ce16">
            <text:p>0</text:p>
          </table:table-cell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48];[Estoque.$U$3:.$AC$264];3;0)" table:style-name="ce15">
            <text:p>NADA</text:p>
          </table:table-cell>
          <table:table-cell office:value-type="float" office:value="1" table:formula="of:=VLOOKUP([.J48];[Estoque.$U$3:.$AC$264];2;0)" table:style-name="ce15">
            <text:p>1</text:p>
          </table:table-cell>
          <table:table-cell office:value-type="float" office:value="1" table:formula="of:=VLOOKUP([.J48];[Estoque.$U$3:.$AC$264];8;0)" table:style-name="ce15">
            <text:p>1</text:p>
          </table:table-cell>
          <table:table-cell office:value-type="currency" office:value="0" table:formula="of:=VLOOKUP([.J48];[Estoque.$U$3:.$AC$264];6;0)" table:style-name="ce7">
            <text:p>R$ 0,00</text:p>
          </table:table-cell>
          <table:table-cell office:value-type="currency" office:value="0" table:formula="of:=VLOOKUP([.J48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48]*[.P48]" table:style-name="ce16">
            <text:p>0</text:p>
          </table:table-cell>
          <table:table-cell table:number-columns-repeated="2" table:style-name="ce1"/>
          <table:table-cell office:value-type="float" office:value="47" table:style-name="ce11">
            <text:p>47</text:p>
          </table:table-cell>
          <table:table-cell office:value-type="time" office:time-value="PT3H55M0S" table:style-name="ce12">
            <text:p>03:55</text:p>
          </table:table-cell>
          <table:table-cell office:value-type="string" table:style-name="ce5">
            <text:p>03:55 hora</text:p>
          </table:table-cell>
          <table:table-cell office:value-type="currency" office:value="60.117674731182802" table:formula="of:=[.$W$2]*[.T48]" table:style-name="ce13">
            <text:p>R$ 60,12</text:p>
          </table:table-cell>
          <table:table-cell table:number-columns-repeated="16361"/>
        </table:table-row>
        <table:table-row table:style-name="ro3">
          <table:table-cell office:value-type="string" table:content-validation-name="val4" table:style-name="ce14">
            <text:p>0 – ESCOLHER PRODUTOS</text:p>
          </table:table-cell>
          <table:table-cell office:value-type="string" office:string-value="NADA" table:formula="of:=VLOOKUP([.A49];[Estoque.$AY$3:.$BG$124];3;0)" table:style-name="ce15">
            <text:p>NADA</text:p>
          </table:table-cell>
          <table:table-cell office:value-type="float" office:value="1" table:formula="of:=VLOOKUP([.A49];[Estoque.$AY$3:.$BG$124];2;0)" table:style-name="ce15">
            <text:p>1</text:p>
          </table:table-cell>
          <table:table-cell office:value-type="float" office:value="1" table:formula="of:=VLOOKUP([.A49];[Estoque.$AY$3:.$BG$124];8;0)" table:style-name="ce15">
            <text:p>1</text:p>
          </table:table-cell>
          <table:table-cell office:value-type="currency" office:value="0" table:formula="of:=VLOOKUP([.A49];[Estoque.$AY$3:.$BG$124];6;0)" table:style-name="ce7">
            <text:p>R$ 0,00</text:p>
          </table:table-cell>
          <table:table-cell office:value-type="currency" office:value="0" table:formula="of:=VLOOKUP([.A49];[Estoque.$AY$3:.$BG$12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F49]*[.G49]" table:style-name="ce16">
            <text:p>0</text:p>
          </table:table-cell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49];[Estoque.$U$3:.$AC$264];3;0)" table:style-name="ce15">
            <text:p>NADA</text:p>
          </table:table-cell>
          <table:table-cell office:value-type="float" office:value="1" table:formula="of:=VLOOKUP([.J49];[Estoque.$U$3:.$AC$264];2;0)" table:style-name="ce15">
            <text:p>1</text:p>
          </table:table-cell>
          <table:table-cell office:value-type="float" office:value="1" table:formula="of:=VLOOKUP([.J49];[Estoque.$U$3:.$AC$264];8;0)" table:style-name="ce15">
            <text:p>1</text:p>
          </table:table-cell>
          <table:table-cell office:value-type="currency" office:value="0" table:formula="of:=VLOOKUP([.J49];[Estoque.$U$3:.$AC$264];6;0)" table:style-name="ce7">
            <text:p>R$ 0,00</text:p>
          </table:table-cell>
          <table:table-cell office:value-type="currency" office:value="0" table:formula="of:=VLOOKUP([.J49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49]*[.P49]" table:style-name="ce16">
            <text:p>0</text:p>
          </table:table-cell>
          <table:table-cell table:number-columns-repeated="2" table:style-name="ce1"/>
          <table:table-cell office:value-type="float" office:value="48" table:style-name="ce11">
            <text:p>48</text:p>
          </table:table-cell>
          <table:table-cell office:value-type="time" office:time-value="PT4H0M0S" table:style-name="ce12">
            <text:p>04:00</text:p>
          </table:table-cell>
          <table:table-cell office:value-type="string" table:style-name="ce5">
            <text:p>04:00 hora</text:p>
          </table:table-cell>
          <table:table-cell office:value-type="currency" office:value="61.396774193548396" table:formula="of:=[.$W$2]*[.T49]" table:style-name="ce13">
            <text:p>R$ 61,40</text:p>
          </table:table-cell>
          <table:table-cell table:number-columns-repeated="16361"/>
        </table:table-row>
        <table:table-row table:style-name="ro3"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H46:.H49])" table:style-name="ce29">
            <text:p>0</text:p>
          </table:table-cell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0];[Estoque.$U$3:.$AC$264];3;0)" table:style-name="ce15">
            <text:p>NADA</text:p>
          </table:table-cell>
          <table:table-cell office:value-type="float" office:value="1" table:formula="of:=VLOOKUP([.J50];[Estoque.$U$3:.$AC$264];2;0)" table:style-name="ce15">
            <text:p>1</text:p>
          </table:table-cell>
          <table:table-cell office:value-type="float" office:value="1" table:formula="of:=VLOOKUP([.J50];[Estoque.$U$3:.$AC$264];8;0)" table:style-name="ce15">
            <text:p>1</text:p>
          </table:table-cell>
          <table:table-cell office:value-type="currency" office:value="0" table:formula="of:=VLOOKUP([.J50];[Estoque.$U$3:.$AC$264];6;0)" table:style-name="ce7">
            <text:p>R$ 0,00</text:p>
          </table:table-cell>
          <table:table-cell office:value-type="currency" office:value="0" table:formula="of:=VLOOKUP([.J50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0]*[.P50]" table:style-name="ce16">
            <text:p>0</text:p>
          </table:table-cell>
          <table:table-cell table:number-columns-repeated="2" table:style-name="ce1"/>
          <table:table-cell office:value-type="float" office:value="49" table:style-name="ce11">
            <text:p>49</text:p>
          </table:table-cell>
          <table:table-cell office:value-type="time" office:time-value="PT4H5M0S" table:style-name="ce12">
            <text:p>04:05</text:p>
          </table:table-cell>
          <table:table-cell office:value-type="string" table:style-name="ce5">
            <text:p>04:05 hora</text:p>
          </table:table-cell>
          <table:table-cell office:value-type="currency" office:value="62.675873655913989" table:formula="of:=[.$W$2]*[.T50]" table:style-name="ce13">
            <text:p>R$ 62,68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1];[Estoque.$U$3:.$AC$264];3;0)" table:style-name="ce15">
            <text:p>NADA</text:p>
          </table:table-cell>
          <table:table-cell office:value-type="float" office:value="1" table:formula="of:=VLOOKUP([.J51];[Estoque.$U$3:.$AC$264];2;0)" table:style-name="ce15">
            <text:p>1</text:p>
          </table:table-cell>
          <table:table-cell office:value-type="float" office:value="1" table:formula="of:=VLOOKUP([.J51];[Estoque.$U$3:.$AC$264];8;0)" table:style-name="ce15">
            <text:p>1</text:p>
          </table:table-cell>
          <table:table-cell office:value-type="currency" office:value="0" table:formula="of:=VLOOKUP([.J51];[Estoque.$U$3:.$AC$264];6;0)" table:style-name="ce7">
            <text:p>R$ 0,00</text:p>
          </table:table-cell>
          <table:table-cell office:value-type="currency" office:value="0" table:formula="of:=VLOOKUP([.J51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1]*[.P51]" table:style-name="ce16">
            <text:p>0</text:p>
          </table:table-cell>
          <table:table-cell table:number-columns-repeated="2" table:style-name="ce1"/>
          <table:table-cell office:value-type="float" office:value="50" table:style-name="ce11">
            <text:p>50</text:p>
          </table:table-cell>
          <table:table-cell office:value-type="time" office:time-value="PT4H10M0S" table:style-name="ce12">
            <text:p>04:10</text:p>
          </table:table-cell>
          <table:table-cell office:value-type="string" table:style-name="ce5">
            <text:p>04:10 hora</text:p>
          </table:table-cell>
          <table:table-cell office:value-type="currency" office:value="63.954973118279582" table:formula="of:=[.$W$2]*[.T51]" table:style-name="ce13">
            <text:p>R$ 63,95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2];[Estoque.$U$3:.$AC$264];3;0)" table:style-name="ce15">
            <text:p>NADA</text:p>
          </table:table-cell>
          <table:table-cell office:value-type="float" office:value="1" table:formula="of:=VLOOKUP([.J52];[Estoque.$U$3:.$AC$264];2;0)" table:style-name="ce15">
            <text:p>1</text:p>
          </table:table-cell>
          <table:table-cell office:value-type="float" office:value="1" table:formula="of:=VLOOKUP([.J52];[Estoque.$U$3:.$AC$264];8;0)" table:style-name="ce15">
            <text:p>1</text:p>
          </table:table-cell>
          <table:table-cell office:value-type="currency" office:value="0" table:formula="of:=VLOOKUP([.J52];[Estoque.$U$3:.$AC$264];6;0)" table:style-name="ce7">
            <text:p>R$ 0,00</text:p>
          </table:table-cell>
          <table:table-cell office:value-type="currency" office:value="0" table:formula="of:=VLOOKUP([.J52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2]*[.P52]" table:style-name="ce16">
            <text:p>0</text:p>
          </table:table-cell>
          <table:table-cell table:number-columns-repeated="2" table:style-name="ce1"/>
          <table:table-cell office:value-type="float" office:value="51" table:style-name="ce11">
            <text:p>51</text:p>
          </table:table-cell>
          <table:table-cell office:value-type="time" office:time-value="PT4H15M0S" table:style-name="ce12">
            <text:p>04:15</text:p>
          </table:table-cell>
          <table:table-cell office:value-type="string" table:style-name="ce5">
            <text:p>04:15 hora</text:p>
          </table:table-cell>
          <table:table-cell office:value-type="currency" office:value="65.234072580645176" table:formula="of:=[.$W$2]*[.T52]" table:style-name="ce13">
            <text:p>R$ 65,23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3];[Estoque.$U$3:.$AC$264];3;0)" table:style-name="ce15">
            <text:p>NADA</text:p>
          </table:table-cell>
          <table:table-cell office:value-type="float" office:value="1" table:formula="of:=VLOOKUP([.J53];[Estoque.$U$3:.$AC$264];2;0)" table:style-name="ce15">
            <text:p>1</text:p>
          </table:table-cell>
          <table:table-cell office:value-type="float" office:value="1" table:formula="of:=VLOOKUP([.J53];[Estoque.$U$3:.$AC$264];8;0)" table:style-name="ce15">
            <text:p>1</text:p>
          </table:table-cell>
          <table:table-cell office:value-type="currency" office:value="0" table:formula="of:=VLOOKUP([.J53];[Estoque.$U$3:.$AC$264];6;0)" table:style-name="ce7">
            <text:p>R$ 0,00</text:p>
          </table:table-cell>
          <table:table-cell office:value-type="currency" office:value="0" table:formula="of:=VLOOKUP([.J53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3]*[.P53]" table:style-name="ce16">
            <text:p>0</text:p>
          </table:table-cell>
          <table:table-cell table:number-columns-repeated="2" table:style-name="ce1"/>
          <table:table-cell office:value-type="float" office:value="52" table:style-name="ce11">
            <text:p>52</text:p>
          </table:table-cell>
          <table:table-cell office:value-type="time" office:time-value="PT4H20M0S" table:style-name="ce12">
            <text:p>04:20</text:p>
          </table:table-cell>
          <table:table-cell office:value-type="string" table:style-name="ce5">
            <text:p>04:20 hora</text:p>
          </table:table-cell>
          <table:table-cell office:value-type="currency" office:value="66.513172043010769" table:formula="of:=[.$W$2]*[.T53]" table:style-name="ce13">
            <text:p>R$ 66,51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4];[Estoque.$U$3:.$AC$264];3;0)" table:style-name="ce15">
            <text:p>NADA</text:p>
          </table:table-cell>
          <table:table-cell office:value-type="float" office:value="1" table:formula="of:=VLOOKUP([.J54];[Estoque.$U$3:.$AC$264];2;0)" table:style-name="ce15">
            <text:p>1</text:p>
          </table:table-cell>
          <table:table-cell office:value-type="float" office:value="1" table:formula="of:=VLOOKUP([.J54];[Estoque.$U$3:.$AC$264];8;0)" table:style-name="ce15">
            <text:p>1</text:p>
          </table:table-cell>
          <table:table-cell office:value-type="currency" office:value="0" table:formula="of:=VLOOKUP([.J54];[Estoque.$U$3:.$AC$264];6;0)" table:style-name="ce7">
            <text:p>R$ 0,00</text:p>
          </table:table-cell>
          <table:table-cell office:value-type="currency" office:value="0" table:formula="of:=VLOOKUP([.J54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4]*[.P54]" table:style-name="ce16">
            <text:p>0</text:p>
          </table:table-cell>
          <table:table-cell table:number-columns-repeated="2" table:style-name="ce1"/>
          <table:table-cell office:value-type="float" office:value="53" table:style-name="ce11">
            <text:p>53</text:p>
          </table:table-cell>
          <table:table-cell office:value-type="time" office:time-value="PT4H25M0S" table:style-name="ce12">
            <text:p>04:25</text:p>
          </table:table-cell>
          <table:table-cell office:value-type="string" table:style-name="ce5">
            <text:p>04:25 hora</text:p>
          </table:table-cell>
          <table:table-cell office:value-type="currency" office:value="67.792271505376348" table:formula="of:=[.$W$2]*[.T54]" table:style-name="ce13">
            <text:p>R$ 67,79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5];[Estoque.$U$3:.$AC$264];3;0)" table:style-name="ce15">
            <text:p>NADA</text:p>
          </table:table-cell>
          <table:table-cell office:value-type="float" office:value="1" table:formula="of:=VLOOKUP([.J55];[Estoque.$U$3:.$AC$264];2;0)" table:style-name="ce15">
            <text:p>1</text:p>
          </table:table-cell>
          <table:table-cell office:value-type="float" office:value="1" table:formula="of:=VLOOKUP([.J55];[Estoque.$U$3:.$AC$264];8;0)" table:style-name="ce15">
            <text:p>1</text:p>
          </table:table-cell>
          <table:table-cell office:value-type="currency" office:value="0" table:formula="of:=VLOOKUP([.J55];[Estoque.$U$3:.$AC$264];6;0)" table:style-name="ce7">
            <text:p>R$ 0,00</text:p>
          </table:table-cell>
          <table:table-cell office:value-type="currency" office:value="0" table:formula="of:=VLOOKUP([.J55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5]*[.P55]" table:style-name="ce16">
            <text:p>0</text:p>
          </table:table-cell>
          <table:table-cell table:number-columns-repeated="2" table:style-name="ce1"/>
          <table:table-cell office:value-type="float" office:value="54" table:style-name="ce11">
            <text:p>54</text:p>
          </table:table-cell>
          <table:table-cell office:value-type="time" office:time-value="PT4H30M0S" table:style-name="ce12">
            <text:p>04:30</text:p>
          </table:table-cell>
          <table:table-cell office:value-type="string" table:style-name="ce5">
            <text:p>04:30 hora</text:p>
          </table:table-cell>
          <table:table-cell office:value-type="currency" office:value="69.071370967741942" table:formula="of:=[.$W$2]*[.T55]" table:style-name="ce13">
            <text:p>R$ 69,07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6];[Estoque.$U$3:.$AC$264];3;0)" table:style-name="ce15">
            <text:p>NADA</text:p>
          </table:table-cell>
          <table:table-cell office:value-type="float" office:value="1" table:formula="of:=VLOOKUP([.J56];[Estoque.$U$3:.$AC$264];2;0)" table:style-name="ce15">
            <text:p>1</text:p>
          </table:table-cell>
          <table:table-cell office:value-type="float" office:value="1" table:formula="of:=VLOOKUP([.J56];[Estoque.$U$3:.$AC$264];8;0)" table:style-name="ce15">
            <text:p>1</text:p>
          </table:table-cell>
          <table:table-cell office:value-type="currency" office:value="0" table:formula="of:=VLOOKUP([.J56];[Estoque.$U$3:.$AC$264];6;0)" table:style-name="ce7">
            <text:p>R$ 0,00</text:p>
          </table:table-cell>
          <table:table-cell office:value-type="currency" office:value="0" table:formula="of:=VLOOKUP([.J56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6]*[.P56]" table:style-name="ce16">
            <text:p>0</text:p>
          </table:table-cell>
          <table:table-cell table:number-columns-repeated="2" table:style-name="ce1"/>
          <table:table-cell office:value-type="float" office:value="55" table:style-name="ce11">
            <text:p>55</text:p>
          </table:table-cell>
          <table:table-cell office:value-type="time" office:time-value="PT4H35M0S" table:style-name="ce12">
            <text:p>04:35</text:p>
          </table:table-cell>
          <table:table-cell office:value-type="string" table:style-name="ce5">
            <text:p>04:35 hora</text:p>
          </table:table-cell>
          <table:table-cell office:value-type="currency" office:value="70.350470430107535" table:formula="of:=[.$W$2]*[.T56]" table:style-name="ce13">
            <text:p>R$ 70,35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7];[Estoque.$U$3:.$AC$264];3;0)" table:style-name="ce15">
            <text:p>NADA</text:p>
          </table:table-cell>
          <table:table-cell office:value-type="float" office:value="1" table:formula="of:=VLOOKUP([.J57];[Estoque.$U$3:.$AC$264];2;0)" table:style-name="ce15">
            <text:p>1</text:p>
          </table:table-cell>
          <table:table-cell office:value-type="float" office:value="1" table:formula="of:=VLOOKUP([.J57];[Estoque.$U$3:.$AC$264];8;0)" table:style-name="ce15">
            <text:p>1</text:p>
          </table:table-cell>
          <table:table-cell office:value-type="currency" office:value="0" table:formula="of:=VLOOKUP([.J57];[Estoque.$U$3:.$AC$264];6;0)" table:style-name="ce7">
            <text:p>R$ 0,00</text:p>
          </table:table-cell>
          <table:table-cell office:value-type="currency" office:value="0" table:formula="of:=VLOOKUP([.J57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7]*[.P57]" table:style-name="ce16">
            <text:p>0</text:p>
          </table:table-cell>
          <table:table-cell table:number-columns-repeated="2" table:style-name="ce1"/>
          <table:table-cell office:value-type="float" office:value="56" table:style-name="ce11">
            <text:p>56</text:p>
          </table:table-cell>
          <table:table-cell office:value-type="time" office:time-value="PT4H40M0S" table:style-name="ce12">
            <text:p>04:40</text:p>
          </table:table-cell>
          <table:table-cell office:value-type="string" table:style-name="ce5">
            <text:p>04:40 hora</text:p>
          </table:table-cell>
          <table:table-cell office:value-type="currency" office:value="71.629569892473128" table:formula="of:=[.$W$2]*[.T57]" table:style-name="ce13">
            <text:p>R$ 71,63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8];[Estoque.$U$3:.$AC$264];3;0)" table:style-name="ce15">
            <text:p>NADA</text:p>
          </table:table-cell>
          <table:table-cell office:value-type="float" office:value="1" table:formula="of:=VLOOKUP([.J58];[Estoque.$U$3:.$AC$264];2;0)" table:style-name="ce15">
            <text:p>1</text:p>
          </table:table-cell>
          <table:table-cell office:value-type="float" office:value="1" table:formula="of:=VLOOKUP([.J58];[Estoque.$U$3:.$AC$264];8;0)" table:style-name="ce15">
            <text:p>1</text:p>
          </table:table-cell>
          <table:table-cell office:value-type="currency" office:value="0" table:formula="of:=VLOOKUP([.J58];[Estoque.$U$3:.$AC$264];6;0)" table:style-name="ce7">
            <text:p>R$ 0,00</text:p>
          </table:table-cell>
          <table:table-cell office:value-type="currency" office:value="0" table:formula="of:=VLOOKUP([.J58];[Estoque.$U$3:.$AC$264];9;0)" table:style-name="ce7">
            <text:p>R$ 0,0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O58]*[.P58]" table:style-name="ce16">
            <text:p>0</text:p>
          </table:table-cell>
          <table:table-cell table:number-columns-repeated="2" table:style-name="ce1"/>
          <table:table-cell office:value-type="float" office:value="57" table:style-name="ce11">
            <text:p>57</text:p>
          </table:table-cell>
          <table:table-cell office:value-type="time" office:time-value="PT4H45M0S" table:style-name="ce12">
            <text:p>04:45</text:p>
          </table:table-cell>
          <table:table-cell office:value-type="string" table:style-name="ce5">
            <text:p>04:45 hora</text:p>
          </table:table-cell>
          <table:table-cell office:value-type="currency" office:value="72.908669354838722" table:formula="of:=[.$W$2]*[.T58]" table:style-name="ce13">
            <text:p>R$ 72,91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office:value-type="string" table:content-validation-name="val8" table:style-name="ce14">
            <text:p>0 – ESCOLHER PRODUTOS</text:p>
          </table:table-cell>
          <table:table-cell office:value-type="string" office:string-value="NADA" table:formula="of:=VLOOKUP([.J59];[Estoque.$U$3:.$AC$264];3;0)" table:style-name="ce15">
            <text:p>NADA</text:p>
          </table:table-cell>
          <table:table-cell office:value-type="float" office:value="1" table:formula="of:=VLOOKUP([.J59];[Estoque.$U$3:.$AC$264];2;0)" table:style-name="ce15">
            <text:p>1</text:p>
          </table:table-cell>
          <table:table-cell office:value-type="float" office:value="1" table:formula="of:=VLOOKUP([.J59];[Estoque.$U$3:.$AC$264];8;0)" table:style-name="ce15">
            <text:p>1</text:p>
          </table:table-cell>
          <table:table-cell office:value-type="currency" office:value="0" table:formula="of:=VLOOKUP([.J59];[Estoque.$U$3:.$AC$264];6;0)" table:style-name="ce7">
            <text:p>R$ 0,00</text:p>
          </table:table-cell>
          <table:table-cell office:value-type="currency" office:value="0" table:formula="of:=VLOOKUP([.J59];[Estoque.$U$3:.$AC$264];9;0)" table:style-name="ce7">
            <text:p>R$ 0,00</text:p>
          </table:table-cell>
          <table:table-cell office:value-type="float" office:value="5" table:style-name="ce16">
            <text:p>5</text:p>
          </table:table-cell>
          <table:table-cell office:value-type="float" office:value="0" table:formula="of:=[.O59]*[.P59]" table:style-name="ce16">
            <text:p>0</text:p>
          </table:table-cell>
          <table:table-cell table:number-columns-repeated="2" table:style-name="ce1"/>
          <table:table-cell office:value-type="float" office:value="58" table:style-name="ce11">
            <text:p>58</text:p>
          </table:table-cell>
          <table:table-cell office:value-type="time" office:time-value="PT4H50M0S" table:style-name="ce12">
            <text:p>04:50</text:p>
          </table:table-cell>
          <table:table-cell office:value-type="string" table:style-name="ce5">
            <text:p>04:50 hora</text:p>
          </table:table-cell>
          <table:table-cell office:value-type="currency" office:value="74.187768817204315" table:formula="of:=[.$W$2]*[.T59]" table:style-name="ce13">
            <text:p>R$ 74,19</text:p>
          </table:table-cell>
          <table:table-cell table:number-columns-repeated="16361"/>
        </table:table-row>
        <table:table-row table:style-name="ro3">
          <table:table-cell table:number-columns-repeated="8" table:style-name="ce1"/>
          <table:table-cell table:style-name="ce6"/>
          <table:table-cell table:number-columns-spanned="7" table:number-rows-spanned="1" table:style-name="ce38"/>
          <table:covered-table-cell table:number-columns-repeated="6"/>
          <table:table-cell office:value-type="float" office:value="0" table:formula="of:=SUM([.Q46:.Q59])" table:style-name="ce29">
            <text:p>0</text:p>
          </table:table-cell>
          <table:table-cell table:number-columns-repeated="2" table:style-name="ce1"/>
          <table:table-cell office:value-type="float" office:value="59" table:style-name="ce11">
            <text:p>59</text:p>
          </table:table-cell>
          <table:table-cell office:value-type="time" office:time-value="PT4H55M0S" table:style-name="ce12">
            <text:p>04:55</text:p>
          </table:table-cell>
          <table:table-cell office:value-type="string" table:style-name="ce5">
            <text:p>04:55 hora</text:p>
          </table:table-cell>
          <table:table-cell office:value-type="currency" office:value="75.466868279569908" table:formula="of:=[.$W$2]*[.T60]" table:style-name="ce13">
            <text:p>R$ 75,47</text:p>
          </table:table-cell>
          <table:table-cell table:number-columns-repeated="16361"/>
        </table:table-row>
        <table:table-row table:style-name="ro3">
          <table:table-cell table:number-columns-repeated="12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60" table:style-name="ce11">
            <text:p>60</text:p>
          </table:table-cell>
          <table:table-cell office:value-type="time" office:time-value="PT5H0M0S" table:style-name="ce12">
            <text:p>05:00</text:p>
          </table:table-cell>
          <table:table-cell office:value-type="string" table:style-name="ce5">
            <text:p>05:00 hora</text:p>
          </table:table-cell>
          <table:table-cell office:value-type="currency" office:value="76.745967741935488" table:formula="of:=[.$W$2]*[.T61]" table:style-name="ce13">
            <text:p>R$ 76,75</text:p>
          </table:table-cell>
          <table:table-cell table:number-columns-repeated="16361"/>
        </table:table-row>
        <table:table-row table:style-name="ro3">
          <table:table-cell table:number-columns-repeated="12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61" table:style-name="ce11">
            <text:p>61</text:p>
          </table:table-cell>
          <table:table-cell office:value-type="time" office:time-value="PT5H5M0S" table:style-name="ce12">
            <text:p>05:05</text:p>
          </table:table-cell>
          <table:table-cell office:value-type="string" table:style-name="ce5">
            <text:p>05:05 hora</text:p>
          </table:table-cell>
          <table:table-cell office:value-type="currency" office:value="78.025067204301081" table:formula="of:=[.$W$2]*[.T62]" table:style-name="ce13">
            <text:p>R$ 78,03</text:p>
          </table:table-cell>
          <table:table-cell table:number-columns-repeated="16361"/>
        </table:table-row>
        <table:table-row table:style-name="ro3">
          <table:table-cell table:number-columns-repeated="12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62" table:style-name="ce11">
            <text:p>62</text:p>
          </table:table-cell>
          <table:table-cell office:value-type="time" office:time-value="PT5H10M0S" table:style-name="ce12">
            <text:p>05:10</text:p>
          </table:table-cell>
          <table:table-cell office:value-type="string" table:style-name="ce5">
            <text:p>05:10 hora</text:p>
          </table:table-cell>
          <table:table-cell office:value-type="currency" office:value="79.304166666666674" table:formula="of:=[.$W$2]*[.T63]" table:style-name="ce13">
            <text:p>R$ 79,30</text:p>
          </table:table-cell>
          <table:table-cell table:number-columns-repeated="16361"/>
        </table:table-row>
        <table:table-row table:style-name="ro3">
          <table:table-cell table:number-columns-repeated="12" table:style-name="ce6"/>
          <table:table-cell table:style-name="ce27"/>
          <table:table-cell table:number-columns-repeated="4" table:style-name="ce6"/>
          <table:table-cell table:number-columns-repeated="2" table:style-name="ce1"/>
          <table:table-cell office:value-type="float" office:value="63" table:style-name="ce11">
            <text:p>63</text:p>
          </table:table-cell>
          <table:table-cell office:value-type="time" office:time-value="PT5H15M0S" table:style-name="ce12">
            <text:p>05:15</text:p>
          </table:table-cell>
          <table:table-cell office:value-type="string" table:style-name="ce5">
            <text:p>05:15 hora</text:p>
          </table:table-cell>
          <table:table-cell office:value-type="currency" office:value="80.583266129032268" table:formula="of:=[.$W$2]*[.T64]" table:style-name="ce13">
            <text:p>R$ 80,58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4" table:style-name="ce11">
            <text:p>64</text:p>
          </table:table-cell>
          <table:table-cell office:value-type="time" office:time-value="PT5H20M0S" table:style-name="ce12">
            <text:p>05:20</text:p>
          </table:table-cell>
          <table:table-cell office:value-type="string" table:style-name="ce5">
            <text:p>05:20 hora</text:p>
          </table:table-cell>
          <table:table-cell office:value-type="currency" office:value="81.862365591397861" table:formula="of:=[.$W$2]*[.T65]" table:style-name="ce13">
            <text:p>R$ 81,86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5" table:style-name="ce11">
            <text:p>65</text:p>
          </table:table-cell>
          <table:table-cell office:value-type="time" office:time-value="PT5H25M0S" table:style-name="ce12">
            <text:p>05:25</text:p>
          </table:table-cell>
          <table:table-cell office:value-type="string" table:style-name="ce5">
            <text:p>05:25 hora</text:p>
          </table:table-cell>
          <table:table-cell office:value-type="currency" office:value="83.141465053763454" table:formula="of:=[.$W$2]*[.T66]" table:style-name="ce13">
            <text:p>R$ 83,14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6" table:style-name="ce11">
            <text:p>66</text:p>
          </table:table-cell>
          <table:table-cell office:value-type="time" office:time-value="PT5H30M0S" table:style-name="ce12">
            <text:p>05:30</text:p>
          </table:table-cell>
          <table:table-cell office:value-type="string" table:style-name="ce5">
            <text:p>05:30 hora</text:p>
          </table:table-cell>
          <table:table-cell office:value-type="currency" office:value="84.420564516129048" table:formula="of:=[.$W$2]*[.T67]" table:style-name="ce13">
            <text:p>R$ 84,42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7" table:style-name="ce11">
            <text:p>67</text:p>
          </table:table-cell>
          <table:table-cell office:value-type="time" office:time-value="PT5H35M0S" table:style-name="ce12">
            <text:p>05:35</text:p>
          </table:table-cell>
          <table:table-cell office:value-type="string" table:style-name="ce5">
            <text:p>05:35 hora</text:p>
          </table:table-cell>
          <table:table-cell office:value-type="currency" office:value="85.699663978494641" table:formula="of:=[.$W$2]*[.T68]" table:style-name="ce13">
            <text:p>R$ 85,70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8" table:style-name="ce11">
            <text:p>68</text:p>
          </table:table-cell>
          <table:table-cell office:value-type="time" office:time-value="PT5H40M0S" table:style-name="ce12">
            <text:p>05:40</text:p>
          </table:table-cell>
          <table:table-cell office:value-type="string" table:style-name="ce5">
            <text:p>05:40 hora</text:p>
          </table:table-cell>
          <table:table-cell office:value-type="currency" office:value="86.978763440860234" table:formula="of:=[.$W$2]*[.T69]" table:style-name="ce13">
            <text:p>R$ 86,98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69" table:style-name="ce11">
            <text:p>69</text:p>
          </table:table-cell>
          <table:table-cell office:value-type="time" office:time-value="PT5H45M0S" table:style-name="ce12">
            <text:p>05:45</text:p>
          </table:table-cell>
          <table:table-cell office:value-type="string" table:style-name="ce5">
            <text:p>05:45 hora</text:p>
          </table:table-cell>
          <table:table-cell office:value-type="currency" office:value="88.257862903225814" table:formula="of:=[.$W$2]*[.T70]" table:style-name="ce13">
            <text:p>R$ 88,26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0" table:style-name="ce11">
            <text:p>70</text:p>
          </table:table-cell>
          <table:table-cell office:value-type="time" office:time-value="PT5H50M0S" table:style-name="ce12">
            <text:p>05:50</text:p>
          </table:table-cell>
          <table:table-cell office:value-type="string" table:style-name="ce5">
            <text:p>05:50 hora</text:p>
          </table:table-cell>
          <table:table-cell office:value-type="currency" office:value="89.536962365591407" table:formula="of:=[.$W$2]*[.T71]" table:style-name="ce13">
            <text:p>R$ 89,54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1" table:style-name="ce11">
            <text:p>71</text:p>
          </table:table-cell>
          <table:table-cell office:value-type="time" office:time-value="PT5H55M0S" table:style-name="ce12">
            <text:p>05:55</text:p>
          </table:table-cell>
          <table:table-cell office:value-type="string" table:style-name="ce5">
            <text:p>05:55 hora</text:p>
          </table:table-cell>
          <table:table-cell office:value-type="currency" office:value="90.816061827957" table:formula="of:=[.$W$2]*[.T72]" table:style-name="ce13">
            <text:p>R$ 90,82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2" table:style-name="ce11">
            <text:p>72</text:p>
          </table:table-cell>
          <table:table-cell office:value-type="time" office:time-value="PT6H0M0S" table:style-name="ce12">
            <text:p>06:00</text:p>
          </table:table-cell>
          <table:table-cell office:value-type="string" table:style-name="ce5">
            <text:p>06:00 hora</text:p>
          </table:table-cell>
          <table:table-cell office:value-type="currency" office:value="92.095161290322594" table:formula="of:=[.$W$2]*[.T73]" table:style-name="ce13">
            <text:p>R$ 92,10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3" table:style-name="ce11">
            <text:p>73</text:p>
          </table:table-cell>
          <table:table-cell office:value-type="time" office:time-value="PT6H5M0S" table:style-name="ce12">
            <text:p>06:05</text:p>
          </table:table-cell>
          <table:table-cell office:value-type="string" table:style-name="ce5">
            <text:p>06:05 hora</text:p>
          </table:table-cell>
          <table:table-cell office:value-type="currency" office:value="93.374260752688187" table:formula="of:=[.$W$2]*[.T74]" table:style-name="ce13">
            <text:p>R$ 93,37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4" table:style-name="ce11">
            <text:p>74</text:p>
          </table:table-cell>
          <table:table-cell office:value-type="time" office:time-value="PT6H10M0S" table:style-name="ce12">
            <text:p>06:10</text:p>
          </table:table-cell>
          <table:table-cell office:value-type="string" table:style-name="ce5">
            <text:p>06:10 hora</text:p>
          </table:table-cell>
          <table:table-cell office:value-type="currency" office:value="94.65336021505378" table:formula="of:=[.$W$2]*[.T75]" table:style-name="ce13">
            <text:p>R$ 94,65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5" table:style-name="ce11">
            <text:p>75</text:p>
          </table:table-cell>
          <table:table-cell office:value-type="time" office:time-value="PT6H15M0S" table:style-name="ce12">
            <text:p>06:15</text:p>
          </table:table-cell>
          <table:table-cell office:value-type="string" table:style-name="ce5">
            <text:p>06:15 hora</text:p>
          </table:table-cell>
          <table:table-cell office:value-type="currency" office:value="95.932459677419374" table:formula="of:=[.$W$2]*[.T76]" table:style-name="ce13">
            <text:p>R$ 95,93</text:p>
          </table:table-cell>
          <table:table-cell table:number-columns-repeated="16361"/>
        </table:table-row>
        <table:table-row table:style-name="ro3">
          <table:table-cell table:number-columns-repeated="17"/>
          <table:table-cell table:number-columns-repeated="2" table:style-name="ce1"/>
          <table:table-cell office:value-type="float" office:value="76" table:style-name="ce11">
            <text:p>76</text:p>
          </table:table-cell>
          <table:table-cell office:value-type="time" office:time-value="PT6H20M0S" table:style-name="ce12">
            <text:p>06:20</text:p>
          </table:table-cell>
          <table:table-cell office:value-type="string" table:style-name="ce5">
            <text:p>06:20 hora</text:p>
          </table:table-cell>
          <table:table-cell office:value-type="currency" office:value="97.211559139784953" table:formula="of:=[.$W$2]*[.T77]" table:style-name="ce13">
            <text:p>R$ 97,21</text:p>
          </table:table-cell>
          <table:table-cell table:number-columns-repeated="16361"/>
        </table:table-row>
        <table:table-row table:style-name="ro6">
          <table:table-cell table:number-columns-repeated="17"/>
          <table:table-cell table:number-columns-repeated="6" table:style-name="ce1"/>
          <table:table-cell table:number-columns-repeated="16361"/>
        </table:table-row>
        <table:table-row table:number-rows-repeated="1048498" table:style-name="ro7">
          <table:table-cell table:number-columns-repeated="16384"/>
        </table:table-row>
      </table:table>
      <table:table table:name="Estoque" table:style-name="ta1">
        <table:table-column table:style-name="co23" table:default-cell-style-name="ce6"/>
        <table:table-column table:style-name="co24" table:default-cell-style-name="ce60"/>
        <table:table-column table:style-name="co25" table:default-cell-style-name="ce60"/>
        <table:table-column table:style-name="co25" table:default-cell-style-name="ce30"/>
        <table:table-column table:style-name="co26" table:default-cell-style-name="ce60"/>
        <table:table-column table:style-name="co27" table:default-cell-style-name="ce61"/>
        <table:table-column table:style-name="co28" table:default-cell-style-name="ce6"/>
        <table:table-column table:style-name="co29" table:default-cell-style-name="ce27"/>
        <table:table-column table:style-name="co29" table:default-cell-style-name="ce6"/>
        <table:table-column table:style-name="co1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31" table:default-cell-style-name="ce6"/>
        <table:table-column table:style-name="co34" table:default-cell-style-name="ce6"/>
        <table:table-column table:style-name="co15" table:default-cell-style-name="ce6"/>
        <table:table-column table:style-name="co34" table:default-cell-style-name="ce6"/>
        <table:table-column table:style-name="co19" table:default-cell-style-name="ce6"/>
        <table:table-column table:style-name="co35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31" table:default-cell-style-name="ce6"/>
        <table:table-column table:style-name="co34" table:default-cell-style-name="ce6"/>
        <table:table-column table:style-name="co15" table:default-cell-style-name="ce6"/>
        <table:table-column table:style-name="co34" table:default-cell-style-name="ce6"/>
        <table:table-column table:style-name="co19" table:default-cell-style-name="ce6"/>
        <table:table-column table:style-name="co36" table:default-cell-style-name="ce6"/>
        <table:table-column table:style-name="co31" table:default-cell-style-name="ce6"/>
        <table:table-column table:style-name="co32" table:default-cell-style-name="ce6"/>
        <table:table-column table:style-name="co21" table:number-columns-repeated="2" table:default-cell-style-name="ce6"/>
        <table:table-column table:style-name="co31" table:default-cell-style-name="ce6"/>
        <table:table-column table:style-name="co34" table:default-cell-style-name="ce6"/>
        <table:table-column table:style-name="co15" table:default-cell-style-name="ce6"/>
        <table:table-column table:style-name="co34" table:default-cell-style-name="ce6"/>
        <table:table-column table:style-name="co19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8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2" table:default-cell-style-name="ce6"/>
        <table:table-column table:style-name="co19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2" table:default-cell-style-name="ce6"/>
        <table:table-column table:style-name="co47" table:default-cell-style-name="ce6"/>
        <table:table-column table:style-name="co48" table:default-cell-style-name="ce6"/>
        <table:table-column table:style-name="co41" table:default-cell-style-name="ce6"/>
        <table:table-column table:style-name="co13" table:default-cell-style-name="ce6"/>
        <table:table-column table:style-name="co41" table:default-cell-style-name="ce6"/>
        <table:table-column table:style-name="co19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40" table:number-columns-repeated="2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2" table:default-cell-style-name="ce6"/>
        <table:table-column table:style-name="co19" table:default-cell-style-name="ce6"/>
        <table:table-column table:style-name="co52" table:default-cell-style-name="ce6"/>
        <table:table-column table:style-name="co53" table:default-cell-style-name="ce6"/>
        <table:table-column table:style-name="co6" table:default-cell-style-name="ce6"/>
        <table:table-column table:style-name="co54" table:number-columns-repeated="2" table:default-cell-style-name="ce6"/>
        <table:table-column table:style-name="co41" table:default-cell-style-name="ce6"/>
        <table:table-column table:style-name="co55" table:default-cell-style-name="ce6"/>
        <table:table-column table:style-name="co56" table:default-cell-style-name="ce6"/>
        <table:table-column table:style-name="co55" table:default-cell-style-name="ce6"/>
        <table:table-column table:style-name="co19" table:number-columns-repeated="945" table:default-cell-style-name="ce6"/>
        <table:table-column table:style-name="co22" table:number-columns-repeated="15360" table:default-cell-style-name="ce1"/>
        <table:table-row table:style-name="ro5">
          <table:table-cell office:value-type="string" table:number-columns-spanned="9" table:number-rows-spanned="1" table:style-name="ce62">
            <text:p>MAQUINARIO E ITENS FIXOS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PAPEIS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DOCES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LEMBRANÇAS PARA PERSONALIZAR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INSUMOS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WIRE-O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LAMINAÇÃO</text:p>
          </table:table-cell>
          <table:covered-table-cell table:number-columns-repeated="8"/>
          <table:table-cell table:style-name="ce6"/>
          <table:table-cell office:value-type="string" table:number-columns-spanned="9" table:number-rows-spanned="1" table:style-name="ce62">
            <text:p>COLAS</text:p>
          </table:table-cell>
          <table:covered-table-cell table:number-columns-repeated="8"/>
          <table:table-cell table:number-columns-repeated="16305"/>
        </table:table-row>
        <table:table-row table:style-name="ro8"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80">
            <text:p>UNIDADE</text:p>
            <text:p>MEDIDA</text:p>
          </table:table-cell>
          <table:table-cell office:value-type="string" table:style-name="ce81">
            <text:p>VALOR</text:p>
            <text:p>PAGO</text:p>
          </table:table-cell>
          <table:table-cell office:value-type="string" table:style-name="ce80">
            <text:p>VALOR</text:p>
            <text:p>FRETE</text:p>
          </table:table-cell>
          <table:table-cell office:value-type="string" table:style-name="ce81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81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style-name="ce6"/>
          <table:table-cell office:value-type="string" table:style-name="ce39">
            <text:p>DESCRIÇÃO</text:p>
          </table:table-cell>
          <table:table-cell office:value-type="string" table:style-name="ce39">
            <text:p>QUANTIDADE</text:p>
          </table:table-cell>
          <table:table-cell office:value-type="string" table:style-name="ce39">
            <text:p>UNIDADE</text:p>
            <text:p>MEDIDA</text:p>
          </table:table-cell>
          <table:table-cell office:value-type="string" table:style-name="ce40">
            <text:p>VALOR</text:p>
            <text:p>PAGO</text:p>
          </table:table-cell>
          <table:table-cell office:value-type="string" table:style-name="ce39">
            <text:p>VALOR</text:p>
            <text:p>FRETE</text:p>
          </table:table-cell>
          <table:table-cell office:value-type="string" table:style-name="ce40">
            <text:p>VALOR FINAL</text:p>
            <text:p>TOTAL</text:p>
          </table:table-cell>
          <table:table-cell office:value-type="string" table:style-name="ce40">
            <text:p>VALOR UNIT.</text:p>
          </table:table-cell>
          <table:table-cell office:value-type="string" table:style-name="ce40">
            <text:p>QUANTOS</text:p>
            <text:p>FAZ</text:p>
          </table:table-cell>
          <table:table-cell office:value-type="string" table:style-name="ce40">
            <text:p>VALOR UNIT.</text:p>
            <text:p>FINAL</text:p>
          </table:table-cell>
          <table:table-cell table:number-columns-repeated="16305"/>
        </table:table-row>
        <table:table-row table:style-name="ro1"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D3:.E3])" table:style-name="ce44">
            <text:p>R$ 0,00</text:p>
          </table:table-cell>
          <table:table-cell office:value-type="currency" office:value="0" table:formula="of:=[.F3]/[.B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G3]/[.H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N3:.O3])" table:style-name="ce44">
            <text:p>R$ 0,00</text:p>
          </table:table-cell>
          <table:table-cell office:value-type="currency" office:value="0" table:formula="of:=[.P3]/[.L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Q3]/[.R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X3:.Y3])" table:style-name="ce44">
            <text:p>R$ 0,00</text:p>
          </table:table-cell>
          <table:table-cell office:value-type="currency" office:value="0" table:formula="of:=[.Z3]/[.V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AA3]/[.AB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AH3:.AI3])" table:style-name="ce44">
            <text:p>R$ 0,00</text:p>
          </table:table-cell>
          <table:table-cell office:value-type="currency" office:value="0" table:formula="of:=[.AJ3]/[.AF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AK3]/[.AL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AR3:.AS3])" table:style-name="ce44">
            <text:p>R$ 0,00</text:p>
          </table:table-cell>
          <table:table-cell office:value-type="currency" office:value="0" table:formula="of:=[.AT3]/[.AP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AU3]/[.AV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BB3:.BC3])" table:style-name="ce44">
            <text:p>R$ 0,00</text:p>
          </table:table-cell>
          <table:table-cell office:value-type="currency" office:value="0" table:formula="of:=[.BD3]/[.AZ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BE3]/[.BF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BL3:.BM3])" table:style-name="ce44">
            <text:p>R$ 0,00</text:p>
          </table:table-cell>
          <table:table-cell office:value-type="currency" office:value="0" table:formula="of:=[.BN3]/[.BJ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BO3]/[.BP3]" table:style-name="ce44">
            <text:p>R$ 0,00</text:p>
          </table:table-cell>
          <table:table-cell table:style-name="ce6"/>
          <table:table-cell office:value-type="string" table:style-name="ce41">
            <text:p>0 – ESCOLHER PRODUTO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NADA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0" table:formula="of:=SUM([.BV3:.BW3])" table:style-name="ce44">
            <text:p>R$ 0,00</text:p>
          </table:table-cell>
          <table:table-cell office:value-type="currency" office:value="0" table:formula="of:=[.BX3]/[.BT3]" table:style-name="ce44">
            <text:p>R$ 0,00</text:p>
          </table:table-cell>
          <table:table-cell office:value-type="float" office:value="1" table:style-name="ce45">
            <text:p>1</text:p>
          </table:table-cell>
          <table:table-cell office:value-type="currency" office:value="0" table:formula="of:=[.BY3]/[.BZ3]" table:style-name="ce44">
            <text:p>R$ 0,00</text:p>
          </table:table-cell>
          <table:table-cell table:number-columns-repeated="16305"/>
        </table:table-row>
        <table:table-row table:style-name="ro1">
          <table:table-cell office:value-type="string" table:style-name="ce46">
            <text:p>0 – Caixa cupcake grande 1 unidade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un</text:p>
          </table:table-cell>
          <table:table-cell office:value-type="currency" office:value="4.5" table:style-name="ce48">
            <text:p>R$ 4,50</text:p>
          </table:table-cell>
          <table:table-cell office:value-type="currency" office:value="0" table:style-name="ce48">
            <text:p>R$ 0,00</text:p>
          </table:table-cell>
          <table:table-cell office:value-type="currency" office:value="4.5" table:formula="of:=SUM([.D4:.E4])" table:style-name="ce49">
            <text:p>R$ 4,50</text:p>
          </table:table-cell>
          <table:table-cell office:value-type="currency" office:value="4.5" table:formula="of:=[.F4]/[.B4]" table:style-name="ce44">
            <text:p>R$ 4,50</text:p>
          </table:table-cell>
          <table:table-cell office:value-type="float" office:value="1" table:style-name="ce50">
            <text:p>1</text:p>
          </table:table-cell>
          <table:table-cell office:value-type="currency" office:value="4.5" table:formula="of:=[.G4]/[.H4]" table:style-name="ce44">
            <text:p>R$ 4,50</text:p>
          </table:table-cell>
          <table:table-cell table:style-name="ce6"/>
          <table:table-cell office:value-type="string" table:style-name="ce46">
            <text:p>Acetato 15 micras – A4</text:p>
          </table:table-cell>
          <table:table-cell office:value-type="float" office:value="10" table:style-name="ce47">
            <text:p>10</text:p>
          </table:table-cell>
          <table:table-cell office:value-type="string" table:style-name="ce47">
            <text:p>un</text:p>
          </table:table-cell>
          <table:table-cell office:value-type="currency" office:value="8.6999999999999993" table:style-name="ce48">
            <text:p>R$ 8,70</text:p>
          </table:table-cell>
          <table:table-cell office:value-type="currency" office:value="1.5" table:style-name="ce48">
            <text:p>R$ 1,50</text:p>
          </table:table-cell>
          <table:table-cell office:value-type="currency" office:value="10.199999999999999" table:formula="of:=SUM([.N4:.O4])" table:style-name="ce49">
            <text:p>R$ 10,20</text:p>
          </table:table-cell>
          <table:table-cell office:value-type="currency" office:value="1.02" table:formula="of:=[.P4]/[.L4]" table:style-name="ce49">
            <text:p>R$ 1,02</text:p>
          </table:table-cell>
          <table:table-cell office:value-type="float" office:value="1" table:style-name="ce50">
            <text:p>1</text:p>
          </table:table-cell>
          <table:table-cell office:value-type="currency" office:value="1.02" table:formula="of:=[.Q4]/[.R4]" table:style-name="ce44">
            <text:p>R$ 1,02</text:p>
          </table:table-cell>
          <table:table-cell table:style-name="ce6"/>
          <table:table-cell office:value-type="string" table:style-name="ce51">
            <text:p>Doce – Bala de goma 30gr – 30 unidades</text:p>
          </table:table-cell>
          <table:table-cell office:value-type="float" office:value="30" table:style-name="ce42">
            <text:p>30</text:p>
          </table:table-cell>
          <table:table-cell office:value-type="string" table:style-name="ce42">
            <text:p>un</text:p>
          </table:table-cell>
          <table:table-cell office:value-type="currency" office:value="9" table:style-name="ce43">
            <text:p>R$ 9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9" table:formula="of:=SUM([.X4:.Y4])" table:style-name="ce44">
            <text:p>R$ 9,00</text:p>
          </table:table-cell>
          <table:table-cell office:value-type="currency" office:value="0.3" table:formula="of:=[.Z4]/[.V4]" table:style-name="ce44">
            <text:p>R$ 0,30</text:p>
          </table:table-cell>
          <table:table-cell office:value-type="float" office:value="1" table:style-name="ce45">
            <text:p>1</text:p>
          </table:table-cell>
          <table:table-cell office:value-type="currency" office:value="0.3" table:formula="of:=[.AA4]/[.AB4]" table:style-name="ce44">
            <text:p>R$ 0,30</text:p>
          </table:table-cell>
          <table:table-cell table:style-name="ce6"/>
          <table:table-cell office:value-type="string" table:style-name="ce46">
            <text:p>Balde de pipoca 1 unidade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un</text:p>
          </table:table-cell>
          <table:table-cell office:value-type="currency" office:value="3.8" table:style-name="ce48">
            <text:p>R$ 3,80</text:p>
          </table:table-cell>
          <table:table-cell office:value-type="currency" office:value="0" table:style-name="ce48">
            <text:p>R$ 0,00</text:p>
          </table:table-cell>
          <table:table-cell office:value-type="currency" office:value="3.8" table:formula="of:=SUM([.AH4:.AI4])" table:style-name="ce49">
            <text:p>R$ 3,80</text:p>
          </table:table-cell>
          <table:table-cell office:value-type="currency" office:value="3.8" table:formula="of:=[.AJ4]/[.AF4]" table:style-name="ce44">
            <text:p>R$ 3,80</text:p>
          </table:table-cell>
          <table:table-cell office:value-type="float" office:value="1" table:style-name="ce50">
            <text:p>1</text:p>
          </table:table-cell>
          <table:table-cell office:value-type="currency" office:value="3.8" table:formula="of:=[.AK4]/[.AL4]" table:style-name="ce44">
            <text:p>R$ 3,80</text:p>
          </table:table-cell>
          <table:table-cell table:style-name="ce6"/>
          <table:table-cell office:value-type="string" table:style-name="ce46">
            <text:p>Alcool em Gel</text:p>
          </table:table-cell>
          <table:table-cell office:value-type="float" office:value="500" table:style-name="ce47">
            <text:p>500</text:p>
          </table:table-cell>
          <table:table-cell office:value-type="string" table:style-name="ce47">
            <text:p>ml</text:p>
          </table:table-cell>
          <table:table-cell office:value-type="currency" office:value="10" table:style-name="ce48">
            <text:p>R$ 10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10" table:formula="of:=SUM([.AR4:.AS4])" table:style-name="ce49">
            <text:p>R$ 10,00</text:p>
          </table:table-cell>
          <table:table-cell office:value-type="currency" office:value="0.02" table:formula="of:=[.AT4]/[.AP4]" table:style-name="ce44">
            <text:p>R$ 0,02</text:p>
          </table:table-cell>
          <table:table-cell office:value-type="float" office:value="1" table:style-name="ce50">
            <text:p>1</text:p>
          </table:table-cell>
          <table:table-cell office:value-type="currency" office:value="0.02" table:formula="of:=[.AU4]/[.AV4]" table:style-name="ce44">
            <text:p>R$ 0,02</text:p>
          </table:table-cell>
          <table:table-cell table:style-name="ce6"/>
          <table:table-cell office:value-type="string" table:style-name="ce46">
            <text:p>Wireo 1 1/4 - Passo 2:1 - Branco</text:p>
          </table:table-cell>
          <table:table-cell office:value-type="float" office:value="8" table:style-name="ce47">
            <text:p>8</text:p>
          </table:table-cell>
          <table:table-cell office:value-type="string" table:style-name="ce47">
            <text:p>un</text:p>
          </table:table-cell>
          <table:table-cell office:value-type="currency" office:value="33.6" table:formula="of:=4.2*8" table:style-name="ce48">
            <text:p>R$ 33,60</text:p>
          </table:table-cell>
          <table:table-cell office:value-type="currency" office:value="2" table:style-name="ce48">
            <text:p>R$ 2,00</text:p>
          </table:table-cell>
          <table:table-cell office:value-type="currency" office:value="35.6" table:formula="of:=SUM([.BB4:.BC4])" table:style-name="ce49">
            <text:p>R$ 35,60</text:p>
          </table:table-cell>
          <table:table-cell office:value-type="currency" office:value="4.45" table:formula="of:=[.BD4]/[.AZ4]" table:style-name="ce44">
            <text:p>R$ 4,45</text:p>
          </table:table-cell>
          <table:table-cell office:value-type="float" office:value="23" table:style-name="ce50">
            <text:p>23</text:p>
          </table:table-cell>
          <table:table-cell office:value-type="currency" office:value="0.19347826086956524" table:formula="of:=[.BE4]/[.BF4]" table:style-name="ce44">
            <text:p>R$ 0,19</text:p>
          </table:table-cell>
          <table:table-cell table:style-name="ce6"/>
          <table:table-cell office:value-type="string" table:style-name="ce51">
            <text:p>Bopp floco de neve 33x10 m = 1000 cm / 21 cm – Medida A4</text:p>
          </table:table-cell>
          <table:table-cell office:value-type="float" office:value="47" table:style-name="ce42">
            <text:p>47</text:p>
          </table:table-cell>
          <table:table-cell office:value-type="string" table:style-name="ce42">
            <text:p>cm</text:p>
          </table:table-cell>
          <table:table-cell office:value-type="currency" office:value="16.3" table:style-name="ce43">
            <text:p>R$ 16,30</text:p>
          </table:table-cell>
          <table:table-cell office:value-type="currency" office:value="4" table:style-name="ce43">
            <text:p>R$ 4,00</text:p>
          </table:table-cell>
          <table:table-cell office:value-type="currency" office:value="20.3" table:formula="of:=SUM([.BL4:.BM4])" table:style-name="ce49">
            <text:p>R$ 20,30</text:p>
          </table:table-cell>
          <table:table-cell office:value-type="currency" office:value="0.43191489361702129" table:formula="of:=[.BN4]/[.BJ4]" table:style-name="ce49">
            <text:p>R$ 0,43</text:p>
          </table:table-cell>
          <table:table-cell office:value-type="float" office:value="1" table:style-name="ce50">
            <text:p>1</text:p>
          </table:table-cell>
          <table:table-cell office:value-type="currency" office:value="0.43191489361702129" table:formula="of:=[.BO4]/[.BP4]" table:style-name="ce44">
            <text:p>R$ 0,43</text:p>
          </table:table-cell>
          <table:table-cell table:style-name="ce6"/>
          <table:table-cell office:value-type="string" table:style-name="ce52">
            <text:p>Cola cascorez</text:p>
          </table:table-cell>
          <table:table-cell office:value-type="float" office:value="800" table:style-name="ce47">
            <text:p>800</text:p>
          </table:table-cell>
          <table:table-cell office:value-type="string" table:style-name="ce47">
            <text:p>ml</text:p>
          </table:table-cell>
          <table:table-cell office:value-type="currency" office:value="38" table:style-name="ce48">
            <text:p>R$ 38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38" table:formula="of:=SUM([.BV4:.BW4])" table:style-name="ce49">
            <text:p>R$ 38,00</text:p>
          </table:table-cell>
          <table:table-cell office:value-type="currency" office:value="4.7500000000000001E-2" table:formula="of:=[.BX4]/[.BT4]" table:style-name="ce49">
            <text:p>R$ 0,05</text:p>
          </table:table-cell>
          <table:table-cell office:value-type="float" office:value="1" table:style-name="ce50">
            <text:p>1</text:p>
          </table:table-cell>
          <table:table-cell office:value-type="currency" office:value="4.7500000000000001E-2" table:formula="of:=[.BY4]/[.BZ4]" table:style-name="ce44">
            <text:p>R$ 0,05</text:p>
          </table:table-cell>
          <table:table-cell table:number-columns-repeated="16305"/>
        </table:table-row>
        <table:table-row table:style-name="ro1">
          <table:table-cell office:value-type="string" table:style-name="ce51">
            <text:p>0 – Caixa cupcake grande 50 unidade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un</text:p>
          </table:table-cell>
          <table:table-cell office:value-type="currency" office:value="4.26" table:formula="of:=213/50" table:style-name="ce43">
            <text:p>R$ 4,26</text:p>
          </table:table-cell>
          <table:table-cell office:value-type="currency" office:value="0" table:style-name="ce43">
            <text:p>R$ 0,00</text:p>
          </table:table-cell>
          <table:table-cell office:value-type="currency" office:value="4.26" table:formula="of:=SUM([.D5:.E5])" table:style-name="ce44">
            <text:p>R$ 4,26</text:p>
          </table:table-cell>
          <table:table-cell office:value-type="currency" office:value="4.26" table:formula="of:=[.F5]/[.B5]" table:style-name="ce44">
            <text:p>R$ 4,26</text:p>
          </table:table-cell>
          <table:table-cell office:value-type="float" office:value="1" table:style-name="ce45">
            <text:p>1</text:p>
          </table:table-cell>
          <table:table-cell office:value-type="currency" office:value="4.26" table:formula="of:=[.G5]/[.H5]" table:style-name="ce44">
            <text:p>R$ 4,26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5:.O5])" table:style-name="ce49">
            <text:p>R$ 0,00</text:p>
          </table:table-cell>
          <table:table-cell office:value-type="currency" office:value="0" table:formula="of:=[.P5]/[.L5]" table:style-name="ce49">
            <text:p>#DIV/0!</text:p>
          </table:table-cell>
          <table:table-cell table:style-name="ce50"/>
          <table:table-cell office:value-type="currency" office:value="0" table:formula="of:=[.Q5]/[.R5]" table:style-name="ce44">
            <text:p>#DIV/0!</text:p>
          </table:table-cell>
          <table:table-cell table:style-name="ce6"/>
          <table:table-cell table:style-name="ce46"/>
          <table:table-cell office:value-type="float" office:value="96" table:formula="of:=12*8" table:style-name="ce47">
            <text:p>96</text:p>
          </table:table-cell>
          <table:table-cell table:style-name="ce47"/>
          <table:table-cell table:number-columns-repeated="2" table:style-name="ce48"/>
          <table:table-cell office:value-type="currency" office:value="0" table:formula="of:=SUM([.X5:.Y5])" table:style-name="ce49">
            <text:p>R$ 0,00</text:p>
          </table:table-cell>
          <table:table-cell office:value-type="currency" office:value="0" table:formula="of:=[.Z5]/[.V5]" table:style-name="ce44">
            <text:p>R$ 0,00</text:p>
          </table:table-cell>
          <table:table-cell table:style-name="ce50"/>
          <table:table-cell office:value-type="currency" office:value="0" table:formula="of:=[.AA5]/[.AB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5:.AI5])" table:style-name="ce44">
            <text:p>R$ 0,00</text:p>
          </table:table-cell>
          <table:table-cell office:value-type="currency" office:value="0" table:formula="of:=[.AJ5]/[.AF5]" table:style-name="ce44">
            <text:p>#DIV/0!</text:p>
          </table:table-cell>
          <table:table-cell table:style-name="ce45"/>
          <table:table-cell office:value-type="currency" office:value="0" table:formula="of:=[.AK5]/[.AL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:.AS5])" table:style-name="ce49">
            <text:p>R$ 0,00</text:p>
          </table:table-cell>
          <table:table-cell office:value-type="currency" office:value="0" table:formula="of:=[.AT5]/[.AP5]" table:style-name="ce44">
            <text:p>#DIV/0!</text:p>
          </table:table-cell>
          <table:table-cell table:style-name="ce50"/>
          <table:table-cell office:value-type="currency" office:value="0" table:formula="of:=[.AU5]/[.AV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B5:.BC5])" table:style-name="ce44">
            <text:p>R$ 0,00</text:p>
          </table:table-cell>
          <table:table-cell office:value-type="currency" office:value="0" table:formula="of:=[.BD5]/[.AZ5]" table:style-name="ce44">
            <text:p>#DIV/0!</text:p>
          </table:table-cell>
          <table:table-cell table:style-name="ce50"/>
          <table:table-cell office:value-type="currency" office:value="0" table:formula="of:=[.BE5]/[.BF5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5:.BM5])" table:style-name="ce49">
            <text:p>R$ 0,00</text:p>
          </table:table-cell>
          <table:table-cell office:value-type="currency" office:value="0" table:formula="of:=[.BN5]/[.BJ5]" table:style-name="ce49">
            <text:p>#DIV/0!</text:p>
          </table:table-cell>
          <table:table-cell table:style-name="ce50"/>
          <table:table-cell office:value-type="currency" office:value="0" table:formula="of:=[.BO5]/[.BP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V5:.BW5])" table:style-name="ce44">
            <text:p>R$ 0,00</text:p>
          </table:table-cell>
          <table:table-cell office:value-type="currency" office:value="0" table:formula="of:=[.BX5]/[.BT5]" table:style-name="ce44">
            <text:p>#DIV/0!</text:p>
          </table:table-cell>
          <table:table-cell table:style-name="ce45"/>
          <table:table-cell office:value-type="currency" office:value="0" table:formula="of:=[.BY5]/[.BZ5]" table:style-name="ce44">
            <text:p>#DIV/0!</text:p>
          </table:table-cell>
          <table:table-cell table:number-columns-repeated="16305"/>
        </table:table-row>
        <table:table-row table:style-name="ro1">
          <table:table-cell office:value-type="string" table:style-name="ce46">
            <text:p>0 – Caixa cupcake media 1 unidade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un</text:p>
          </table:table-cell>
          <table:table-cell office:value-type="currency" office:value="3.6" table:style-name="ce48">
            <text:p>R$ 3,60</text:p>
          </table:table-cell>
          <table:table-cell office:value-type="currency" office:value="0" table:style-name="ce48">
            <text:p>R$ 0,00</text:p>
          </table:table-cell>
          <table:table-cell office:value-type="currency" office:value="3.6" table:formula="of:=SUM([.D6:.E6])" table:style-name="ce49">
            <text:p>R$ 3,60</text:p>
          </table:table-cell>
          <table:table-cell office:value-type="currency" office:value="3.6" table:formula="of:=[.F6]/[.B6]" table:style-name="ce44">
            <text:p>R$ 3,60</text:p>
          </table:table-cell>
          <table:table-cell office:value-type="float" office:value="1" table:style-name="ce50">
            <text:p>1</text:p>
          </table:table-cell>
          <table:table-cell office:value-type="currency" office:value="3.6" table:formula="of:=[.G6]/[.H6]" table:style-name="ce44">
            <text:p>R$ 3,60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6:.O6])" table:style-name="ce49">
            <text:p>R$ 0,00</text:p>
          </table:table-cell>
          <table:table-cell office:value-type="currency" office:value="0" table:formula="of:=[.P6]/[.L6]" table:style-name="ce49">
            <text:p>#DIV/0!</text:p>
          </table:table-cell>
          <table:table-cell table:style-name="ce50"/>
          <table:table-cell office:value-type="currency" office:value="0" table:formula="of:=[.Q6]/[.R6]" table:style-name="ce44">
            <text:p>#DIV/0!</text:p>
          </table:table-cell>
          <table:table-cell table:style-name="ce6"/>
          <table:table-cell table:style-name="ce53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6:.Y6])" table:style-name="ce49">
            <text:p>R$ 0,00</text:p>
          </table:table-cell>
          <table:table-cell office:value-type="currency" office:value="0" table:formula="of:=[.Z6]/[.V6]" table:style-name="ce44">
            <text:p>#DIV/0!</text:p>
          </table:table-cell>
          <table:table-cell table:style-name="ce50"/>
          <table:table-cell office:value-type="currency" office:value="0" table:formula="of:=[.AA6]/[.AB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6:.AI6])" table:style-name="ce44">
            <text:p>R$ 0,00</text:p>
          </table:table-cell>
          <table:table-cell office:value-type="currency" office:value="0" table:formula="of:=[.AJ6]/[.AF6]" table:style-name="ce44">
            <text:p>#DIV/0!</text:p>
          </table:table-cell>
          <table:table-cell table:style-name="ce45"/>
          <table:table-cell office:value-type="currency" office:value="0" table:formula="of:=[.AK6]/[.AL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6:.AS6])" table:style-name="ce44">
            <text:p>R$ 0,00</text:p>
          </table:table-cell>
          <table:table-cell office:value-type="currency" office:value="0" table:formula="of:=[.AT6]/[.AP6]" table:style-name="ce44">
            <text:p>#DIV/0!</text:p>
          </table:table-cell>
          <table:table-cell table:style-name="ce45"/>
          <table:table-cell office:value-type="currency" office:value="0" table:formula="of:=[.AU6]/[.AV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office:value-type="string" table:style-name="ce43">
            <text:p><text:s/></text:p>
          </table:table-cell>
          <table:table-cell table:style-name="ce43"/>
          <table:table-cell office:value-type="currency" office:value="0" table:formula="of:=SUM([.BB6:.BC6])" table:style-name="ce44">
            <text:p>R$ 0,00</text:p>
          </table:table-cell>
          <table:table-cell office:value-type="currency" office:value="0" table:formula="of:=[.BD6]/[.AZ6]" table:style-name="ce44">
            <text:p>#DIV/0!</text:p>
          </table:table-cell>
          <table:table-cell table:style-name="ce50"/>
          <table:table-cell office:value-type="currency" office:value="0" table:formula="of:=[.BE6]/[.BF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6:.BM6])" table:style-name="ce49">
            <text:p>R$ 0,00</text:p>
          </table:table-cell>
          <table:table-cell office:value-type="currency" office:value="0" table:formula="of:=[.BN6]/[.BJ6]" table:style-name="ce49">
            <text:p>#DIV/0!</text:p>
          </table:table-cell>
          <table:table-cell table:style-name="ce50"/>
          <table:table-cell office:value-type="currency" office:value="0" table:formula="of:=[.BO6]/[.BP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office:value-type="currency" office:value="0" table:formula="of:=[.BX6]/[.BT6]" table:style-name="ce44">
            <text:p>#DIV/0!</text:p>
          </table:table-cell>
          <table:table-cell table:style-name="ce50"/>
          <table:table-cell office:value-type="currency" office:value="0" table:formula="of:=[.BY6]/[.BZ6]" table:style-name="ce44">
            <text:p>#DIV/0!</text:p>
          </table:table-cell>
          <table:table-cell table:number-columns-repeated="16305"/>
        </table:table-row>
        <table:table-row table:style-name="ro1">
          <table:table-cell office:value-type="string" table:style-name="ce51">
            <text:p>0 – Caixa cupcake media 50 unidades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un</text:p>
          </table:table-cell>
          <table:table-cell office:value-type="currency" office:value="3.45" table:formula="of:=172.5/50" table:style-name="ce43">
            <text:p>R$ 3,45</text:p>
          </table:table-cell>
          <table:table-cell office:value-type="currency" office:value="0" table:style-name="ce43">
            <text:p>R$ 0,00</text:p>
          </table:table-cell>
          <table:table-cell office:value-type="currency" office:value="3.45" table:formula="of:=SUM([.D7:.E7])" table:style-name="ce44">
            <text:p>R$ 3,45</text:p>
          </table:table-cell>
          <table:table-cell office:value-type="currency" office:value="3.45" table:formula="of:=[.F7]/[.B7]" table:style-name="ce44">
            <text:p>R$ 3,45</text:p>
          </table:table-cell>
          <table:table-cell office:value-type="float" office:value="1" table:style-name="ce45">
            <text:p>1</text:p>
          </table:table-cell>
          <table:table-cell office:value-type="currency" office:value="3.45" table:formula="of:=[.G7]/[.H7]" table:style-name="ce44">
            <text:p>R$ 3,45</text:p>
          </table:table-cell>
          <table:table-cell table:style-name="ce6"/>
          <table:table-cell table:style-name="ce51"/>
          <table:table-cell office:value-type="float" office:value="45" table:formula="of:=9*5" table:style-name="ce42">
            <text:p>45</text:p>
          </table:table-cell>
          <table:table-cell table:style-name="ce42"/>
          <table:table-cell office:value-type="currency" office:value="26" table:formula="of:=5.2*5" table:style-name="ce43">
            <text:p>R$ 26,00</text:p>
          </table:table-cell>
          <table:table-cell table:style-name="ce43"/>
          <table:table-cell office:value-type="currency" office:value="26" table:formula="of:=SUM([.N7:.O7])" table:style-name="ce44">
            <text:p>R$ 26,00</text:p>
          </table:table-cell>
          <table:table-cell office:value-type="currency" office:value="0.57777777777777772" table:formula="of:=[.P7]/[.L7]" table:style-name="ce44">
            <text:p>R$ 0,58</text:p>
          </table:table-cell>
          <table:table-cell table:style-name="ce45"/>
          <table:table-cell office:value-type="currency" office:value="0" table:formula="of:=[.Q7]/[.R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7:.Y7])" table:style-name="ce49">
            <text:p>R$ 0,00</text:p>
          </table:table-cell>
          <table:table-cell office:value-type="currency" office:value="0" table:formula="of:=[.Z7]/[.V7]" table:style-name="ce44">
            <text:p>#DIV/0!</text:p>
          </table:table-cell>
          <table:table-cell table:style-name="ce50"/>
          <table:table-cell office:value-type="currency" office:value="0" table:formula="of:=[.AA7]/[.AB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7:.AI7])" table:style-name="ce49">
            <text:p>R$ 0,00</text:p>
          </table:table-cell>
          <table:table-cell office:value-type="currency" office:value="0" table:formula="of:=[.AJ7]/[.AF7]" table:style-name="ce44">
            <text:p>#DIV/0!</text:p>
          </table:table-cell>
          <table:table-cell table:style-name="ce50"/>
          <table:table-cell office:value-type="currency" office:value="0" table:formula="of:=[.AK7]/[.AL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7:.AS7])" table:style-name="ce49">
            <text:p>R$ 0,00</text:p>
          </table:table-cell>
          <table:table-cell office:value-type="currency" office:value="0" table:formula="of:=[.AT7]/[.AP7]" table:style-name="ce44">
            <text:p>#DIV/0!</text:p>
          </table:table-cell>
          <table:table-cell table:style-name="ce50"/>
          <table:table-cell office:value-type="currency" office:value="0" table:formula="of:=[.AU7]/[.AV7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B7:.BC7])" table:style-name="ce49">
            <text:p>R$ 0,00</text:p>
          </table:table-cell>
          <table:table-cell office:value-type="currency" office:value="0" table:formula="of:=[.BD7]/[.AZ7]" table:style-name="ce49">
            <text:p>#DIV/0!</text:p>
          </table:table-cell>
          <table:table-cell table:style-name="ce50"/>
          <table:table-cell office:value-type="currency" office:value="0" table:formula="of:=[.BE7]/[.BF7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7:.BM7])" table:style-name="ce49">
            <text:p>R$ 0,00</text:p>
          </table:table-cell>
          <table:table-cell office:value-type="currency" office:value="0" table:formula="of:=[.BN7]/[.BJ7]" table:style-name="ce49">
            <text:p>#DIV/0!</text:p>
          </table:table-cell>
          <table:table-cell table:style-name="ce50"/>
          <table:table-cell office:value-type="currency" office:value="0" table:formula="of:=[.BO7]/[.BP7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V7:.BW7])" table:style-name="ce44">
            <text:p>R$ 0,00</text:p>
          </table:table-cell>
          <table:table-cell office:value-type="currency" office:value="0" table:formula="of:=[.BX7]/[.BT7]" table:style-name="ce44">
            <text:p>#DIV/0!</text:p>
          </table:table-cell>
          <table:table-cell table:style-name="ce45"/>
          <table:table-cell office:value-type="currency" office:value="0" table:formula="of:=[.BY7]/[.BZ7]" table:style-name="ce44">
            <text:p>#DIV/0!</text:p>
          </table:table-cell>
          <table:table-cell table:number-columns-repeated="16305"/>
        </table:table-row>
        <table:table-row table:style-name="ro1">
          <table:table-cell office:value-type="string" table:style-name="ce46">
            <text:p>0 – Cartão de visitas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un</text:p>
          </table:table-cell>
          <table:table-cell office:value-type="currency" office:value="36" table:style-name="ce48">
            <text:p>R$ 36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36" table:formula="of:=SUM([.D8:.E8])" table:style-name="ce49">
            <text:p>R$ 36,00</text:p>
          </table:table-cell>
          <table:table-cell office:value-type="currency" office:value="36" table:formula="of:=[.F8]/[.B8]" table:style-name="ce44">
            <text:p>R$ 36,00</text:p>
          </table:table-cell>
          <table:table-cell office:value-type="float" office:value="1000" table:style-name="ce50">
            <text:p>1000</text:p>
          </table:table-cell>
          <table:table-cell office:value-type="currency" office:value="3.5999999999999997E-2" table:formula="of:=[.G8]/[.H8]" table:style-name="ce44">
            <text:p>R$ 0,04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8:.O8])" table:style-name="ce49">
            <text:p>R$ 0,00</text:p>
          </table:table-cell>
          <table:table-cell office:value-type="currency" office:value="0" table:formula="of:=[.P8]/[.L8]" table:style-name="ce49">
            <text:p>#DIV/0!</text:p>
          </table:table-cell>
          <table:table-cell table:style-name="ce50"/>
          <table:table-cell office:value-type="currency" office:value="0" table:formula="of:=[.Q8]/[.R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8:.Y8])" table:style-name="ce44">
            <text:p>R$ 0,00</text:p>
          </table:table-cell>
          <table:table-cell office:value-type="currency" office:value="0" table:formula="of:=[.Z8]/[.V8]" table:style-name="ce44">
            <text:p>#DIV/0!</text:p>
          </table:table-cell>
          <table:table-cell table:style-name="ce45"/>
          <table:table-cell office:value-type="currency" office:value="0" table:formula="of:=[.AA8]/[.AB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8:.AI8])" table:style-name="ce49">
            <text:p>R$ 0,00</text:p>
          </table:table-cell>
          <table:table-cell office:value-type="currency" office:value="0" table:formula="of:=[.AJ8]/[.AF8]" table:style-name="ce44">
            <text:p>#DIV/0!</text:p>
          </table:table-cell>
          <table:table-cell table:style-name="ce50"/>
          <table:table-cell office:value-type="currency" office:value="0" table:formula="of:=[.AK8]/[.AL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8:.AS8])" table:style-name="ce49">
            <text:p>R$ 0,00</text:p>
          </table:table-cell>
          <table:table-cell office:value-type="currency" office:value="0" table:formula="of:=[.AT8]/[.AP8]" table:style-name="ce44">
            <text:p>#DIV/0!</text:p>
          </table:table-cell>
          <table:table-cell table:style-name="ce50"/>
          <table:table-cell office:value-type="currency" office:value="0" table:formula="of:=[.AU8]/[.AV8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B8:.BC8])" table:style-name="ce49">
            <text:p>R$ 0,00</text:p>
          </table:table-cell>
          <table:table-cell office:value-type="currency" office:value="0" table:formula="of:=[.BD8]/[.AZ8]" table:style-name="ce49">
            <text:p>#DIV/0!</text:p>
          </table:table-cell>
          <table:table-cell office:value-type="float" office:value="0" table:formula="of:=23*[.AZ8]" table:style-name="ce50">
            <text:p>0</text:p>
          </table:table-cell>
          <table:table-cell office:value-type="currency" office:value="0" table:formula="of:=[.BE8]/[.BF8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8:.BM8])" table:style-name="ce49">
            <text:p>R$ 0,00</text:p>
          </table:table-cell>
          <table:table-cell office:value-type="currency" office:value="0" table:formula="of:=[.BN8]/[.BJ8]" table:style-name="ce49">
            <text:p>#DIV/0!</text:p>
          </table:table-cell>
          <table:table-cell table:style-name="ce50"/>
          <table:table-cell office:value-type="currency" office:value="0" table:formula="of:=[.BO8]/[.BP8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V8:.BW8])" table:style-name="ce49">
            <text:p>R$ 0,00</text:p>
          </table:table-cell>
          <table:table-cell office:value-type="currency" office:value="0" table:formula="of:=[.BX8]/[.BT8]" table:style-name="ce49">
            <text:p>#DIV/0!</text:p>
          </table:table-cell>
          <table:table-cell table:style-name="ce50"/>
          <table:table-cell office:value-type="currency" office:value="0" table:formula="of:=[.BY8]/[.BZ8]" table:style-name="ce44">
            <text:p>#DIV/0!</text:p>
          </table:table-cell>
          <table:table-cell table:number-columns-repeated="16305"/>
        </table:table-row>
        <table:table-row table:style-name="ro1">
          <table:table-cell office:value-type="string" table:style-name="ce51">
            <text:p>0 – Guilhotina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pc</text:p>
          </table:table-cell>
          <table:table-cell office:value-type="currency" office:value="62.9" table:style-name="ce43">
            <text:p>R$ 62,90</text:p>
          </table:table-cell>
          <table:table-cell office:value-type="currency" office:value="12" table:style-name="ce43">
            <text:p>R$ 12,00</text:p>
          </table:table-cell>
          <table:table-cell office:value-type="currency" office:value="74.900000000000006" table:formula="of:=SUM([.D9:.E9])" table:style-name="ce44">
            <text:p>R$ 74,90</text:p>
          </table:table-cell>
          <table:table-cell office:value-type="currency" office:value="74.900000000000006" table:formula="of:=[.F9]/[.B9]" table:style-name="ce44">
            <text:p>R$ 74,90</text:p>
          </table:table-cell>
          <table:table-cell office:value-type="float" office:value="7000" table:style-name="ce45">
            <text:p>7000</text:p>
          </table:table-cell>
          <table:table-cell office:value-type="currency" office:value="1.0700000000000001E-2" table:formula="of:=[.G9]/[.H9]" table:style-name="ce44">
            <text:p>R$ 0,01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9:.O9])" table:style-name="ce49">
            <text:p>R$ 0,00</text:p>
          </table:table-cell>
          <table:table-cell office:value-type="currency" office:value="0" table:formula="of:=[.P9]/[.L9]" table:style-name="ce49">
            <text:p>#DIV/0!</text:p>
          </table:table-cell>
          <table:table-cell table:style-name="ce50"/>
          <table:table-cell office:value-type="currency" office:value="0" table:formula="of:=[.Q9]/[.R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9:.Y9])" table:style-name="ce44">
            <text:p>R$ 0,00</text:p>
          </table:table-cell>
          <table:table-cell office:value-type="currency" office:value="0" table:formula="of:=[.Z9]/[.V9]" table:style-name="ce44">
            <text:p>#DIV/0!</text:p>
          </table:table-cell>
          <table:table-cell table:style-name="ce45"/>
          <table:table-cell office:value-type="currency" office:value="0" table:formula="of:=[.AA9]/[.AB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9:.AI9])" table:style-name="ce44">
            <text:p>R$ 0,00</text:p>
          </table:table-cell>
          <table:table-cell office:value-type="currency" office:value="0" table:formula="of:=[.AJ9]/[.AF9]" table:style-name="ce44">
            <text:p>#DIV/0!</text:p>
          </table:table-cell>
          <table:table-cell table:style-name="ce45"/>
          <table:table-cell office:value-type="currency" office:value="0" table:formula="of:=[.AK9]/[.AL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9:.AS9])" table:style-name="ce44">
            <text:p>R$ 0,00</text:p>
          </table:table-cell>
          <table:table-cell office:value-type="currency" office:value="0" table:formula="of:=[.AT9]/[.AP9]" table:style-name="ce44">
            <text:p>#DIV/0!</text:p>
          </table:table-cell>
          <table:table-cell table:style-name="ce45"/>
          <table:table-cell office:value-type="currency" office:value="0" table:formula="of:=[.AU9]/[.AV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9:.BM9])" table:style-name="ce49">
            <text:p>R$ 0,00</text:p>
          </table:table-cell>
          <table:table-cell office:value-type="currency" office:value="0" table:formula="of:=[.BN9]/[.BJ9]" table:style-name="ce49">
            <text:p>#DIV/0!</text:p>
          </table:table-cell>
          <table:table-cell table:style-name="ce50"/>
          <table:table-cell office:value-type="currency" office:value="0" table:formula="of:=[.BO9]/[.BP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05"/>
        </table:table-row>
        <table:table-row table:style-name="ro1">
          <table:table-cell office:value-type="string" table:style-name="ce51">
            <text:p>0 – Lamina de corte shillhouete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un</text:p>
          </table:table-cell>
          <table:table-cell office:value-type="currency" office:value="110" table:style-name="ce43">
            <text:p>R$ 110,00</text:p>
          </table:table-cell>
          <table:table-cell office:value-type="currency" office:value="40" table:style-name="ce43">
            <text:p>R$ 40,00</text:p>
          </table:table-cell>
          <table:table-cell office:value-type="currency" office:value="150" table:formula="of:=SUM([.D10:.E10])" table:style-name="ce44">
            <text:p>R$ 150,00</text:p>
          </table:table-cell>
          <table:table-cell office:value-type="currency" office:value="150" table:formula="of:=[.F10]/[.B10]" table:style-name="ce44">
            <text:p>R$ 150,00</text:p>
          </table:table-cell>
          <table:table-cell office:value-type="float" office:value="3000" table:formula="of:=750*4" table:style-name="ce45">
            <text:p>3000</text:p>
          </table:table-cell>
          <table:table-cell office:value-type="currency" office:value="0.05" table:formula="of:=[.G10]/[.H10]" table:style-name="ce44">
            <text:p>R$ 0,05</text:p>
          </table:table-cell>
          <table:table-cell table:style-name="ce6"/>
          <table:table-cell table:style-name="ce52"/>
          <table:table-cell table:number-columns-repeated="2" table:style-name="ce47"/>
          <table:table-cell table:style-name="ce48"/>
          <table:table-cell office:value-type="currency" office:value="16.583333333333332" table:formula="of:=(19.9/600)*500" table:style-name="ce48">
            <text:p>R$ 16,58</text:p>
          </table:table-cell>
          <table:table-cell office:value-type="currency" office:value="16.583333333333332" table:formula="of:=SUM([.N10:.O10])" table:style-name="ce49">
            <text:p>R$ 16,58</text:p>
          </table:table-cell>
          <table:table-cell office:value-type="currency" office:value="0" table:formula="of:=[.P10]/[.L10]" table:style-name="ce49">
            <text:p>#DIV/0!</text:p>
          </table:table-cell>
          <table:table-cell table:style-name="ce50"/>
          <table:table-cell office:value-type="currency" office:value="0" table:formula="of:=[.Q10]/[.R1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0:.Y10])" table:style-name="ce49">
            <text:p>R$ 0,00</text:p>
          </table:table-cell>
          <table:table-cell office:value-type="currency" office:value="0" table:formula="of:=[.Z10]/[.V10]" table:style-name="ce44">
            <text:p>#DIV/0!</text:p>
          </table:table-cell>
          <table:table-cell table:style-name="ce50"/>
          <table:table-cell office:value-type="currency" office:value="0" table:formula="of:=[.AA10]/[.AB1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10:.AI10])" table:style-name="ce49">
            <text:p>R$ 0,00</text:p>
          </table:table-cell>
          <table:table-cell office:value-type="currency" office:value="0" table:formula="of:=[.AJ10]/[.AF10]" table:style-name="ce44">
            <text:p>#DIV/0!</text:p>
          </table:table-cell>
          <table:table-cell table:style-name="ce50"/>
          <table:table-cell office:value-type="currency" office:value="0" table:formula="of:=[.AK10]/[.AL1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10:.AS10])" table:style-name="ce44">
            <text:p>R$ 0,00</text:p>
          </table:table-cell>
          <table:table-cell office:value-type="currency" office:value="0" table:formula="of:=[.AT10]/[.AP10]" table:style-name="ce44">
            <text:p>#DIV/0!</text:p>
          </table:table-cell>
          <table:table-cell table:style-name="ce45"/>
          <table:table-cell office:value-type="currency" office:value="0" table:formula="of:=[.AU10]/[.AV1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10:.BM10])" table:style-name="ce49">
            <text:p>R$ 0,00</text:p>
          </table:table-cell>
          <table:table-cell office:value-type="currency" office:value="0" table:formula="of:=[.BN10]/[.BJ10]" table:style-name="ce49">
            <text:p>#DIV/0!</text:p>
          </table:table-cell>
          <table:table-cell table:style-name="ce50"/>
          <table:table-cell office:value-type="currency" office:value="0" table:formula="of:=[.BO10]/[.BP1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05"/>
        </table:table-row>
        <table:table-row table:style-name="ro1">
          <table:table-cell office:value-type="string" table:style-name="ce46">
            <text:p>0 – Maquina de selar fita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pc</text:p>
          </table:table-cell>
          <table:table-cell office:value-type="currency" office:value="56.9" table:style-name="ce48">
            <text:p>R$ 56,90</text:p>
          </table:table-cell>
          <table:table-cell office:value-type="currency" office:value="12" table:style-name="ce48">
            <text:p>R$ 12,00</text:p>
          </table:table-cell>
          <table:table-cell office:value-type="currency" office:value="68.900000000000006" table:formula="of:=SUM([.D11:.E11])" table:style-name="ce49">
            <text:p>R$ 68,90</text:p>
          </table:table-cell>
          <table:table-cell office:value-type="currency" office:value="68.900000000000006" table:formula="of:=[.F11]/[.B11]" table:style-name="ce44">
            <text:p>R$ 68,90</text:p>
          </table:table-cell>
          <table:table-cell office:value-type="float" office:value="5000" table:style-name="ce50">
            <text:p>5000</text:p>
          </table:table-cell>
          <table:table-cell office:value-type="currency" office:value="1.3780000000000001E-2" table:formula="of:=[.G11]/[.H11]" table:style-name="ce44">
            <text:p>R$ 0,01</text:p>
          </table:table-cell>
          <table:table-cell table:style-name="ce6"/>
          <table:table-cell table:style-name="ce54"/>
          <table:table-cell table:number-columns-repeated="2" table:style-name="ce42"/>
          <table:table-cell office:value-type="currency" office:value="77" table:formula="of:=38.5*2" table:style-name="ce43">
            <text:p>R$ 77,00</text:p>
          </table:table-cell>
          <table:table-cell table:style-name="ce43"/>
          <table:table-cell office:value-type="currency" office:value="77" table:formula="of:=SUM([.N11:.O11])" table:style-name="ce44">
            <text:p>R$ 77,00</text:p>
          </table:table-cell>
          <table:table-cell office:value-type="currency" office:value="0" table:formula="of:=[.P11]/[.L11]" table:style-name="ce44">
            <text:p>#DIV/0!</text:p>
          </table:table-cell>
          <table:table-cell table:style-name="ce45"/>
          <table:table-cell office:value-type="currency" office:value="0" table:formula="of:=[.Q11]/[.R1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11:.Y11])" table:style-name="ce44">
            <text:p>R$ 0,00</text:p>
          </table:table-cell>
          <table:table-cell office:value-type="currency" office:value="0" table:formula="of:=[.Z11]/[.V11]" table:style-name="ce44">
            <text:p>#DIV/0!</text:p>
          </table:table-cell>
          <table:table-cell table:style-name="ce45"/>
          <table:table-cell office:value-type="currency" office:value="0" table:formula="of:=[.AA11]/[.AB1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11:.AI11])" table:style-name="ce44">
            <text:p>R$ 0,00</text:p>
          </table:table-cell>
          <table:table-cell office:value-type="currency" office:value="0" table:formula="of:=[.AJ11]/[.AF11]" table:style-name="ce44">
            <text:p>#DIV/0!</text:p>
          </table:table-cell>
          <table:table-cell table:style-name="ce45"/>
          <table:table-cell office:value-type="currency" office:value="0" table:formula="of:=[.AK11]/[.AL1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11:.AS11])" table:style-name="ce44">
            <text:p>R$ 0,00</text:p>
          </table:table-cell>
          <table:table-cell office:value-type="currency" office:value="0" table:formula="of:=[.AT11]/[.AP11]" table:style-name="ce44">
            <text:p>#DIV/0!</text:p>
          </table:table-cell>
          <table:table-cell table:style-name="ce45"/>
          <table:table-cell office:value-type="currency" office:value="0" table:formula="of:=[.AU11]/[.AV1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11:.BM11])" table:style-name="ce49">
            <text:p>R$ 0,00</text:p>
          </table:table-cell>
          <table:table-cell office:value-type="currency" office:value="0" table:formula="of:=[.BN11]/[.BJ11]" table:style-name="ce49">
            <text:p>#DIV/0!</text:p>
          </table:table-cell>
          <table:table-cell table:style-name="ce50"/>
          <table:table-cell office:value-type="currency" office:value="0" table:formula="of:=[.BO11]/[.BP1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05"/>
        </table:table-row>
        <table:table-row table:style-name="ro1">
          <table:table-cell office:value-type="string" table:style-name="ce54">
            <text:p>0 – Multifulcional ecotank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un</text:p>
          </table:table-cell>
          <table:table-cell office:value-type="currency" office:value="819" table:style-name="ce43">
            <text:p>R$ 819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819" table:formula="of:=SUM([.D12:.E12])" table:style-name="ce44">
            <text:p>R$ 819,00</text:p>
          </table:table-cell>
          <table:table-cell office:value-type="currency" office:value="819" table:formula="of:=[.F12]/[.B12]" table:style-name="ce44">
            <text:p>R$ 819,00</text:p>
          </table:table-cell>
          <table:table-cell office:value-type="float" office:value="50000" table:style-name="ce45">
            <text:p>50000</text:p>
          </table:table-cell>
          <table:table-cell office:value-type="currency" office:value="1.6379999999999999E-2" table:formula="of:=[.G12]/[.H12]" table:style-name="ce44">
            <text:p>R$ 0,02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12:.O12])" table:style-name="ce49">
            <text:p>R$ 0,00</text:p>
          </table:table-cell>
          <table:table-cell office:value-type="currency" office:value="0" table:formula="of:=[.P12]/[.L12]" table:style-name="ce49">
            <text:p>#DIV/0!</text:p>
          </table:table-cell>
          <table:table-cell table:style-name="ce50"/>
          <table:table-cell office:value-type="currency" office:value="0" table:formula="of:=[.Q12]/[.R1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2:.Y12])" table:style-name="ce49">
            <text:p>R$ 0,00</text:p>
          </table:table-cell>
          <table:table-cell office:value-type="currency" office:value="0" table:formula="of:=[.Z12]/[.V12]" table:style-name="ce44">
            <text:p>#DIV/0!</text:p>
          </table:table-cell>
          <table:table-cell table:style-name="ce50"/>
          <table:table-cell office:value-type="currency" office:value="0" table:formula="of:=[.AA12]/[.AB1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12:.AI12])" table:style-name="ce49">
            <text:p>R$ 0,00</text:p>
          </table:table-cell>
          <table:table-cell office:value-type="currency" office:value="0" table:formula="of:=[.AJ12]/[.AF12]" table:style-name="ce44">
            <text:p>#DIV/0!</text:p>
          </table:table-cell>
          <table:table-cell table:style-name="ce50"/>
          <table:table-cell office:value-type="currency" office:value="0" table:formula="of:=[.AK12]/[.AL1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12:.AS12])" table:style-name="ce44">
            <text:p>R$ 0,00</text:p>
          </table:table-cell>
          <table:table-cell office:value-type="currency" office:value="0" table:formula="of:=[.AT12]/[.AP12]" table:style-name="ce44">
            <text:p>#DIV/0!</text:p>
          </table:table-cell>
          <table:table-cell table:style-name="ce45"/>
          <table:table-cell office:value-type="currency" office:value="0" table:formula="of:=[.AU12]/[.AV12]" table:style-name="ce44">
            <text:p>#DIV/0!</text:p>
          </table:table-cell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12:.BM12])" table:style-name="ce49">
            <text:p>R$ 0,00</text:p>
          </table:table-cell>
          <table:table-cell office:value-type="currency" office:value="0" table:formula="of:=[.BN12]/[.BJ12]" table:style-name="ce49">
            <text:p>#DIV/0!</text:p>
          </table:table-cell>
          <table:table-cell table:style-name="ce50"/>
          <table:table-cell office:value-type="currency" office:value="0" table:formula="of:=[.BO12]/[.BP12]" table:style-name="ce44">
            <text:p>#DIV/0!</text:p>
          </table:table-cell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05"/>
        </table:table-row>
        <table:table-row table:style-name="ro1">
          <table:table-cell office:value-type="string" table:style-name="ce46">
            <text:p>0 – Refiladora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un</text:p>
          </table:table-cell>
          <table:table-cell office:value-type="currency" office:value="216" table:style-name="ce48">
            <text:p>R$ 216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216" table:formula="of:=SUM([.D13:.E13])" table:style-name="ce49">
            <text:p>R$ 216,00</text:p>
          </table:table-cell>
          <table:table-cell office:value-type="currency" office:value="216" table:formula="of:=[.F13]/[.B13]" table:style-name="ce44">
            <text:p>R$ 216,00</text:p>
          </table:table-cell>
          <table:table-cell office:value-type="float" office:value="4000" table:style-name="ce50">
            <text:p>4000</text:p>
          </table:table-cell>
          <table:table-cell office:value-type="currency" office:value="5.3999999999999999E-2" table:formula="of:=[.G13]/[.H13]" table:style-name="ce44">
            <text:p>R$ 0,05</text:p>
          </table:table-cell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13:.O13])" table:style-name="ce44">
            <text:p>R$ 0,00</text:p>
          </table:table-cell>
          <table:table-cell office:value-type="currency" office:value="0" table:formula="of:=[.P13]/[.L13]" table:style-name="ce44">
            <text:p>#DIV/0!</text:p>
          </table:table-cell>
          <table:table-cell table:style-name="ce45"/>
          <table:table-cell office:value-type="currency" office:value="0" table:formula="of:=[.Q13]/[.R1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13:.Y13])" table:style-name="ce44">
            <text:p>R$ 0,00</text:p>
          </table:table-cell>
          <table:table-cell office:value-type="currency" office:value="0" table:formula="of:=[.Z13]/[.V13]" table:style-name="ce44">
            <text:p>#DIV/0!</text:p>
          </table:table-cell>
          <table:table-cell table:style-name="ce45"/>
          <table:table-cell office:value-type="currency" office:value="0" table:formula="of:=[.AA13]/[.AB1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13:.AI13])" table:style-name="ce44">
            <text:p>R$ 0,00</text:p>
          </table:table-cell>
          <table:table-cell office:value-type="currency" office:value="0" table:formula="of:=[.AJ13]/[.AF13]" table:style-name="ce44">
            <text:p>#DIV/0!</text:p>
          </table:table-cell>
          <table:table-cell table:style-name="ce45"/>
          <table:table-cell office:value-type="currency" office:value="0" table:formula="of:=[.AK13]/[.AL1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13:.AS13])" table:style-name="ce44">
            <text:p>R$ 0,00</text:p>
          </table:table-cell>
          <table:table-cell office:value-type="currency" office:value="0" table:formula="of:=[.AT13]/[.AP13]" table:style-name="ce44">
            <text:p>#DIV/0!</text:p>
          </table:table-cell>
          <table:table-cell table:style-name="ce45"/>
          <table:table-cell office:value-type="currency" office:value="0" table:formula="of:=[.AU13]/[.AV1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13:.BM13])" table:style-name="ce49">
            <text:p>R$ 0,00</text:p>
          </table:table-cell>
          <table:table-cell office:value-type="currency" office:value="0" table:formula="of:=[.BN13]/[.BJ13]" table:style-name="ce49">
            <text:p>#DIV/0!</text:p>
          </table:table-cell>
          <table:table-cell table:style-name="ce50"/>
          <table:table-cell office:value-type="currency" office:value="0" table:formula="of:=[.BO13]/[.BP1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05"/>
        </table:table-row>
        <table:table-row table:style-name="ro1">
          <table:table-cell office:value-type="string" table:style-name="ce51">
            <text:p>0 – Saco plastico 10x15cm com estampa 100 unidades</text:p>
          </table:table-cell>
          <table:table-cell office:value-type="float" office:value="100" table:style-name="ce42">
            <text:p>100</text:p>
          </table:table-cell>
          <table:table-cell office:value-type="string" table:style-name="ce42">
            <text:p>un</text:p>
          </table:table-cell>
          <table:table-cell office:value-type="currency" office:value="5" table:style-name="ce43">
            <text:p>R$ 5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5" table:formula="of:=SUM([.D14:.E14])" table:style-name="ce44">
            <text:p>R$ 5,00</text:p>
          </table:table-cell>
          <table:table-cell office:value-type="currency" office:value="0.05" table:formula="of:=[.F14]/[.B14]" table:style-name="ce44">
            <text:p>R$ 0,05</text:p>
          </table:table-cell>
          <table:table-cell office:value-type="float" office:value="1" table:style-name="ce45">
            <text:p>1</text:p>
          </table:table-cell>
          <table:table-cell office:value-type="currency" office:value="0.05" table:formula="of:=[.G14]/[.H14]" table:style-name="ce44">
            <text:p>R$ 0,05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14:.O14])" table:style-name="ce49">
            <text:p>R$ 0,00</text:p>
          </table:table-cell>
          <table:table-cell office:value-type="currency" office:value="0" table:formula="of:=[.P14]/[.L14]" table:style-name="ce49">
            <text:p>#DIV/0!</text:p>
          </table:table-cell>
          <table:table-cell table:style-name="ce50"/>
          <table:table-cell office:value-type="currency" office:value="0" table:formula="of:=[.Q14]/[.R1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4:.Y14])" table:style-name="ce49">
            <text:p>R$ 0,00</text:p>
          </table:table-cell>
          <table:table-cell office:value-type="currency" office:value="0" table:formula="of:=[.Z14]/[.V14]" table:style-name="ce44">
            <text:p>#DIV/0!</text:p>
          </table:table-cell>
          <table:table-cell table:style-name="ce50"/>
          <table:table-cell office:value-type="currency" office:value="0" table:formula="of:=[.AA14]/[.AB1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14:.AI14])" table:style-name="ce49">
            <text:p>R$ 0,00</text:p>
          </table:table-cell>
          <table:table-cell office:value-type="currency" office:value="0" table:formula="of:=[.AJ14]/[.AF14]" table:style-name="ce44">
            <text:p>#DIV/0!</text:p>
          </table:table-cell>
          <table:table-cell table:style-name="ce50"/>
          <table:table-cell office:value-type="currency" office:value="0" table:formula="of:=[.AK14]/[.AL1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14:.AS14])" table:style-name="ce44">
            <text:p>R$ 0,00</text:p>
          </table:table-cell>
          <table:table-cell office:value-type="currency" office:value="0" table:formula="of:=[.AT14]/[.AP14]" table:style-name="ce44">
            <text:p>#DIV/0!</text:p>
          </table:table-cell>
          <table:table-cell table:style-name="ce45"/>
          <table:table-cell office:value-type="currency" office:value="0" table:formula="of:=[.AU14]/[.AV1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14:.BM14])" table:style-name="ce49">
            <text:p>R$ 0,00</text:p>
          </table:table-cell>
          <table:table-cell office:value-type="currency" office:value="0" table:formula="of:=[.BN14]/[.BJ14]" table:style-name="ce49">
            <text:p>#DIV/0!</text:p>
          </table:table-cell>
          <table:table-cell table:style-name="ce50"/>
          <table:table-cell office:value-type="currency" office:value="0" table:formula="of:=[.BO14]/[.BP1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05"/>
        </table:table-row>
        <table:table-row table:style-name="ro1">
          <table:table-cell office:value-type="string" table:style-name="ce46">
            <text:p>0 – saco plastico 10x20cm liso 100 unidades</text:p>
          </table:table-cell>
          <table:table-cell office:value-type="float" office:value="100" table:style-name="ce47">
            <text:p>100</text:p>
          </table:table-cell>
          <table:table-cell office:value-type="string" table:style-name="ce47">
            <text:p>un</text:p>
          </table:table-cell>
          <table:table-cell office:value-type="currency" office:value="3" table:style-name="ce48">
            <text:p>R$ 3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3" table:formula="of:=SUM([.D15:.E15])" table:style-name="ce49">
            <text:p>R$ 3,00</text:p>
          </table:table-cell>
          <table:table-cell office:value-type="currency" office:value="0.03" table:formula="of:=[.F15]/[.B15]" table:style-name="ce44">
            <text:p>R$ 0,03</text:p>
          </table:table-cell>
          <table:table-cell office:value-type="float" office:value="1" table:style-name="ce50">
            <text:p>1</text:p>
          </table:table-cell>
          <table:table-cell office:value-type="currency" office:value="0.03" table:formula="of:=[.G15]/[.H15]" table:style-name="ce44">
            <text:p>R$ 0,03</text:p>
          </table:table-cell>
          <table:table-cell table:style-name="ce6"/>
          <table:table-cell table:style-name="ce51"/>
          <table:table-cell office:value-type="float" office:value="801" table:formula="of:=89*9" table:style-name="ce47">
            <text:p>801</text:p>
          </table:table-cell>
          <table:table-cell table:style-name="ce47"/>
          <table:table-cell office:value-type="currency" office:value="74.759999999999991" table:formula="of:=0.84*89" table:style-name="ce48">
            <text:p>R$ 74,76</text:p>
          </table:table-cell>
          <table:table-cell table:style-name="ce48"/>
          <table:table-cell office:value-type="currency" office:value="74.759999999999991" table:formula="of:=SUM([.N15:.O15])" table:style-name="ce49">
            <text:p>R$ 74,76</text:p>
          </table:table-cell>
          <table:table-cell office:value-type="currency" office:value="9.3333333333333324E-2" table:formula="of:=[.P15]/[.L15]" table:style-name="ce49">
            <text:p>R$ 0,09</text:p>
          </table:table-cell>
          <table:table-cell table:style-name="ce50"/>
          <table:table-cell office:value-type="currency" office:value="0" table:formula="of:=[.Q15]/[.R1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15:.Y15])" table:style-name="ce44">
            <text:p>R$ 0,00</text:p>
          </table:table-cell>
          <table:table-cell office:value-type="currency" office:value="0" table:formula="of:=[.Z15]/[.V15]" table:style-name="ce44">
            <text:p>#DIV/0!</text:p>
          </table:table-cell>
          <table:table-cell table:style-name="ce45"/>
          <table:table-cell office:value-type="currency" office:value="0" table:formula="of:=[.AA15]/[.AB1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15:.AI15])" table:style-name="ce44">
            <text:p>R$ 0,00</text:p>
          </table:table-cell>
          <table:table-cell office:value-type="currency" office:value="0" table:formula="of:=[.AJ15]/[.AF15]" table:style-name="ce44">
            <text:p>#DIV/0!</text:p>
          </table:table-cell>
          <table:table-cell table:style-name="ce45"/>
          <table:table-cell office:value-type="currency" office:value="0" table:formula="of:=[.AK15]/[.AL1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15:.AS15])" table:style-name="ce44">
            <text:p>R$ 0,00</text:p>
          </table:table-cell>
          <table:table-cell office:value-type="currency" office:value="0" table:formula="of:=[.AT15]/[.AP15]" table:style-name="ce44">
            <text:p>#DIV/0!</text:p>
          </table:table-cell>
          <table:table-cell table:style-name="ce45"/>
          <table:table-cell office:value-type="currency" office:value="0" table:formula="of:=[.AU15]/[.AV15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table:number-columns-repeated="2" table:style-name="ce49"/>
          <table:table-cell table:style-name="ce50"/>
          <table:table-cell table:style-name="ce44"/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15:.BM15])" table:style-name="ce49">
            <text:p>R$ 0,00</text:p>
          </table:table-cell>
          <table:table-cell office:value-type="currency" office:value="0" table:formula="of:=[.BN15]/[.BJ15]" table:style-name="ce49">
            <text:p>#DIV/0!</text:p>
          </table:table-cell>
          <table:table-cell table:style-name="ce50"/>
          <table:table-cell office:value-type="currency" office:value="0" table:formula="of:=[.BO15]/[.BP15]" table:style-name="ce44">
            <text:p>#DIV/0!</text:p>
          </table:table-cell>
          <table:table-cell table:number-columns-repeated="955" table:style-name="ce6"/>
          <table:table-cell table:number-columns-repeated="15360"/>
        </table:table-row>
        <table:table-row table:style-name="ro1">
          <table:table-cell office:value-type="string" table:style-name="ce51">
            <text:p>0 – Saco plastico 21x30cm liso 100 unidades</text:p>
          </table:table-cell>
          <table:table-cell office:value-type="float" office:value="100" table:style-name="ce42">
            <text:p>100</text:p>
          </table:table-cell>
          <table:table-cell office:value-type="string" table:style-name="ce42">
            <text:p>un</text:p>
          </table:table-cell>
          <table:table-cell office:value-type="currency" office:value="7.25" table:style-name="ce43">
            <text:p>R$ 7,25</text:p>
          </table:table-cell>
          <table:table-cell office:value-type="currency" office:value="0" table:style-name="ce43">
            <text:p>R$ 0,00</text:p>
          </table:table-cell>
          <table:table-cell office:value-type="currency" office:value="7.25" table:formula="of:=SUM([.D16:.E16])" table:style-name="ce44">
            <text:p>R$ 7,25</text:p>
          </table:table-cell>
          <table:table-cell office:value-type="currency" office:value="7.2499999999999995E-2" table:formula="of:=[.F16]/[.B16]" table:style-name="ce44">
            <text:p>R$ 0,07</text:p>
          </table:table-cell>
          <table:table-cell office:value-type="float" office:value="1" table:style-name="ce45">
            <text:p>1</text:p>
          </table:table-cell>
          <table:table-cell office:value-type="currency" office:value="7.2499999999999995E-2" table:formula="of:=[.G16]/[.H16]" table:style-name="ce44">
            <text:p>R$ 0,07</text:p>
          </table:table-cell>
          <table:table-cell table:style-name="ce6"/>
          <table:table-cell table:style-name="ce51"/>
          <table:table-cell office:value-type="float" office:value="504" table:formula="of:=28*18" table:style-name="ce42">
            <text:p>504</text:p>
          </table:table-cell>
          <table:table-cell table:style-name="ce42"/>
          <table:table-cell office:value-type="currency" office:value="23.52" table:formula="of:=28*0.84" table:style-name="ce43">
            <text:p>R$ 23,52</text:p>
          </table:table-cell>
          <table:table-cell table:style-name="ce43"/>
          <table:table-cell office:value-type="currency" office:value="23.52" table:formula="of:=SUM([.N16:.O16])" table:style-name="ce49">
            <text:p>R$ 23,52</text:p>
          </table:table-cell>
          <table:table-cell office:value-type="currency" office:value="4.6666666666666669E-2" table:formula="of:=[.P16]/[.L16]" table:style-name="ce49">
            <text:p>R$ 0,05</text:p>
          </table:table-cell>
          <table:table-cell table:style-name="ce50"/>
          <table:table-cell office:value-type="currency" office:value="0" table:formula="of:=[.Q16]/[.R1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6:.Y16])" table:style-name="ce49">
            <text:p>R$ 0,00</text:p>
          </table:table-cell>
          <table:table-cell office:value-type="currency" office:value="0" table:formula="of:=[.Z16]/[.V16]" table:style-name="ce44">
            <text:p>#DIV/0!</text:p>
          </table:table-cell>
          <table:table-cell table:style-name="ce50"/>
          <table:table-cell office:value-type="currency" office:value="0" table:formula="of:=[.AA16]/[.AB1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office:value-type="currency" office:value="0.8" table:formula="of:=[.AH14]+0.8" table:style-name="ce48">
            <text:p>R$ 0,80</text:p>
          </table:table-cell>
          <table:table-cell table:style-name="ce48"/>
          <table:table-cell office:value-type="currency" office:value="0.8" table:formula="of:=SUM([.AH16:.AI16])" table:style-name="ce49">
            <text:p>R$ 0,80</text:p>
          </table:table-cell>
          <table:table-cell office:value-type="currency" office:value="0" table:formula="of:=[.AJ16]/[.AF16]" table:style-name="ce44">
            <text:p>#DIV/0!</text:p>
          </table:table-cell>
          <table:table-cell table:style-name="ce50"/>
          <table:table-cell office:value-type="currency" office:value="0" table:formula="of:=[.AK16]/[.AL1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16:.AS16])" table:style-name="ce44">
            <text:p>R$ 0,00</text:p>
          </table:table-cell>
          <table:table-cell office:value-type="currency" office:value="0" table:formula="of:=[.AT16]/[.AP16]" table:style-name="ce44">
            <text:p>#DIV/0!</text:p>
          </table:table-cell>
          <table:table-cell table:style-name="ce45"/>
          <table:table-cell office:value-type="currency" office:value="0" table:formula="of:=[.AU16]/[.AV16]" table:style-name="ce44">
            <text:p>#DIV/0!</text:p>
          </table:table-cell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table:number-columns-repeated="2" table:style-name="ce49"/>
          <table:table-cell table:style-name="ce50"/>
          <table:table-cell table:style-name="ce44"/>
          <table:table-cell table:style-name="ce6"/>
          <table:table-cell table:style-name="ce52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16:.BM16])" table:style-name="ce49">
            <text:p>R$ 0,00</text:p>
          </table:table-cell>
          <table:table-cell office:value-type="currency" office:value="0" table:formula="of:=[.BN16]/[.BJ16]" table:style-name="ce49">
            <text:p>#DIV/0!</text:p>
          </table:table-cell>
          <table:table-cell table:style-name="ce50"/>
          <table:table-cell office:value-type="currency" office:value="0" table:formula="of:=[.BO16]/[.BP16]" table:style-name="ce44">
            <text:p>#DIV/0!</text:p>
          </table:table-cell>
          <table:table-cell table:number-columns-repeated="955" table:style-name="ce6"/>
          <table:table-cell table:number-columns-repeated="15360"/>
        </table:table-row>
        <table:table-row table:style-name="ro1">
          <table:table-cell office:value-type="string" table:style-name="ce51">
            <text:p>0 – Saco plastico 21x30cm liso grosso 100 unidades</text:p>
          </table:table-cell>
          <table:table-cell office:value-type="float" office:value="100" table:style-name="ce42">
            <text:p>100</text:p>
          </table:table-cell>
          <table:table-cell office:value-type="string" table:style-name="ce42">
            <text:p>un</text:p>
          </table:table-cell>
          <table:table-cell office:value-type="currency" office:value="27" table:style-name="ce43">
            <text:p>R$ 27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27" table:formula="of:=SUM([.D17:.E17])" table:style-name="ce44">
            <text:p>R$ 27,00</text:p>
          </table:table-cell>
          <table:table-cell office:value-type="currency" office:value="0.27" table:formula="of:=[.F17]/[.B17]" table:style-name="ce44">
            <text:p>R$ 0,27</text:p>
          </table:table-cell>
          <table:table-cell office:value-type="float" office:value="1" table:style-name="ce45">
            <text:p>1</text:p>
          </table:table-cell>
          <table:table-cell office:value-type="currency" office:value="0.27" table:formula="of:=[.G17]/[.H17]" table:style-name="ce44">
            <text:p>R$ 0,27</text:p>
          </table:table-cell>
          <table:table-cell table:style-name="ce6"/>
          <table:table-cell table:style-name="ce51"/>
          <table:table-cell office:value-type="float" office:value="540" table:formula="of:=9*60" table:style-name="ce47">
            <text:p>540</text:p>
          </table:table-cell>
          <table:table-cell table:style-name="ce47"/>
          <table:table-cell office:value-type="currency" office:value="76.2" table:formula="of:=1.27*60" table:style-name="ce48">
            <text:p>R$ 76,20</text:p>
          </table:table-cell>
          <table:table-cell table:style-name="ce48"/>
          <table:table-cell office:value-type="currency" office:value="76.2" table:formula="of:=SUM([.N17:.O17])" table:style-name="ce49">
            <text:p>R$ 76,20</text:p>
          </table:table-cell>
          <table:table-cell office:value-type="currency" office:value="0.1411111111111111" table:formula="of:=[.P17]/[.L17]" table:style-name="ce49">
            <text:p>R$ 0,14</text:p>
          </table:table-cell>
          <table:table-cell table:style-name="ce50"/>
          <table:table-cell office:value-type="currency" office:value="0" table:formula="of:=[.Q17]/[.R1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7:.Y17])" table:style-name="ce49">
            <text:p>R$ 0,00</text:p>
          </table:table-cell>
          <table:table-cell office:value-type="currency" office:value="0" table:formula="of:=[.Z17]/[.V17]" table:style-name="ce44">
            <text:p>#DIV/0!</text:p>
          </table:table-cell>
          <table:table-cell table:style-name="ce50"/>
          <table:table-cell office:value-type="currency" office:value="0" table:formula="of:=[.AA17]/[.AB17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office:value-type="currency" office:value="0.8" table:formula="of:=[.AH15]+0.8" table:style-name="ce43">
            <text:p>R$ 0,80</text:p>
          </table:table-cell>
          <table:table-cell table:style-name="ce43"/>
          <table:table-cell office:value-type="currency" office:value="0.8" table:formula="of:=SUM([.AH17:.AI17])" table:style-name="ce44">
            <text:p>R$ 0,80</text:p>
          </table:table-cell>
          <table:table-cell office:value-type="currency" office:value="0" table:formula="of:=[.AJ17]/[.AF17]" table:style-name="ce44">
            <text:p>#DIV/0!</text:p>
          </table:table-cell>
          <table:table-cell table:style-name="ce45"/>
          <table:table-cell office:value-type="currency" office:value="0" table:formula="of:=[.AK17]/[.AL1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17:.AS17])" table:style-name="ce49">
            <text:p>R$ 0,00</text:p>
          </table:table-cell>
          <table:table-cell office:value-type="currency" office:value="0" table:formula="of:=[.AT17]/[.AP17]" table:style-name="ce44">
            <text:p>#DIV/0!</text:p>
          </table:table-cell>
          <table:table-cell table:style-name="ce50"/>
          <table:table-cell office:value-type="currency" office:value="0" table:formula="of:=[.AU17]/[.AV1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17:.BM17])" table:style-name="ce49">
            <text:p>R$ 0,00</text:p>
          </table:table-cell>
          <table:table-cell office:value-type="currency" office:value="0" table:formula="of:=[.BN17]/[.BJ17]" table:style-name="ce49">
            <text:p>#DIV/0!</text:p>
          </table:table-cell>
          <table:table-cell table:style-name="ce50"/>
          <table:table-cell office:value-type="currency" office:value="0" table:formula="of:=[.BO17]/[.BP17]" table:style-name="ce44">
            <text:p>#DIV/0!</text:p>
          </table:table-cell>
          <table:table-cell table:number-columns-repeated="16315"/>
        </table:table-row>
        <table:table-row table:style-name="ro1">
          <table:table-cell office:value-type="string" table:style-name="ce51">
            <text:p>0 – Silhouette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pc</text:p>
          </table:table-cell>
          <table:table-cell office:value-type="currency" office:value="1270" table:style-name="ce43">
            <text:p>R$ 1.270,00</text:p>
          </table:table-cell>
          <table:table-cell office:value-type="currency" office:value="0" table:style-name="ce43">
            <text:p>R$ 0,00</text:p>
          </table:table-cell>
          <table:table-cell office:value-type="currency" office:value="1270" table:formula="of:=SUM([.D18:.E18])" table:style-name="ce44">
            <text:p>R$ 1.270,00</text:p>
          </table:table-cell>
          <table:table-cell office:value-type="currency" office:value="1270" table:formula="of:=[.F18]/[.B18]" table:style-name="ce44">
            <text:p>R$ 1.270,00</text:p>
          </table:table-cell>
          <table:table-cell office:value-type="float" office:value="50000" table:style-name="ce45">
            <text:p>50000</text:p>
          </table:table-cell>
          <table:table-cell office:value-type="currency" office:value="2.5399999999999999E-2" table:formula="of:=[.G18]/[.H18]" table:style-name="ce44">
            <text:p>R$ 0,03</text:p>
          </table:table-cell>
          <table:table-cell table:style-name="ce6"/>
          <table:table-cell table:style-name="ce51"/>
          <table:table-cell office:value-type="float" office:value="2000" table:formula="of:=500*4" table:style-name="ce47">
            <text:p>2000</text:p>
          </table:table-cell>
          <table:table-cell table:style-name="ce47"/>
          <table:table-cell table:number-columns-repeated="2" table:style-name="ce48"/>
          <table:table-cell office:value-type="currency" office:value="0" table:formula="of:=SUM([.N18:.O18])" table:style-name="ce49">
            <text:p>R$ 0,00</text:p>
          </table:table-cell>
          <table:table-cell office:value-type="currency" office:value="0" table:formula="of:=[.P18]/[.L18]" table:style-name="ce49">
            <text:p>R$ 0,00</text:p>
          </table:table-cell>
          <table:table-cell table:style-name="ce50"/>
          <table:table-cell office:value-type="currency" office:value="0" table:formula="of:=[.Q18]/[.R1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8:.Y18])" table:style-name="ce49">
            <text:p>R$ 0,00</text:p>
          </table:table-cell>
          <table:table-cell office:value-type="currency" office:value="0" table:formula="of:=[.Z18]/[.V18]" table:style-name="ce44">
            <text:p>#DIV/0!</text:p>
          </table:table-cell>
          <table:table-cell table:style-name="ce50"/>
          <table:table-cell office:value-type="currency" office:value="0" table:formula="of:=[.AA18]/[.AB1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18:.AI18])" table:style-name="ce49">
            <text:p>R$ 0,00</text:p>
          </table:table-cell>
          <table:table-cell office:value-type="currency" office:value="0" table:formula="of:=[.AJ18]/[.AF18]" table:style-name="ce44">
            <text:p>#DIV/0!</text:p>
          </table:table-cell>
          <table:table-cell table:style-name="ce50"/>
          <table:table-cell office:value-type="currency" office:value="0" table:formula="of:=[.AK18]/[.AL1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18:.AS18])" table:style-name="ce44">
            <text:p>R$ 0,00</text:p>
          </table:table-cell>
          <table:table-cell office:value-type="currency" office:value="0" table:formula="of:=[.AT18]/[.AP18]" table:style-name="ce44">
            <text:p>#DIV/0!</text:p>
          </table:table-cell>
          <table:table-cell table:style-name="ce45"/>
          <table:table-cell office:value-type="currency" office:value="0" table:formula="of:=[.AU18]/[.AV1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18:.BM18])" table:style-name="ce49">
            <text:p>R$ 0,00</text:p>
          </table:table-cell>
          <table:table-cell office:value-type="currency" office:value="0" table:formula="of:=[.BN18]/[.BJ18]" table:style-name="ce49">
            <text:p>#DIV/0!</text:p>
          </table:table-cell>
          <table:table-cell table:style-name="ce50"/>
          <table:table-cell office:value-type="currency" office:value="0" table:formula="of:=[.BO18]/[.BP18]" table:style-name="ce44">
            <text:p>#DIV/0!</text:p>
          </table:table-cell>
          <table:table-cell table:number-columns-repeated="16315"/>
        </table:table-row>
        <table:table-row table:style-name="ro1">
          <table:table-cell office:value-type="string" table:style-name="ce46">
            <text:p>0 – Tinta 4 cores 500ml cada</text:p>
          </table:table-cell>
          <table:table-cell office:value-type="float" office:value="5" table:formula="of:=500/100" table:style-name="ce47">
            <text:p>5</text:p>
          </table:table-cell>
          <table:table-cell office:value-type="string" table:style-name="ce47">
            <text:p>pc</text:p>
          </table:table-cell>
          <table:table-cell office:value-type="currency" office:value="130" table:style-name="ce48">
            <text:p>R$ 130,00</text:p>
          </table:table-cell>
          <table:table-cell office:value-type="currency" office:value="0" table:style-name="ce48">
            <text:p>R$ 0,00</text:p>
          </table:table-cell>
          <table:table-cell office:value-type="currency" office:value="130" table:formula="of:=SUM([.D19:.E19])" table:style-name="ce49">
            <text:p>R$ 130,00</text:p>
          </table:table-cell>
          <table:table-cell office:value-type="currency" office:value="26" table:formula="of:=[.F19]/[.B19]" table:style-name="ce44">
            <text:p>R$ 26,00</text:p>
          </table:table-cell>
          <table:table-cell office:value-type="float" office:value="750" table:style-name="ce50">
            <text:p>750</text:p>
          </table:table-cell>
          <table:table-cell office:value-type="currency" office:value="3.4666666666666665E-2" table:formula="of:=[.G19]/[.H19]" table:style-name="ce44">
            <text:p>R$ 0,03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19:.O19])" table:style-name="ce49">
            <text:p>R$ 0,00</text:p>
          </table:table-cell>
          <table:table-cell office:value-type="currency" office:value="0" table:formula="of:=[.P19]/[.L19]" table:style-name="ce44">
            <text:p>#DIV/0!</text:p>
          </table:table-cell>
          <table:table-cell table:style-name="ce50"/>
          <table:table-cell office:value-type="currency" office:value="0" table:formula="of:=[.Q19]/[.R1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19:.Y19])" table:style-name="ce49">
            <text:p>R$ 0,00</text:p>
          </table:table-cell>
          <table:table-cell office:value-type="currency" office:value="0" table:formula="of:=[.Z19]/[.V19]" table:style-name="ce44">
            <text:p>#DIV/0!</text:p>
          </table:table-cell>
          <table:table-cell table:style-name="ce50"/>
          <table:table-cell office:value-type="currency" office:value="0" table:formula="of:=[.AA19]/[.AB1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19:.AI19])" table:style-name="ce44">
            <text:p>R$ 0,00</text:p>
          </table:table-cell>
          <table:table-cell office:value-type="currency" office:value="0" table:formula="of:=[.AJ19]/[.AF19]" table:style-name="ce44">
            <text:p>#DIV/0!</text:p>
          </table:table-cell>
          <table:table-cell table:style-name="ce45"/>
          <table:table-cell office:value-type="currency" office:value="0" table:formula="of:=[.AK19]/[.AL1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19:.AS19])" table:style-name="ce44">
            <text:p>R$ 0,00</text:p>
          </table:table-cell>
          <table:table-cell office:value-type="currency" office:value="0" table:formula="of:=[.AT19]/[.AP19]" table:style-name="ce44">
            <text:p>#DIV/0!</text:p>
          </table:table-cell>
          <table:table-cell table:style-name="ce45"/>
          <table:table-cell office:value-type="currency" office:value="0" table:formula="of:=[.AU19]/[.AV1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19:.BM19])" table:style-name="ce49">
            <text:p>R$ 0,00</text:p>
          </table:table-cell>
          <table:table-cell office:value-type="currency" office:value="0" table:formula="of:=[.BN19]/[.BJ19]" table:style-name="ce49">
            <text:p>#DIV/0!</text:p>
          </table:table-cell>
          <table:table-cell table:style-name="ce50"/>
          <table:table-cell office:value-type="currency" office:value="0" table:formula="of:=[.BO19]/[.BP19]" table:style-name="ce44">
            <text:p>#DIV/0!</text:p>
          </table:table-cell>
          <table:table-cell table:number-columns-repeated="1631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style-name="ce49"/>
          <table:table-cell office:value-type="currency" office:value="0" table:formula="of:=[.P20]/[.L20]" table:style-name="ce49">
            <text:p>#DIV/0!</text:p>
          </table:table-cell>
          <table:table-cell table:style-name="ce50"/>
          <table:table-cell office:value-type="currency" office:value="0" table:formula="of:=[.Q20]/[.R20]" table:style-name="ce44">
            <text:p>#DIV/0!</text:p>
          </table:table-cell>
          <table:table-cell table:style-name="ce6"/>
          <table:table-cell table:style-name="ce53"/>
          <table:table-cell table:number-columns-repeated="2" table:style-name="ce47"/>
          <table:table-cell table:number-columns-repeated="2" table:style-name="ce55"/>
          <table:table-cell office:value-type="currency" office:value="0" table:formula="of:=SUM([.X20:.Y20])" table:style-name="ce56">
            <text:p>R$ 0,00</text:p>
          </table:table-cell>
          <table:table-cell office:value-type="currency" office:value="0" table:formula="of:=[.Z20]/[.V20]" table:style-name="ce44">
            <text:p>#DIV/0!</text:p>
          </table:table-cell>
          <table:table-cell table:style-name="ce57"/>
          <table:table-cell office:value-type="currency" office:value="0" table:formula="of:=[.AA20]/[.AB2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20:.AI20])" table:style-name="ce44">
            <text:p>R$ 0,00</text:p>
          </table:table-cell>
          <table:table-cell office:value-type="currency" office:value="0" table:formula="of:=[.AJ20]/[.AF20]" table:style-name="ce44">
            <text:p>#DIV/0!</text:p>
          </table:table-cell>
          <table:table-cell table:style-name="ce45"/>
          <table:table-cell office:value-type="currency" office:value="0" table:formula="of:=[.AK20]/[.AL2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20:.AS20])" table:style-name="ce49">
            <text:p>R$ 0,00</text:p>
          </table:table-cell>
          <table:table-cell office:value-type="currency" office:value="0" table:formula="of:=[.AT20]/[.AP20]" table:style-name="ce44">
            <text:p>#DIV/0!</text:p>
          </table:table-cell>
          <table:table-cell table:style-name="ce50"/>
          <table:table-cell office:value-type="currency" office:value="0" table:formula="of:=[.AU20]/[.AV20]" table:style-name="ce44">
            <text:p>#DIV/0!</text:p>
          </table:table-cell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20:.BM20])" table:style-name="ce49">
            <text:p>R$ 0,00</text:p>
          </table:table-cell>
          <table:table-cell office:value-type="currency" office:value="0" table:formula="of:=[.BN20]/[.BJ20]" table:style-name="ce49">
            <text:p>#DIV/0!</text:p>
          </table:table-cell>
          <table:table-cell table:style-name="ce50"/>
          <table:table-cell office:value-type="currency" office:value="0" table:formula="of:=[.BO20]/[.BP20]" table:style-name="ce44">
            <text:p>#DIV/0!</text:p>
          </table:table-cell>
          <table:table-cell table:number-columns-repeated="1631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office:value-type="float" office:value="540" table:formula="of:=9*60" table:style-name="ce47">
            <text:p>540</text:p>
          </table:table-cell>
          <table:table-cell table:style-name="ce47"/>
          <table:table-cell office:value-type="currency" office:value="37.799999999999997" table:formula="of:=0.63*60" table:style-name="ce48">
            <text:p>R$ 37,80</text:p>
          </table:table-cell>
          <table:table-cell table:style-name="ce48"/>
          <table:table-cell office:value-type="currency" office:value="37.799999999999997" table:formula="of:=SUM([.N21:.O21])" table:style-name="ce49">
            <text:p>R$ 37,80</text:p>
          </table:table-cell>
          <table:table-cell office:value-type="currency" office:value="6.9999999999999993E-2" table:formula="of:=[.P21]/[.L21]" table:style-name="ce49">
            <text:p>R$ 0,07</text:p>
          </table:table-cell>
          <table:table-cell table:style-name="ce50"/>
          <table:table-cell office:value-type="currency" office:value="0" table:formula="of:=[.Q21]/[.R21]" table:style-name="ce44">
            <text:p>#DIV/0!</text:p>
          </table:table-cell>
          <table:table-cell table:style-name="ce6"/>
          <table:table-cell table:style-name="ce53"/>
          <table:table-cell table:number-columns-repeated="2" table:style-name="ce47"/>
          <table:table-cell table:number-columns-repeated="2" table:style-name="ce55"/>
          <table:table-cell office:value-type="currency" office:value="0" table:formula="of:=SUM([.X21:.Y21])" table:style-name="ce56">
            <text:p>R$ 0,00</text:p>
          </table:table-cell>
          <table:table-cell office:value-type="currency" office:value="0" table:formula="of:=[.Z21]/[.V21]" table:style-name="ce44">
            <text:p>#DIV/0!</text:p>
          </table:table-cell>
          <table:table-cell table:style-name="ce57"/>
          <table:table-cell office:value-type="currency" office:value="0" table:formula="of:=[.AA21]/[.AB2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21:.AI21])" table:style-name="ce44">
            <text:p>R$ 0,00</text:p>
          </table:table-cell>
          <table:table-cell office:value-type="currency" office:value="0" table:formula="of:=[.AJ21]/[.AF21]" table:style-name="ce44">
            <text:p>#DIV/0!</text:p>
          </table:table-cell>
          <table:table-cell table:style-name="ce45"/>
          <table:table-cell office:value-type="currency" office:value="0" table:formula="of:=[.AK21]/[.AL2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21:.AS21])" table:style-name="ce49">
            <text:p>R$ 0,00</text:p>
          </table:table-cell>
          <table:table-cell office:value-type="currency" office:value="0" table:formula="of:=[.AT21]/[.AP21]" table:style-name="ce44">
            <text:p>#DIV/0!</text:p>
          </table:table-cell>
          <table:table-cell table:style-name="ce50"/>
          <table:table-cell office:value-type="currency" office:value="0" table:formula="of:=[.AU21]/[.AV2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BL21:.BM21])" table:style-name="ce49">
            <text:p>R$ 0,00</text:p>
          </table:table-cell>
          <table:table-cell office:value-type="currency" office:value="0" table:formula="of:=[.BN21]/[.BJ21]" table:style-name="ce49">
            <text:p>#DIV/0!</text:p>
          </table:table-cell>
          <table:table-cell table:style-name="ce50"/>
          <table:table-cell office:value-type="currency" office:value="0" table:formula="of:=[.BO21]/[.BP21]" table:style-name="ce44">
            <text:p>#DIV/0!</text:p>
          </table:table-cell>
          <table:table-cell table:number-columns-repeated="1631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office:value-type="float" office:value="1008" table:formula="of:=56*18" table:style-name="ce47">
            <text:p>1008</text:p>
          </table:table-cell>
          <table:table-cell table:style-name="ce47"/>
          <table:table-cell office:value-type="currency" office:value="35.28" table:formula="of:=56*0.63" table:style-name="ce48">
            <text:p>R$ 35,28</text:p>
          </table:table-cell>
          <table:table-cell table:style-name="ce48"/>
          <table:table-cell office:value-type="currency" office:value="35.28" table:formula="of:=SUM([.N22:.O22])" table:style-name="ce49">
            <text:p>R$ 35,28</text:p>
          </table:table-cell>
          <table:table-cell office:value-type="currency" office:value="3.5000000000000003E-2" table:formula="of:=[.P22]/[.L22]" table:style-name="ce49">
            <text:p>R$ 0,04</text:p>
          </table:table-cell>
          <table:table-cell table:style-name="ce50"/>
          <table:table-cell office:value-type="currency" office:value="0" table:formula="of:=[.Q22]/[.R22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2:.Y22])" table:style-name="ce44">
            <text:p>R$ 0,00</text:p>
          </table:table-cell>
          <table:table-cell office:value-type="currency" office:value="0" table:formula="of:=[.Z22]/[.V22]" table:style-name="ce44">
            <text:p>#DIV/0!</text:p>
          </table:table-cell>
          <table:table-cell table:style-name="ce45"/>
          <table:table-cell office:value-type="currency" office:value="0" table:formula="of:=[.AA22]/[.AB22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22:.AI22])" table:style-name="ce44">
            <text:p>R$ 0,00</text:p>
          </table:table-cell>
          <table:table-cell office:value-type="currency" office:value="0" table:formula="of:=[.AJ22]/[.AF22]" table:style-name="ce44">
            <text:p>#DIV/0!</text:p>
          </table:table-cell>
          <table:table-cell table:style-name="ce45"/>
          <table:table-cell office:value-type="currency" office:value="0" table:formula="of:=[.AK22]/[.AL22]" table:style-name="ce44">
            <text:p>#DIV/0!</text:p>
          </table:table-cell>
          <table:table-cell table:style-name="ce6"/>
          <table:table-cell table:style-name="ce54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22:.AS22])" table:style-name="ce44">
            <text:p>R$ 0,00</text:p>
          </table:table-cell>
          <table:table-cell office:value-type="currency" office:value="0" table:formula="of:=[.AT22]/[.AP22]" table:style-name="ce44">
            <text:p>#DIV/0!</text:p>
          </table:table-cell>
          <table:table-cell table:style-name="ce45"/>
          <table:table-cell office:value-type="currency" office:value="0" table:formula="of:=[.AU22]/[.AV2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BL22:.BM22])" table:style-name="ce49">
            <text:p>R$ 0,00</text:p>
          </table:table-cell>
          <table:table-cell office:value-type="currency" office:value="0" table:formula="of:=[.BN22]/[.BJ22]" table:style-name="ce49">
            <text:p>#DIV/0!</text:p>
          </table:table-cell>
          <table:table-cell table:style-name="ce50"/>
          <table:table-cell office:value-type="currency" office:value="0" table:formula="of:=[.BO22]/[.BP22]" table:style-name="ce44">
            <text:p>#DIV/0!</text:p>
          </table:table-cell>
          <table:table-cell table:number-columns-repeated="1631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office:value-type="float" office:value="27" table:formula="of:=3*9" table:style-name="ce47">
            <text:p>27</text:p>
          </table:table-cell>
          <table:table-cell table:style-name="ce47"/>
          <table:table-cell office:value-type="currency" office:value="35.700000000000003" table:formula="of:=11.9*3" table:style-name="ce48">
            <text:p>R$ 35,70</text:p>
          </table:table-cell>
          <table:table-cell table:style-name="ce48"/>
          <table:table-cell office:value-type="currency" office:value="35.700000000000003" table:formula="of:=SUM([.N23:.O23])" table:style-name="ce49">
            <text:p>R$ 35,70</text:p>
          </table:table-cell>
          <table:table-cell office:value-type="currency" office:value="1.3222222222222224" table:formula="of:=[.P23]/[.L23]" table:style-name="ce49">
            <text:p>R$ 1,32</text:p>
          </table:table-cell>
          <table:table-cell table:style-name="ce50"/>
          <table:table-cell office:value-type="currency" office:value="0" table:formula="of:=[.Q23]/[.R2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3:.Y23])" table:style-name="ce44">
            <text:p>R$ 0,00</text:p>
          </table:table-cell>
          <table:table-cell office:value-type="currency" office:value="0" table:formula="of:=[.Z23]/[.V23]" table:style-name="ce44">
            <text:p>#DIV/0!</text:p>
          </table:table-cell>
          <table:table-cell table:style-name="ce45"/>
          <table:table-cell office:value-type="currency" office:value="0" table:formula="of:=[.AA23]/[.AB2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23:.AI23])" table:style-name="ce49">
            <text:p>R$ 0,00</text:p>
          </table:table-cell>
          <table:table-cell office:value-type="currency" office:value="0" table:formula="of:=[.AJ23]/[.AF23]" table:style-name="ce44">
            <text:p>#DIV/0!</text:p>
          </table:table-cell>
          <table:table-cell table:style-name="ce50"/>
          <table:table-cell office:value-type="currency" office:value="0" table:formula="of:=[.AK23]/[.AL23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23:.AS23])" table:style-name="ce44">
            <text:p>R$ 0,00</text:p>
          </table:table-cell>
          <table:table-cell office:value-type="currency" office:value="0" table:formula="of:=[.AT23]/[.AP23]" table:style-name="ce44">
            <text:p>#DIV/0!</text:p>
          </table:table-cell>
          <table:table-cell table:style-name="ce45"/>
          <table:table-cell office:value-type="currency" office:value="0" table:formula="of:=[.AU23]/[.AV23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office:value-type="float" office:value="54" table:formula="of:=3*18" table:style-name="ce47">
            <text:p>54</text:p>
          </table:table-cell>
          <table:table-cell table:style-name="ce47"/>
          <table:table-cell office:value-type="currency" office:value="50.7" table:formula="of:=11.9*3+15" table:style-name="ce48">
            <text:p>R$ 50,70</text:p>
          </table:table-cell>
          <table:table-cell table:style-name="ce48"/>
          <table:table-cell office:value-type="currency" office:value="50.7" table:formula="of:=SUM([.N24:.O24])" table:style-name="ce49">
            <text:p>R$ 50,70</text:p>
          </table:table-cell>
          <table:table-cell office:value-type="currency" office:value="0.93888888888888899" table:formula="of:=[.P24]/[.L24]" table:style-name="ce44">
            <text:p>R$ 0,94</text:p>
          </table:table-cell>
          <table:table-cell table:style-name="ce50"/>
          <table:table-cell office:value-type="currency" office:value="0" table:formula="of:=[.Q24]/[.R2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24:.Y24])" table:style-name="ce49">
            <text:p>R$ 0,00</text:p>
          </table:table-cell>
          <table:table-cell office:value-type="currency" office:value="0" table:formula="of:=[.Z24]/[.V24]" table:style-name="ce44">
            <text:p>#DIV/0!</text:p>
          </table:table-cell>
          <table:table-cell table:style-name="ce50"/>
          <table:table-cell office:value-type="currency" office:value="0" table:formula="of:=[.AA24]/[.AB2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24:.AI24])" table:style-name="ce44">
            <text:p>R$ 0,00</text:p>
          </table:table-cell>
          <table:table-cell office:value-type="currency" office:value="0" table:formula="of:=[.AJ24]/[.AF24]" table:style-name="ce44">
            <text:p>#DIV/0!</text:p>
          </table:table-cell>
          <table:table-cell table:style-name="ce45"/>
          <table:table-cell office:value-type="currency" office:value="0" table:formula="of:=[.AK24]/[.AL24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24:.AS24])" table:style-name="ce49">
            <text:p>R$ 0,00</text:p>
          </table:table-cell>
          <table:table-cell office:value-type="currency" office:value="0" table:formula="of:=[.AT24]/[.AP24]" table:style-name="ce44">
            <text:p>#DIV/0!</text:p>
          </table:table-cell>
          <table:table-cell table:style-name="ce50"/>
          <table:table-cell office:value-type="currency" office:value="0" table:formula="of:=[.AU24]/[.AV24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25:.O25])" table:style-name="ce49">
            <text:p>R$ 0,00</text:p>
          </table:table-cell>
          <table:table-cell office:value-type="currency" office:value="0" table:formula="of:=[.P25]/[.L25]" table:style-name="ce49">
            <text:p>#DIV/0!</text:p>
          </table:table-cell>
          <table:table-cell table:style-name="ce50"/>
          <table:table-cell office:value-type="currency" office:value="0" table:formula="of:=[.Q25]/[.R2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25:.Y25])" table:style-name="ce49">
            <text:p>R$ 0,00</text:p>
          </table:table-cell>
          <table:table-cell office:value-type="currency" office:value="0" table:formula="of:=[.Z25]/[.V25]" table:style-name="ce44">
            <text:p>#DIV/0!</text:p>
          </table:table-cell>
          <table:table-cell table:style-name="ce50"/>
          <table:table-cell office:value-type="currency" office:value="0" table:formula="of:=[.AA25]/[.AB2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25:.AI25])" table:style-name="ce49">
            <text:p>R$ 0,00</text:p>
          </table:table-cell>
          <table:table-cell office:value-type="currency" office:value="0" table:formula="of:=[.AJ25]/[.AF25]" table:style-name="ce44">
            <text:p>#DIV/0!</text:p>
          </table:table-cell>
          <table:table-cell table:style-name="ce50"/>
          <table:table-cell office:value-type="currency" office:value="0" table:formula="of:=[.AK25]/[.AL2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25:.AS25])" table:style-name="ce44">
            <text:p>R$ 0,00</text:p>
          </table:table-cell>
          <table:table-cell office:value-type="currency" office:value="0" table:formula="of:=[.AT25]/[.AP25]" table:style-name="ce44">
            <text:p>#DIV/0!</text:p>
          </table:table-cell>
          <table:table-cell table:style-name="ce45"/>
          <table:table-cell office:value-type="currency" office:value="0" table:formula="of:=[.AU25]/[.AV25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26:.O26])" table:style-name="ce49">
            <text:p>R$ 0,00</text:p>
          </table:table-cell>
          <table:table-cell office:value-type="currency" office:value="0" table:formula="of:=[.P26]/[.L26]" table:style-name="ce49">
            <text:p>#DIV/0!</text:p>
          </table:table-cell>
          <table:table-cell table:style-name="ce50"/>
          <table:table-cell office:value-type="currency" office:value="0" table:formula="of:=[.Q26]/[.R2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6:.Y26])" table:style-name="ce44">
            <text:p>R$ 0,00</text:p>
          </table:table-cell>
          <table:table-cell office:value-type="currency" office:value="0" table:formula="of:=[.Z26]/[.V26]" table:style-name="ce44">
            <text:p>#DIV/0!</text:p>
          </table:table-cell>
          <table:table-cell table:style-name="ce45"/>
          <table:table-cell office:value-type="currency" office:value="0" table:formula="of:=[.AA26]/[.AB2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26:.AI26])" table:style-name="ce49">
            <text:p>R$ 0,00</text:p>
          </table:table-cell>
          <table:table-cell office:value-type="currency" office:value="0" table:formula="of:=[.AJ26]/[.AF26]" table:style-name="ce44">
            <text:p>#DIV/0!</text:p>
          </table:table-cell>
          <table:table-cell table:style-name="ce50"/>
          <table:table-cell office:value-type="currency" office:value="0" table:formula="of:=[.AK26]/[.AL2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26:.AS26])" table:style-name="ce49">
            <text:p>R$ 0,00</text:p>
          </table:table-cell>
          <table:table-cell office:value-type="currency" office:value="0" table:formula="of:=[.AT26]/[.AP26]" table:style-name="ce44">
            <text:p>#DIV/0!</text:p>
          </table:table-cell>
          <table:table-cell table:style-name="ce50"/>
          <table:table-cell office:value-type="currency" office:value="0" table:formula="of:=[.AU26]/[.AV26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27:.O27])" table:style-name="ce49">
            <text:p>R$ 0,00</text:p>
          </table:table-cell>
          <table:table-cell office:value-type="currency" office:value="0" table:formula="of:=[.P27]/[.L27]" table:style-name="ce49">
            <text:p>#DIV/0!</text:p>
          </table:table-cell>
          <table:table-cell table:style-name="ce50"/>
          <table:table-cell office:value-type="currency" office:value="0" table:formula="of:=[.Q27]/[.R27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7:.Y27])" table:style-name="ce44">
            <text:p>R$ 0,00</text:p>
          </table:table-cell>
          <table:table-cell office:value-type="currency" office:value="0" table:formula="of:=[.Z27]/[.V27]" table:style-name="ce44">
            <text:p>#DIV/0!</text:p>
          </table:table-cell>
          <table:table-cell table:style-name="ce45"/>
          <table:table-cell office:value-type="currency" office:value="0" table:formula="of:=[.AA27]/[.AB2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27:.AI27])" table:style-name="ce49">
            <text:p>R$ 0,00</text:p>
          </table:table-cell>
          <table:table-cell office:value-type="currency" office:value="0" table:formula="of:=[.AJ27]/[.AF27]" table:style-name="ce44">
            <text:p>#DIV/0!</text:p>
          </table:table-cell>
          <table:table-cell table:style-name="ce50"/>
          <table:table-cell office:value-type="currency" office:value="0" table:formula="of:=[.AK27]/[.AL2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27:.AS27])" table:style-name="ce49">
            <text:p>R$ 0,00</text:p>
          </table:table-cell>
          <table:table-cell office:value-type="currency" office:value="0" table:formula="of:=[.AT27]/[.AP27]" table:style-name="ce44">
            <text:p>#DIV/0!</text:p>
          </table:table-cell>
          <table:table-cell table:style-name="ce50"/>
          <table:table-cell office:value-type="currency" office:value="0" table:formula="of:=[.AU27]/[.AV27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28:.O28])" table:style-name="ce49">
            <text:p>R$ 0,00</text:p>
          </table:table-cell>
          <table:table-cell office:value-type="currency" office:value="0" table:formula="of:=[.P28]/[.L28]" table:style-name="ce49">
            <text:p>#DIV/0!</text:p>
          </table:table-cell>
          <table:table-cell table:style-name="ce50"/>
          <table:table-cell office:value-type="currency" office:value="0" table:formula="of:=[.Q28]/[.R2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8:.Y28])" table:style-name="ce44">
            <text:p>R$ 0,00</text:p>
          </table:table-cell>
          <table:table-cell office:value-type="currency" office:value="0" table:formula="of:=[.Z28]/[.V28]" table:style-name="ce44">
            <text:p>#DIV/0!</text:p>
          </table:table-cell>
          <table:table-cell table:style-name="ce45"/>
          <table:table-cell office:value-type="currency" office:value="0" table:formula="of:=[.AA28]/[.AB2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28:.AI28])" table:style-name="ce44">
            <text:p>R$ 0,00</text:p>
          </table:table-cell>
          <table:table-cell office:value-type="currency" office:value="0" table:formula="of:=[.AJ28]/[.AF28]" table:style-name="ce44">
            <text:p>#DIV/0!</text:p>
          </table:table-cell>
          <table:table-cell table:style-name="ce45"/>
          <table:table-cell office:value-type="currency" office:value="0" table:formula="of:=[.AK28]/[.AL2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28:.AS28])" table:style-name="ce44">
            <text:p>R$ 0,00</text:p>
          </table:table-cell>
          <table:table-cell office:value-type="currency" office:value="0" table:formula="of:=[.AT28]/[.AP28]" table:style-name="ce44">
            <text:p>#DIV/0!</text:p>
          </table:table-cell>
          <table:table-cell table:style-name="ce45"/>
          <table:table-cell office:value-type="currency" office:value="0" table:formula="of:=[.AU28]/[.AV28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29:.O29])" table:style-name="ce49">
            <text:p>R$ 0,00</text:p>
          </table:table-cell>
          <table:table-cell office:value-type="currency" office:value="0" table:formula="of:=[.P29]/[.L29]" table:style-name="ce49">
            <text:p>#DIV/0!</text:p>
          </table:table-cell>
          <table:table-cell table:style-name="ce50"/>
          <table:table-cell office:value-type="currency" office:value="0" table:formula="of:=[.Q29]/[.R2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29:.Y29])" table:style-name="ce44">
            <text:p>R$ 0,00</text:p>
          </table:table-cell>
          <table:table-cell office:value-type="currency" office:value="0" table:formula="of:=[.Z29]/[.V29]" table:style-name="ce44">
            <text:p>#DIV/0!</text:p>
          </table:table-cell>
          <table:table-cell table:style-name="ce45"/>
          <table:table-cell office:value-type="currency" office:value="0" table:formula="of:=[.AA29]/[.AB2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29:.AI29])" table:style-name="ce49">
            <text:p>R$ 0,00</text:p>
          </table:table-cell>
          <table:table-cell office:value-type="currency" office:value="0" table:formula="of:=[.AJ29]/[.AF29]" table:style-name="ce44">
            <text:p>#DIV/0!</text:p>
          </table:table-cell>
          <table:table-cell table:style-name="ce50"/>
          <table:table-cell office:value-type="currency" office:value="0" table:formula="of:=[.AK29]/[.AL2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29:.AS29])" table:style-name="ce44">
            <text:p>R$ 0,00</text:p>
          </table:table-cell>
          <table:table-cell office:value-type="currency" office:value="0" table:formula="of:=[.AT29]/[.AP29]" table:style-name="ce44">
            <text:p>#DIV/0!</text:p>
          </table:table-cell>
          <table:table-cell table:style-name="ce45"/>
          <table:table-cell office:value-type="currency" office:value="0" table:formula="of:=[.AU29]/[.AV29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0:.O30])" table:style-name="ce49">
            <text:p>R$ 0,00</text:p>
          </table:table-cell>
          <table:table-cell office:value-type="currency" office:value="0" table:formula="of:=[.P30]/[.L30]" table:style-name="ce49">
            <text:p>#DIV/0!</text:p>
          </table:table-cell>
          <table:table-cell table:style-name="ce50"/>
          <table:table-cell office:value-type="currency" office:value="0" table:formula="of:=[.Q30]/[.R3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0:.Y30])" table:style-name="ce49">
            <text:p>R$ 0,00</text:p>
          </table:table-cell>
          <table:table-cell office:value-type="currency" office:value="0" table:formula="of:=[.Z30]/[.V30]" table:style-name="ce44">
            <text:p>#DIV/0!</text:p>
          </table:table-cell>
          <table:table-cell table:style-name="ce50"/>
          <table:table-cell office:value-type="currency" office:value="0" table:formula="of:=[.AA30]/[.AB3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30:.AI30])" table:style-name="ce44">
            <text:p>R$ 0,00</text:p>
          </table:table-cell>
          <table:table-cell office:value-type="currency" office:value="0" table:formula="of:=[.AJ30]/[.AF30]" table:style-name="ce44">
            <text:p>#DIV/0!</text:p>
          </table:table-cell>
          <table:table-cell table:style-name="ce45"/>
          <table:table-cell office:value-type="currency" office:value="0" table:formula="of:=[.AK30]/[.AL3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30:.AS30])" table:style-name="ce44">
            <text:p>R$ 0,00</text:p>
          </table:table-cell>
          <table:table-cell office:value-type="currency" office:value="0" table:formula="of:=[.AT30]/[.AP30]" table:style-name="ce44">
            <text:p>#DIV/0!</text:p>
          </table:table-cell>
          <table:table-cell table:style-name="ce45"/>
          <table:table-cell office:value-type="currency" office:value="0" table:formula="of:=[.AU30]/[.AV30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31:.O31])" table:style-name="ce49">
            <text:p>R$ 0,00</text:p>
          </table:table-cell>
          <table:table-cell office:value-type="currency" office:value="0" table:formula="of:=[.P31]/[.L31]" table:style-name="ce49">
            <text:p>#DIV/0!</text:p>
          </table:table-cell>
          <table:table-cell table:style-name="ce50"/>
          <table:table-cell office:value-type="currency" office:value="0" table:formula="of:=[.Q31]/[.R3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1:.Y31])" table:style-name="ce49">
            <text:p>R$ 0,00</text:p>
          </table:table-cell>
          <table:table-cell office:value-type="currency" office:value="0" table:formula="of:=[.Z31]/[.V31]" table:style-name="ce44">
            <text:p>#DIV/0!</text:p>
          </table:table-cell>
          <table:table-cell table:style-name="ce50"/>
          <table:table-cell office:value-type="currency" office:value="0" table:formula="of:=[.AA31]/[.AB3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31:.AI31])" table:style-name="ce49">
            <text:p>R$ 0,00</text:p>
          </table:table-cell>
          <table:table-cell office:value-type="currency" office:value="0" table:formula="of:=[.AJ31]/[.AF31]" table:style-name="ce44">
            <text:p>#DIV/0!</text:p>
          </table:table-cell>
          <table:table-cell table:style-name="ce50"/>
          <table:table-cell office:value-type="currency" office:value="0" table:formula="of:=[.AK31]/[.AL3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31:.AS31])" table:style-name="ce49">
            <text:p>R$ 0,00</text:p>
          </table:table-cell>
          <table:table-cell office:value-type="currency" office:value="0" table:formula="of:=[.AT31]/[.AP31]" table:style-name="ce44">
            <text:p>#DIV/0!</text:p>
          </table:table-cell>
          <table:table-cell table:style-name="ce50"/>
          <table:table-cell office:value-type="currency" office:value="0" table:formula="of:=[.AU31]/[.AV31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2:.O32])" table:style-name="ce49">
            <text:p>R$ 0,00</text:p>
          </table:table-cell>
          <table:table-cell office:value-type="currency" office:value="0" table:formula="of:=[.P32]/[.L32]" table:style-name="ce49">
            <text:p>#DIV/0!</text:p>
          </table:table-cell>
          <table:table-cell table:style-name="ce50"/>
          <table:table-cell office:value-type="currency" office:value="0" table:formula="of:=[.Q32]/[.R3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2:.Y32])" table:style-name="ce49">
            <text:p>R$ 0,00</text:p>
          </table:table-cell>
          <table:table-cell office:value-type="currency" office:value="0" table:formula="of:=[.Z32]/[.V32]" table:style-name="ce44">
            <text:p>#DIV/0!</text:p>
          </table:table-cell>
          <table:table-cell table:style-name="ce50"/>
          <table:table-cell office:value-type="currency" office:value="0" table:formula="of:=[.AA32]/[.AB32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32:.AI32])" table:style-name="ce44">
            <text:p>R$ 0,00</text:p>
          </table:table-cell>
          <table:table-cell office:value-type="currency" office:value="0" table:formula="of:=[.AJ32]/[.AF32]" table:style-name="ce44">
            <text:p>#DIV/0!</text:p>
          </table:table-cell>
          <table:table-cell table:style-name="ce45"/>
          <table:table-cell office:value-type="currency" office:value="0" table:formula="of:=[.AK32]/[.AL32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2:.AS32])" table:style-name="ce44">
            <text:p>R$ 0,00</text:p>
          </table:table-cell>
          <table:table-cell office:value-type="currency" office:value="0" table:formula="of:=[.AT32]/[.AP32]" table:style-name="ce44">
            <text:p>#DIV/0!</text:p>
          </table:table-cell>
          <table:table-cell table:style-name="ce45"/>
          <table:table-cell office:value-type="currency" office:value="0" table:formula="of:=[.AU32]/[.AV32]" table:style-name="ce44">
            <text:p>#DIV/0!</text:p>
          </table:table-cell>
          <table:table-cell table:number-columns-repeated="97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33:.O33])" table:style-name="ce49">
            <text:p>R$ 0,00</text:p>
          </table:table-cell>
          <table:table-cell office:value-type="currency" office:value="0" table:formula="of:=[.P33]/[.L33]" table:style-name="ce49">
            <text:p>#DIV/0!</text:p>
          </table:table-cell>
          <table:table-cell table:style-name="ce50"/>
          <table:table-cell office:value-type="currency" office:value="0" table:formula="of:=[.Q33]/[.R3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3:.Y33])" table:style-name="ce49">
            <text:p>R$ 0,00</text:p>
          </table:table-cell>
          <table:table-cell office:value-type="currency" office:value="0" table:formula="of:=[.Z33]/[.V33]" table:style-name="ce44">
            <text:p>#DIV/0!</text:p>
          </table:table-cell>
          <table:table-cell table:style-name="ce50"/>
          <table:table-cell office:value-type="currency" office:value="0" table:formula="of:=[.AA33]/[.AB3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33:.AI33])" table:style-name="ce49">
            <text:p>R$ 0,00</text:p>
          </table:table-cell>
          <table:table-cell office:value-type="currency" office:value="0" table:formula="of:=[.AJ33]/[.AF33]" table:style-name="ce44">
            <text:p>#DIV/0!</text:p>
          </table:table-cell>
          <table:table-cell table:style-name="ce50"/>
          <table:table-cell office:value-type="currency" office:value="0" table:formula="of:=[.AK33]/[.AL3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33:.AS33])" table:style-name="ce49">
            <text:p>R$ 0,00</text:p>
          </table:table-cell>
          <table:table-cell office:value-type="currency" office:value="0" table:formula="of:=[.AT33]/[.AP33]" table:style-name="ce44">
            <text:p>#DIV/0!</text:p>
          </table:table-cell>
          <table:table-cell table:style-name="ce50"/>
          <table:table-cell office:value-type="currency" office:value="0" table:formula="of:=[.AU33]/[.AV33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4:.O34])" table:style-name="ce49">
            <text:p>R$ 0,00</text:p>
          </table:table-cell>
          <table:table-cell office:value-type="currency" office:value="0" table:formula="of:=[.P34]/[.L34]" table:style-name="ce49">
            <text:p>#DIV/0!</text:p>
          </table:table-cell>
          <table:table-cell table:style-name="ce50"/>
          <table:table-cell office:value-type="currency" office:value="0" table:formula="of:=[.Q34]/[.R3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34:.Y34])" table:style-name="ce44">
            <text:p>R$ 0,00</text:p>
          </table:table-cell>
          <table:table-cell office:value-type="currency" office:value="0" table:formula="of:=[.Z34]/[.V34]" table:style-name="ce44">
            <text:p>#DIV/0!</text:p>
          </table:table-cell>
          <table:table-cell table:style-name="ce45"/>
          <table:table-cell office:value-type="currency" office:value="0" table:formula="of:=[.AA34]/[.AB3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34:.AI34])" table:style-name="ce44">
            <text:p>R$ 0,00</text:p>
          </table:table-cell>
          <table:table-cell office:value-type="currency" office:value="0" table:formula="of:=[.AJ34]/[.AF34]" table:style-name="ce44">
            <text:p>#DIV/0!</text:p>
          </table:table-cell>
          <table:table-cell table:style-name="ce45"/>
          <table:table-cell office:value-type="currency" office:value="0" table:formula="of:=[.AK34]/[.AL3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4:.AS34])" table:style-name="ce44">
            <text:p>R$ 0,00</text:p>
          </table:table-cell>
          <table:table-cell office:value-type="currency" office:value="0" table:formula="of:=[.AT34]/[.AP34]" table:style-name="ce44">
            <text:p>#DIV/0!</text:p>
          </table:table-cell>
          <table:table-cell table:style-name="ce45"/>
          <table:table-cell office:value-type="currency" office:value="0" table:formula="of:=[.AU34]/[.AV34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35:.O35])" table:style-name="ce49">
            <text:p>R$ 0,00</text:p>
          </table:table-cell>
          <table:table-cell office:value-type="currency" office:value="0" table:formula="of:=[.P35]/[.L35]" table:style-name="ce49">
            <text:p>#DIV/0!</text:p>
          </table:table-cell>
          <table:table-cell table:style-name="ce50"/>
          <table:table-cell office:value-type="currency" office:value="0" table:formula="of:=[.Q35]/[.R3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35:.Y35])" table:style-name="ce44">
            <text:p>R$ 0,00</text:p>
          </table:table-cell>
          <table:table-cell office:value-type="currency" office:value="0" table:formula="of:=[.Z35]/[.V35]" table:style-name="ce44">
            <text:p>#DIV/0!</text:p>
          </table:table-cell>
          <table:table-cell table:style-name="ce45"/>
          <table:table-cell office:value-type="currency" office:value="0" table:formula="of:=[.AA35]/[.AB3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35:.AI35])" table:style-name="ce49">
            <text:p>R$ 0,00</text:p>
          </table:table-cell>
          <table:table-cell office:value-type="currency" office:value="0" table:formula="of:=[.AJ35]/[.AF35]" table:style-name="ce44">
            <text:p>#DIV/0!</text:p>
          </table:table-cell>
          <table:table-cell table:style-name="ce50"/>
          <table:table-cell office:value-type="currency" office:value="0" table:formula="of:=[.AK35]/[.AL3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5:.AS35])" table:style-name="ce44">
            <text:p>R$ 0,00</text:p>
          </table:table-cell>
          <table:table-cell office:value-type="currency" office:value="0" table:formula="of:=[.AT35]/[.AP35]" table:style-name="ce44">
            <text:p>#DIV/0!</text:p>
          </table:table-cell>
          <table:table-cell table:style-name="ce45"/>
          <table:table-cell office:value-type="currency" office:value="0" table:formula="of:=[.AU35]/[.AV35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6:.O36])" table:style-name="ce49">
            <text:p>R$ 0,00</text:p>
          </table:table-cell>
          <table:table-cell office:value-type="currency" office:value="0" table:formula="of:=[.P36]/[.L36]" table:style-name="ce49">
            <text:p>#DIV/0!</text:p>
          </table:table-cell>
          <table:table-cell table:style-name="ce50"/>
          <table:table-cell office:value-type="currency" office:value="0" table:formula="of:=[.Q36]/[.R3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36:.Y36])" table:style-name="ce44">
            <text:p>R$ 0,00</text:p>
          </table:table-cell>
          <table:table-cell office:value-type="currency" office:value="0" table:formula="of:=[.Z36]/[.V36]" table:style-name="ce44">
            <text:p>#DIV/0!</text:p>
          </table:table-cell>
          <table:table-cell table:style-name="ce45"/>
          <table:table-cell office:value-type="currency" office:value="0" table:formula="of:=[.AA36]/[.AB3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36:.AI36])" table:style-name="ce44">
            <text:p>R$ 0,00</text:p>
          </table:table-cell>
          <table:table-cell office:value-type="currency" office:value="0" table:formula="of:=[.AJ36]/[.AF36]" table:style-name="ce44">
            <text:p>#DIV/0!</text:p>
          </table:table-cell>
          <table:table-cell table:style-name="ce45"/>
          <table:table-cell office:value-type="currency" office:value="0" table:formula="of:=[.AK36]/[.AL3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6:.AS36])" table:style-name="ce44">
            <text:p>R$ 0,00</text:p>
          </table:table-cell>
          <table:table-cell office:value-type="currency" office:value="0" table:formula="of:=[.AT36]/[.AP36]" table:style-name="ce44">
            <text:p>#DIV/0!</text:p>
          </table:table-cell>
          <table:table-cell table:style-name="ce45"/>
          <table:table-cell office:value-type="currency" office:value="0" table:formula="of:=[.AU36]/[.AV36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37:.O37])" table:style-name="ce49">
            <text:p>R$ 0,00</text:p>
          </table:table-cell>
          <table:table-cell office:value-type="currency" office:value="0" table:formula="of:=[.P37]/[.L37]" table:style-name="ce49">
            <text:p>#DIV/0!</text:p>
          </table:table-cell>
          <table:table-cell table:style-name="ce50"/>
          <table:table-cell office:value-type="currency" office:value="0" table:formula="of:=[.Q37]/[.R37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37:.Y37])" table:style-name="ce44">
            <text:p>R$ 0,00</text:p>
          </table:table-cell>
          <table:table-cell office:value-type="currency" office:value="0" table:formula="of:=[.Z37]/[.V37]" table:style-name="ce44">
            <text:p>#DIV/0!</text:p>
          </table:table-cell>
          <table:table-cell table:style-name="ce45"/>
          <table:table-cell office:value-type="currency" office:value="0" table:formula="of:=[.AA37]/[.AB3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37:.AI37])" table:style-name="ce49">
            <text:p>R$ 0,00</text:p>
          </table:table-cell>
          <table:table-cell office:value-type="currency" office:value="0" table:formula="of:=[.AJ37]/[.AF37]" table:style-name="ce44">
            <text:p>#DIV/0!</text:p>
          </table:table-cell>
          <table:table-cell table:style-name="ce50"/>
          <table:table-cell office:value-type="currency" office:value="0" table:formula="of:=[.AK37]/[.AL37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7:.AS37])" table:style-name="ce44">
            <text:p>R$ 0,00</text:p>
          </table:table-cell>
          <table:table-cell office:value-type="currency" office:value="0" table:formula="of:=[.AT37]/[.AP37]" table:style-name="ce44">
            <text:p>#DIV/0!</text:p>
          </table:table-cell>
          <table:table-cell table:style-name="ce45"/>
          <table:table-cell office:value-type="currency" office:value="0" table:formula="of:=[.AU37]/[.AV37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8:.O38])" table:style-name="ce49">
            <text:p>R$ 0,00</text:p>
          </table:table-cell>
          <table:table-cell office:value-type="currency" office:value="0" table:formula="of:=[.P38]/[.L38]" table:style-name="ce49">
            <text:p>#DIV/0!</text:p>
          </table:table-cell>
          <table:table-cell table:style-name="ce50"/>
          <table:table-cell office:value-type="currency" office:value="0" table:formula="of:=[.Q38]/[.R3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8:.Y38])" table:style-name="ce49">
            <text:p>R$ 0,00</text:p>
          </table:table-cell>
          <table:table-cell office:value-type="currency" office:value="0" table:formula="of:=[.Z38]/[.V38]" table:style-name="ce44">
            <text:p>#DIV/0!</text:p>
          </table:table-cell>
          <table:table-cell table:style-name="ce50"/>
          <table:table-cell office:value-type="currency" office:value="0" table:formula="of:=[.AA38]/[.AB3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38:.AI38])" table:style-name="ce44">
            <text:p>R$ 0,00</text:p>
          </table:table-cell>
          <table:table-cell office:value-type="currency" office:value="0" table:formula="of:=[.AJ38]/[.AF38]" table:style-name="ce44">
            <text:p>#DIV/0!</text:p>
          </table:table-cell>
          <table:table-cell table:style-name="ce45"/>
          <table:table-cell office:value-type="currency" office:value="0" table:formula="of:=[.AK38]/[.AL38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38:.AS38])" table:style-name="ce44">
            <text:p>R$ 0,00</text:p>
          </table:table-cell>
          <table:table-cell office:value-type="currency" office:value="0" table:formula="of:=[.AT38]/[.AP38]" table:style-name="ce44">
            <text:p>#DIV/0!</text:p>
          </table:table-cell>
          <table:table-cell table:style-name="ce45"/>
          <table:table-cell office:value-type="currency" office:value="0" table:formula="of:=[.AU38]/[.AV38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N39:.O39])" table:style-name="ce49">
            <text:p>R$ 0,00</text:p>
          </table:table-cell>
          <table:table-cell office:value-type="currency" office:value="0" table:formula="of:=[.P39]/[.L39]" table:style-name="ce49">
            <text:p>#DIV/0!</text:p>
          </table:table-cell>
          <table:table-cell table:style-name="ce50"/>
          <table:table-cell office:value-type="currency" office:value="0" table:formula="of:=[.Q39]/[.R3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39:.Y39])" table:style-name="ce49">
            <text:p>R$ 0,00</text:p>
          </table:table-cell>
          <table:table-cell office:value-type="currency" office:value="0" table:formula="of:=[.Z39]/[.V39]" table:style-name="ce44">
            <text:p>#DIV/0!</text:p>
          </table:table-cell>
          <table:table-cell table:style-name="ce50"/>
          <table:table-cell office:value-type="currency" office:value="0" table:formula="of:=[.AA39]/[.AB3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39:.AI39])" table:style-name="ce49">
            <text:p>R$ 0,00</text:p>
          </table:table-cell>
          <table:table-cell office:value-type="currency" office:value="0" table:formula="of:=[.AJ39]/[.AF39]" table:style-name="ce44">
            <text:p>#DIV/0!</text:p>
          </table:table-cell>
          <table:table-cell table:style-name="ce50"/>
          <table:table-cell office:value-type="currency" office:value="0" table:formula="of:=[.AK39]/[.AL39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39:.AS39])" table:style-name="ce44">
            <text:p>R$ 0,00</text:p>
          </table:table-cell>
          <table:table-cell office:value-type="currency" office:value="0" table:formula="of:=[.AT39]/[.AP39]" table:style-name="ce44">
            <text:p>#DIV/0!</text:p>
          </table:table-cell>
          <table:table-cell table:style-name="ce45"/>
          <table:table-cell office:value-type="currency" office:value="0" table:formula="of:=[.AU39]/[.AV39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N40:.O40])" table:style-name="ce49">
            <text:p>R$ 0,00</text:p>
          </table:table-cell>
          <table:table-cell office:value-type="currency" office:value="0" table:formula="of:=[.P40]/[.L40]" table:style-name="ce49">
            <text:p>#DIV/0!</text:p>
          </table:table-cell>
          <table:table-cell table:style-name="ce50"/>
          <table:table-cell office:value-type="currency" office:value="0" table:formula="of:=[.Q40]/[.R4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office:value-type="currency" office:value="23.5" table:formula="of:=10+1+10+2.5" table:style-name="ce43">
            <text:p>R$ 23,50</text:p>
          </table:table-cell>
          <table:table-cell table:style-name="ce43"/>
          <table:table-cell office:value-type="currency" office:value="23.5" table:formula="of:=SUM([.X40:.Y40])" table:style-name="ce49">
            <text:p>R$ 23,50</text:p>
          </table:table-cell>
          <table:table-cell office:value-type="currency" office:value="0" table:formula="of:=[.Z40]/[.V40]" table:style-name="ce44">
            <text:p>#DIV/0!</text:p>
          </table:table-cell>
          <table:table-cell table:style-name="ce45"/>
          <table:table-cell office:value-type="currency" office:value="0" table:formula="of:=[.AA40]/[.AB4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40:.AI40])" table:style-name="ce44">
            <text:p>R$ 0,00</text:p>
          </table:table-cell>
          <table:table-cell office:value-type="currency" office:value="0" table:formula="of:=[.AJ40]/[.AF40]" table:style-name="ce44">
            <text:p>#DIV/0!</text:p>
          </table:table-cell>
          <table:table-cell table:style-name="ce45"/>
          <table:table-cell office:value-type="currency" office:value="0" table:formula="of:=[.AK40]/[.AL4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40:.AS40])" table:style-name="ce49">
            <text:p>R$ 0,00</text:p>
          </table:table-cell>
          <table:table-cell office:value-type="currency" office:value="0" table:formula="of:=[.AT40]/[.AP40]" table:style-name="ce44">
            <text:p>#DIV/0!</text:p>
          </table:table-cell>
          <table:table-cell table:style-name="ce50"/>
          <table:table-cell office:value-type="currency" office:value="0" table:formula="of:=[.AU40]/[.AV40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1:.Y41])" table:style-name="ce49">
            <text:p>R$ 0,00</text:p>
          </table:table-cell>
          <table:table-cell office:value-type="currency" office:value="0" table:formula="of:=[.Z41]/[.V41]" table:style-name="ce44">
            <text:p>#DIV/0!</text:p>
          </table:table-cell>
          <table:table-cell table:style-name="ce50"/>
          <table:table-cell office:value-type="currency" office:value="0" table:formula="of:=[.AA41]/[.AB4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41:.AI41])" table:style-name="ce44">
            <text:p>R$ 0,00</text:p>
          </table:table-cell>
          <table:table-cell office:value-type="currency" office:value="0" table:formula="of:=[.AJ41]/[.AF41]" table:style-name="ce44">
            <text:p>#DIV/0!</text:p>
          </table:table-cell>
          <table:table-cell table:style-name="ce45"/>
          <table:table-cell office:value-type="currency" office:value="0" table:formula="of:=[.AK41]/[.AL4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41:.AS41])" table:style-name="ce44">
            <text:p>R$ 0,00</text:p>
          </table:table-cell>
          <table:table-cell office:value-type="currency" office:value="0" table:formula="of:=[.AT41]/[.AP41]" table:style-name="ce44">
            <text:p>#DIV/0!</text:p>
          </table:table-cell>
          <table:table-cell table:style-name="ce45"/>
          <table:table-cell office:value-type="currency" office:value="0" table:formula="of:=[.AU41]/[.AV41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2:.Y42])" table:style-name="ce49">
            <text:p>R$ 0,00</text:p>
          </table:table-cell>
          <table:table-cell office:value-type="currency" office:value="0" table:formula="of:=[.Z42]/[.V42]" table:style-name="ce44">
            <text:p>#DIV/0!</text:p>
          </table:table-cell>
          <table:table-cell table:style-name="ce50"/>
          <table:table-cell office:value-type="currency" office:value="0" table:formula="of:=[.AA42]/[.AB4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42:.AI42])" table:style-name="ce49">
            <text:p>R$ 0,00</text:p>
          </table:table-cell>
          <table:table-cell office:value-type="currency" office:value="0" table:formula="of:=[.AJ42]/[.AF42]" table:style-name="ce44">
            <text:p>#DIV/0!</text:p>
          </table:table-cell>
          <table:table-cell table:style-name="ce50"/>
          <table:table-cell office:value-type="currency" office:value="0" table:formula="of:=[.AK42]/[.AL4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42:.AS42])" table:style-name="ce49">
            <text:p>R$ 0,00</text:p>
          </table:table-cell>
          <table:table-cell office:value-type="currency" office:value="0" table:formula="of:=[.AT42]/[.AP42]" table:style-name="ce44">
            <text:p>#DIV/0!</text:p>
          </table:table-cell>
          <table:table-cell table:style-name="ce50"/>
          <table:table-cell office:value-type="currency" office:value="0" table:formula="of:=[.AU42]/[.AV42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3:.Y43])" table:style-name="ce49">
            <text:p>R$ 0,00</text:p>
          </table:table-cell>
          <table:table-cell office:value-type="currency" office:value="0" table:formula="of:=[.Z43]/[.V43]" table:style-name="ce44">
            <text:p>#DIV/0!</text:p>
          </table:table-cell>
          <table:table-cell table:style-name="ce50"/>
          <table:table-cell office:value-type="currency" office:value="0" table:formula="of:=[.AA43]/[.AB4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43:.AI43])" table:style-name="ce49">
            <text:p>R$ 0,00</text:p>
          </table:table-cell>
          <table:table-cell office:value-type="currency" office:value="0" table:formula="of:=[.AJ43]/[.AF43]" table:style-name="ce44">
            <text:p>#DIV/0!</text:p>
          </table:table-cell>
          <table:table-cell table:style-name="ce50"/>
          <table:table-cell office:value-type="currency" office:value="0" table:formula="of:=[.AK43]/[.AL4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43:.AS43])" table:style-name="ce49">
            <text:p>R$ 0,00</text:p>
          </table:table-cell>
          <table:table-cell office:value-type="currency" office:value="0" table:formula="of:=[.AT43]/[.AP43]" table:style-name="ce44">
            <text:p>#DIV/0!</text:p>
          </table:table-cell>
          <table:table-cell table:style-name="ce50"/>
          <table:table-cell office:value-type="currency" office:value="0" table:formula="of:=[.AU43]/[.AV43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4:.Y44])" table:style-name="ce49">
            <text:p>R$ 0,00</text:p>
          </table:table-cell>
          <table:table-cell office:value-type="currency" office:value="0" table:formula="of:=[.Z44]/[.V44]" table:style-name="ce44">
            <text:p>#DIV/0!</text:p>
          </table:table-cell>
          <table:table-cell table:style-name="ce50"/>
          <table:table-cell office:value-type="currency" office:value="0" table:formula="of:=[.AA44]/[.AB4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44:.AI44])" table:style-name="ce44">
            <text:p>R$ 0,00</text:p>
          </table:table-cell>
          <table:table-cell office:value-type="currency" office:value="0" table:formula="of:=[.AJ44]/[.AF44]" table:style-name="ce44">
            <text:p>#DIV/0!</text:p>
          </table:table-cell>
          <table:table-cell table:style-name="ce45"/>
          <table:table-cell office:value-type="currency" office:value="0" table:formula="of:=[.AK44]/[.AL4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44:.AS44])" table:style-name="ce44">
            <text:p>R$ 0,00</text:p>
          </table:table-cell>
          <table:table-cell office:value-type="currency" office:value="0" table:formula="of:=[.AT44]/[.AP44]" table:style-name="ce44">
            <text:p>#DIV/0!</text:p>
          </table:table-cell>
          <table:table-cell table:style-name="ce45"/>
          <table:table-cell office:value-type="currency" office:value="0" table:formula="of:=[.AU44]/[.AV44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5:.Y45])" table:style-name="ce49">
            <text:p>R$ 0,00</text:p>
          </table:table-cell>
          <table:table-cell office:value-type="currency" office:value="0" table:formula="of:=[.Z45]/[.V45]" table:style-name="ce44">
            <text:p>#DIV/0!</text:p>
          </table:table-cell>
          <table:table-cell table:style-name="ce50"/>
          <table:table-cell office:value-type="currency" office:value="0" table:formula="of:=[.AA45]/[.AB4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45:.AI45])" table:style-name="ce49">
            <text:p>R$ 0,00</text:p>
          </table:table-cell>
          <table:table-cell office:value-type="currency" office:value="0" table:formula="of:=[.AJ45]/[.AF45]" table:style-name="ce44">
            <text:p>#DIV/0!</text:p>
          </table:table-cell>
          <table:table-cell table:style-name="ce50"/>
          <table:table-cell office:value-type="currency" office:value="0" table:formula="of:=[.AK45]/[.AL45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45:.AS45])" table:style-name="ce44">
            <text:p>R$ 0,00</text:p>
          </table:table-cell>
          <table:table-cell office:value-type="currency" office:value="0" table:formula="of:=[.AT45]/[.AP45]" table:style-name="ce44">
            <text:p>#DIV/0!</text:p>
          </table:table-cell>
          <table:table-cell table:style-name="ce45"/>
          <table:table-cell office:value-type="currency" office:value="0" table:formula="of:=[.AU45]/[.AV45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6:.Y46])" table:style-name="ce49">
            <text:p>R$ 0,00</text:p>
          </table:table-cell>
          <table:table-cell office:value-type="currency" office:value="0" table:formula="of:=[.Z46]/[.V46]" table:style-name="ce44">
            <text:p>#DIV/0!</text:p>
          </table:table-cell>
          <table:table-cell table:style-name="ce50"/>
          <table:table-cell office:value-type="currency" office:value="0" table:formula="of:=[.AA46]/[.AB4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46:.AI46])" table:style-name="ce44">
            <text:p>R$ 0,00</text:p>
          </table:table-cell>
          <table:table-cell office:value-type="currency" office:value="0" table:formula="of:=[.AJ46]/[.AF46]" table:style-name="ce44">
            <text:p>#DIV/0!</text:p>
          </table:table-cell>
          <table:table-cell table:style-name="ce45"/>
          <table:table-cell office:value-type="currency" office:value="0" table:formula="of:=[.AK46]/[.AL46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46:.AS46])" table:style-name="ce49">
            <text:p>R$ 0,00</text:p>
          </table:table-cell>
          <table:table-cell office:value-type="currency" office:value="0" table:formula="of:=[.AT46]/[.AP46]" table:style-name="ce44">
            <text:p>#DIV/0!</text:p>
          </table:table-cell>
          <table:table-cell table:style-name="ce50"/>
          <table:table-cell office:value-type="currency" office:value="0" table:formula="of:=[.AU46]/[.AV46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47:.Y47])" table:style-name="ce49">
            <text:p>R$ 0,00</text:p>
          </table:table-cell>
          <table:table-cell office:value-type="currency" office:value="0" table:formula="of:=[.Z47]/[.V47]" table:style-name="ce44">
            <text:p>#DIV/0!</text:p>
          </table:table-cell>
          <table:table-cell table:style-name="ce50"/>
          <table:table-cell office:value-type="currency" office:value="0" table:formula="of:=[.AA47]/[.AB4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47:.AI47])" table:style-name="ce49">
            <text:p>R$ 0,00</text:p>
          </table:table-cell>
          <table:table-cell office:value-type="currency" office:value="0" table:formula="of:=[.AJ47]/[.AF47]" table:style-name="ce44">
            <text:p>#DIV/0!</text:p>
          </table:table-cell>
          <table:table-cell table:style-name="ce50"/>
          <table:table-cell office:value-type="currency" office:value="0" table:formula="of:=[.AK47]/[.AL4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office:value-type="currency" office:value="42.5" table:formula="of:=25*1.7" table:style-name="ce48">
            <text:p>R$ 42,50</text:p>
          </table:table-cell>
          <table:table-cell table:style-name="ce48"/>
          <table:table-cell office:value-type="currency" office:value="42.5" table:formula="of:=SUM([.AR47:.AS47])" table:style-name="ce44">
            <text:p>R$ 42,50</text:p>
          </table:table-cell>
          <table:table-cell office:value-type="currency" office:value="0" table:formula="of:=[.AT47]/[.AP47]" table:style-name="ce44">
            <text:p>#DIV/0!</text:p>
          </table:table-cell>
          <table:table-cell table:style-name="ce45"/>
          <table:table-cell office:value-type="currency" office:value="0" table:formula="of:=[.AU47]/[.AV47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48:.Y48])" table:style-name="ce49">
            <text:p>R$ 0,00</text:p>
          </table:table-cell>
          <table:table-cell office:value-type="currency" office:value="0" table:formula="of:=[.Z48]/[.V48]" table:style-name="ce44">
            <text:p>#DIV/0!</text:p>
          </table:table-cell>
          <table:table-cell table:style-name="ce50"/>
          <table:table-cell office:value-type="currency" office:value="0" table:formula="of:=[.AA48]/[.AB4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48:.AI48])" table:style-name="ce44">
            <text:p>R$ 0,00</text:p>
          </table:table-cell>
          <table:table-cell office:value-type="currency" office:value="0" table:formula="of:=[.AJ48]/[.AF48]" table:style-name="ce44">
            <text:p>#DIV/0!</text:p>
          </table:table-cell>
          <table:table-cell table:style-name="ce45"/>
          <table:table-cell office:value-type="currency" office:value="0" table:formula="of:=[.AK48]/[.AL4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48:.AS48])" table:style-name="ce44">
            <text:p>R$ 0,00</text:p>
          </table:table-cell>
          <table:table-cell office:value-type="currency" office:value="0" table:formula="of:=[.AT48]/[.AP48]" table:style-name="ce44">
            <text:p>#DIV/0!</text:p>
          </table:table-cell>
          <table:table-cell table:style-name="ce45"/>
          <table:table-cell office:value-type="currency" office:value="0" table:formula="of:=[.AU48]/[.AV48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49:.Y49])" table:style-name="ce49">
            <text:p>R$ 0,00</text:p>
          </table:table-cell>
          <table:table-cell office:value-type="currency" office:value="0" table:formula="of:=[.Z49]/[.V49]" table:style-name="ce44">
            <text:p>#DIV/0!</text:p>
          </table:table-cell>
          <table:table-cell table:style-name="ce50"/>
          <table:table-cell office:value-type="currency" office:value="0" table:formula="of:=[.AA49]/[.AB4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49:.AI49])" table:style-name="ce49">
            <text:p>R$ 0,00</text:p>
          </table:table-cell>
          <table:table-cell office:value-type="currency" office:value="0" table:formula="of:=[.AJ49]/[.AF49]" table:style-name="ce44">
            <text:p>#DIV/0!</text:p>
          </table:table-cell>
          <table:table-cell table:style-name="ce50"/>
          <table:table-cell office:value-type="currency" office:value="0" table:formula="of:=[.AK49]/[.AL4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49:.AS49])" table:style-name="ce44">
            <text:p>R$ 0,00</text:p>
          </table:table-cell>
          <table:table-cell office:value-type="currency" office:value="0" table:formula="of:=[.AT49]/[.AP49]" table:style-name="ce44">
            <text:p>#DIV/0!</text:p>
          </table:table-cell>
          <table:table-cell table:style-name="ce45"/>
          <table:table-cell office:value-type="currency" office:value="0" table:formula="of:=[.AU49]/[.AV49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0:.Y50])" table:style-name="ce49">
            <text:p>R$ 0,00</text:p>
          </table:table-cell>
          <table:table-cell office:value-type="currency" office:value="0" table:formula="of:=[.Z50]/[.V50]" table:style-name="ce44">
            <text:p>#DIV/0!</text:p>
          </table:table-cell>
          <table:table-cell table:style-name="ce50"/>
          <table:table-cell office:value-type="currency" office:value="0" table:formula="of:=[.AA50]/[.AB5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50:.AI50])" table:style-name="ce44">
            <text:p>R$ 0,00</text:p>
          </table:table-cell>
          <table:table-cell office:value-type="currency" office:value="0" table:formula="of:=[.AJ50]/[.AF50]" table:style-name="ce44">
            <text:p>#DIV/0!</text:p>
          </table:table-cell>
          <table:table-cell table:style-name="ce45"/>
          <table:table-cell office:value-type="currency" office:value="0" table:formula="of:=[.AK50]/[.AL50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0:.AS50])" table:style-name="ce49">
            <text:p>R$ 0,00</text:p>
          </table:table-cell>
          <table:table-cell office:value-type="currency" office:value="0" table:formula="of:=[.AT50]/[.AP50]" table:style-name="ce44">
            <text:p>#DIV/0!</text:p>
          </table:table-cell>
          <table:table-cell table:style-name="ce50"/>
          <table:table-cell office:value-type="currency" office:value="0" table:formula="of:=[.AU50]/[.AV50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1:.Y51])" table:style-name="ce49">
            <text:p>R$ 0,00</text:p>
          </table:table-cell>
          <table:table-cell office:value-type="currency" office:value="0" table:formula="of:=[.Z51]/[.V51]" table:style-name="ce44">
            <text:p>#DIV/0!</text:p>
          </table:table-cell>
          <table:table-cell table:style-name="ce50"/>
          <table:table-cell office:value-type="currency" office:value="0" table:formula="of:=[.AA51]/[.AB51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office:value-type="string" table:style-name="ce43">
            <text:p>Erro:509</text:p>
          </table:table-cell>
          <table:table-cell table:style-name="ce43"/>
          <table:table-cell office:value-type="currency" office:value="0" table:formula="of:=SUM([.AH51:.AI51])" table:style-name="ce44">
            <text:p>R$ 0,00</text:p>
          </table:table-cell>
          <table:table-cell office:value-type="currency" office:value="0" table:formula="of:=[.AJ51]/[.AF51]" table:style-name="ce44">
            <text:p>#DIV/0!</text:p>
          </table:table-cell>
          <table:table-cell table:style-name="ce45"/>
          <table:table-cell office:value-type="currency" office:value="0" table:formula="of:=[.AK51]/[.AL51]" table:style-name="ce44">
            <text:p>#DIV/0!</text:p>
          </table:table-cell>
          <table:table-cell table:style-name="ce6"/>
          <table:table-cell table:style-name="ce46"/>
          <table:table-cell office:value-type="float" office:value="1260" table:formula="of:=14*90" table:style-name="ce47">
            <text:p>1260</text:p>
          </table:table-cell>
          <table:table-cell table:style-name="ce47"/>
          <table:table-cell table:number-columns-repeated="2" table:style-name="ce48"/>
          <table:table-cell office:value-type="currency" office:value="0" table:formula="of:=SUM([.AR51:.AS51])" table:style-name="ce49">
            <text:p>R$ 0,00</text:p>
          </table:table-cell>
          <table:table-cell office:value-type="currency" office:value="0" table:formula="of:=[.AT51]/[.AP51]" table:style-name="ce44">
            <text:p>R$ 0,00</text:p>
          </table:table-cell>
          <table:table-cell table:style-name="ce50"/>
          <table:table-cell office:value-type="currency" office:value="0" table:formula="of:=[.AU51]/[.AV51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52:.Y52])" table:style-name="ce49">
            <text:p>R$ 0,00</text:p>
          </table:table-cell>
          <table:table-cell office:value-type="currency" office:value="0" table:formula="of:=[.Z52]/[.V52]" table:style-name="ce44">
            <text:p>#DIV/0!</text:p>
          </table:table-cell>
          <table:table-cell table:style-name="ce50"/>
          <table:table-cell office:value-type="currency" office:value="0" table:formula="of:=[.AA52]/[.AB52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52:.AI52])" table:style-name="ce49">
            <text:p>R$ 0,00</text:p>
          </table:table-cell>
          <table:table-cell office:value-type="currency" office:value="0" table:formula="of:=[.AJ52]/[.AF52]" table:style-name="ce44">
            <text:p>#DIV/0!</text:p>
          </table:table-cell>
          <table:table-cell table:style-name="ce50"/>
          <table:table-cell office:value-type="currency" office:value="0" table:formula="of:=[.AK52]/[.AL52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52:.AS52])" table:style-name="ce44">
            <text:p>R$ 0,00</text:p>
          </table:table-cell>
          <table:table-cell office:value-type="currency" office:value="0" table:formula="of:=[.AT52]/[.AP52]" table:style-name="ce44">
            <text:p>#DIV/0!</text:p>
          </table:table-cell>
          <table:table-cell table:style-name="ce45"/>
          <table:table-cell office:value-type="currency" office:value="0" table:formula="of:=[.AU52]/[.AV52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58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59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3:.Y53])" table:style-name="ce49">
            <text:p>R$ 0,00</text:p>
          </table:table-cell>
          <table:table-cell office:value-type="currency" office:value="0" table:formula="of:=[.Z53]/[.V53]" table:style-name="ce44">
            <text:p>#DIV/0!</text:p>
          </table:table-cell>
          <table:table-cell table:style-name="ce50"/>
          <table:table-cell office:value-type="currency" office:value="0" table:formula="of:=[.AA53]/[.AB53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53:.AI53])" table:style-name="ce49">
            <text:p>R$ 0,00</text:p>
          </table:table-cell>
          <table:table-cell office:value-type="currency" office:value="0" table:formula="of:=[.AJ53]/[.AF53]" table:style-name="ce44">
            <text:p>#DIV/0!</text:p>
          </table:table-cell>
          <table:table-cell table:style-name="ce50"/>
          <table:table-cell office:value-type="currency" office:value="0" table:formula="of:=[.AK53]/[.AL53]" table:style-name="ce44">
            <text:p>#DIV/0!</text:p>
          </table:table-cell>
          <table:table-cell table:style-name="ce59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3:.AS53])" table:style-name="ce44">
            <text:p>R$ 0,00</text:p>
          </table:table-cell>
          <table:table-cell office:value-type="currency" office:value="0" table:formula="of:=[.AT53]/[.AP53]" table:style-name="ce44">
            <text:p>#DIV/0!</text:p>
          </table:table-cell>
          <table:table-cell table:style-name="ce45"/>
          <table:table-cell office:value-type="currency" office:value="0" table:formula="of:=[.AU53]/[.AV53]" table:style-name="ce44">
            <text:p>#DIV/0!</text:p>
          </table:table-cell>
          <table:table-cell table:number-columns-repeated="16335" table:style-name="ce59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58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59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54:.Y54])" table:style-name="ce49">
            <text:p>R$ 0,00</text:p>
          </table:table-cell>
          <table:table-cell office:value-type="currency" office:value="0" table:formula="of:=[.Z54]/[.V54]" table:style-name="ce44">
            <text:p>#DIV/0!</text:p>
          </table:table-cell>
          <table:table-cell table:style-name="ce50"/>
          <table:table-cell office:value-type="currency" office:value="0" table:formula="of:=[.AA54]/[.AB54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54:.AI54])" table:style-name="ce44">
            <text:p>R$ 0,00</text:p>
          </table:table-cell>
          <table:table-cell office:value-type="currency" office:value="0" table:formula="of:=[.AJ54]/[.AF54]" table:style-name="ce44">
            <text:p>#DIV/0!</text:p>
          </table:table-cell>
          <table:table-cell table:style-name="ce45"/>
          <table:table-cell office:value-type="currency" office:value="0" table:formula="of:=[.AK54]/[.AL54]" table:style-name="ce44">
            <text:p>#DIV/0!</text:p>
          </table:table-cell>
          <table:table-cell table:style-name="ce59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54:.AS54])" table:style-name="ce44">
            <text:p>R$ 0,00</text:p>
          </table:table-cell>
          <table:table-cell office:value-type="currency" office:value="0" table:formula="of:=[.AT54]/[.AP54]" table:style-name="ce44">
            <text:p>#DIV/0!</text:p>
          </table:table-cell>
          <table:table-cell table:style-name="ce45"/>
          <table:table-cell office:value-type="currency" office:value="0" table:formula="of:=[.AU54]/[.AV54]" table:style-name="ce44">
            <text:p>#DIV/0!</text:p>
          </table:table-cell>
          <table:table-cell table:number-columns-repeated="16335" table:style-name="ce59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5:.Y55])" table:style-name="ce49">
            <text:p>R$ 0,00</text:p>
          </table:table-cell>
          <table:table-cell office:value-type="currency" office:value="0" table:formula="of:=[.Z55]/[.V55]" table:style-name="ce44">
            <text:p>#DIV/0!</text:p>
          </table:table-cell>
          <table:table-cell table:style-name="ce50"/>
          <table:table-cell office:value-type="currency" office:value="0" table:formula="of:=[.AA55]/[.AB5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55:.AI55])" table:style-name="ce49">
            <text:p>R$ 0,00</text:p>
          </table:table-cell>
          <table:table-cell office:value-type="currency" office:value="0" table:formula="of:=[.AJ55]/[.AF55]" table:style-name="ce44">
            <text:p>#DIV/0!</text:p>
          </table:table-cell>
          <table:table-cell table:style-name="ce50"/>
          <table:table-cell office:value-type="currency" office:value="0" table:formula="of:=[.AK55]/[.AL55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5:.AS55])" table:style-name="ce44">
            <text:p>R$ 0,00</text:p>
          </table:table-cell>
          <table:table-cell office:value-type="currency" office:value="0" table:formula="of:=[.AT55]/[.AP55]" table:style-name="ce44">
            <text:p>#DIV/0!</text:p>
          </table:table-cell>
          <table:table-cell table:style-name="ce45"/>
          <table:table-cell office:value-type="currency" office:value="0" table:formula="of:=[.AU55]/[.AV55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56:.Y56])" table:style-name="ce49">
            <text:p>R$ 0,00</text:p>
          </table:table-cell>
          <table:table-cell office:value-type="currency" office:value="0" table:formula="of:=[.Z56]/[.V56]" table:style-name="ce44">
            <text:p>#DIV/0!</text:p>
          </table:table-cell>
          <table:table-cell table:style-name="ce50"/>
          <table:table-cell office:value-type="currency" office:value="0" table:formula="of:=[.AA56]/[.AB5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56:.AI56])" table:style-name="ce44">
            <text:p>R$ 0,00</text:p>
          </table:table-cell>
          <table:table-cell office:value-type="currency" office:value="0" table:formula="of:=[.AJ56]/[.AF56]" table:style-name="ce44">
            <text:p>#DIV/0!</text:p>
          </table:table-cell>
          <table:table-cell table:style-name="ce45"/>
          <table:table-cell office:value-type="currency" office:value="0" table:formula="of:=[.AK56]/[.AL56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56:.AS56])" table:style-name="ce44">
            <text:p>R$ 0,00</text:p>
          </table:table-cell>
          <table:table-cell office:value-type="currency" office:value="0" table:formula="of:=[.AT56]/[.AP56]" table:style-name="ce44">
            <text:p>#DIV/0!</text:p>
          </table:table-cell>
          <table:table-cell table:style-name="ce45"/>
          <table:table-cell office:value-type="currency" office:value="0" table:formula="of:=[.AU56]/[.AV56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7:.Y57])" table:style-name="ce49">
            <text:p>R$ 0,00</text:p>
          </table:table-cell>
          <table:table-cell office:value-type="currency" office:value="0" table:formula="of:=[.Z57]/[.V57]" table:style-name="ce44">
            <text:p>#DIV/0!</text:p>
          </table:table-cell>
          <table:table-cell table:style-name="ce50"/>
          <table:table-cell office:value-type="currency" office:value="0" table:formula="of:=[.AA57]/[.AB5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57:.AI57])" table:style-name="ce49">
            <text:p>R$ 0,00</text:p>
          </table:table-cell>
          <table:table-cell office:value-type="currency" office:value="0" table:formula="of:=[.AJ57]/[.AF57]" table:style-name="ce44">
            <text:p>#DIV/0!</text:p>
          </table:table-cell>
          <table:table-cell table:style-name="ce50"/>
          <table:table-cell office:value-type="currency" office:value="0" table:formula="of:=[.AK57]/[.AL57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7:.AS57])" table:style-name="ce44">
            <text:p>R$ 0,00</text:p>
          </table:table-cell>
          <table:table-cell office:value-type="currency" office:value="0" table:formula="of:=[.AT57]/[.AP57]" table:style-name="ce44">
            <text:p>#DIV/0!</text:p>
          </table:table-cell>
          <table:table-cell table:style-name="ce45"/>
          <table:table-cell office:value-type="currency" office:value="0" table:formula="of:=[.AU57]/[.AV57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58:.Y58])" table:style-name="ce49">
            <text:p>R$ 0,00</text:p>
          </table:table-cell>
          <table:table-cell office:value-type="currency" office:value="0" table:formula="of:=[.Z58]/[.V58]" table:style-name="ce44">
            <text:p>#DIV/0!</text:p>
          </table:table-cell>
          <table:table-cell table:style-name="ce50"/>
          <table:table-cell office:value-type="currency" office:value="0" table:formula="of:=[.AA58]/[.AB5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58:.AI58])" table:style-name="ce44">
            <text:p>R$ 0,00</text:p>
          </table:table-cell>
          <table:table-cell office:value-type="currency" office:value="0" table:formula="of:=[.AJ58]/[.AF58]" table:style-name="ce44">
            <text:p>#DIV/0!</text:p>
          </table:table-cell>
          <table:table-cell table:style-name="ce45"/>
          <table:table-cell office:value-type="currency" office:value="0" table:formula="of:=[.AK58]/[.AL58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58:.AS58])" table:style-name="ce44">
            <text:p>R$ 0,00</text:p>
          </table:table-cell>
          <table:table-cell office:value-type="currency" office:value="0" table:formula="of:=[.AT58]/[.AP58]" table:style-name="ce44">
            <text:p>#DIV/0!</text:p>
          </table:table-cell>
          <table:table-cell table:style-name="ce45"/>
          <table:table-cell office:value-type="currency" office:value="0" table:formula="of:=[.AU58]/[.AV58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59:.Y59])" table:style-name="ce49">
            <text:p>R$ 0,00</text:p>
          </table:table-cell>
          <table:table-cell office:value-type="currency" office:value="0" table:formula="of:=[.Z59]/[.V59]" table:style-name="ce44">
            <text:p>#DIV/0!</text:p>
          </table:table-cell>
          <table:table-cell table:style-name="ce50"/>
          <table:table-cell office:value-type="currency" office:value="0" table:formula="of:=[.AA59]/[.AB5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H59:.AI59])" table:style-name="ce49">
            <text:p>R$ 0,00</text:p>
          </table:table-cell>
          <table:table-cell office:value-type="currency" office:value="0" table:formula="of:=[.AJ59]/[.AF59]" table:style-name="ce44">
            <text:p>#DIV/0!</text:p>
          </table:table-cell>
          <table:table-cell table:style-name="ce50"/>
          <table:table-cell office:value-type="currency" office:value="0" table:formula="of:=[.AK59]/[.AL59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59:.AS59])" table:style-name="ce44">
            <text:p>R$ 0,00</text:p>
          </table:table-cell>
          <table:table-cell office:value-type="currency" office:value="0" table:formula="of:=[.AT59]/[.AP59]" table:style-name="ce44">
            <text:p>#DIV/0!</text:p>
          </table:table-cell>
          <table:table-cell table:style-name="ce45"/>
          <table:table-cell office:value-type="currency" office:value="0" table:formula="of:=[.AU59]/[.AV59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X60:.Y60])" table:style-name="ce49">
            <text:p>R$ 0,00</text:p>
          </table:table-cell>
          <table:table-cell office:value-type="currency" office:value="0" table:formula="of:=[.Z60]/[.V60]" table:style-name="ce44">
            <text:p>#DIV/0!</text:p>
          </table:table-cell>
          <table:table-cell table:style-name="ce50"/>
          <table:table-cell office:value-type="currency" office:value="0" table:formula="of:=[.AA60]/[.AB6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H60:.AI60])" table:style-name="ce44">
            <text:p>R$ 0,00</text:p>
          </table:table-cell>
          <table:table-cell office:value-type="currency" office:value="0" table:formula="of:=[.AJ60]/[.AF60]" table:style-name="ce44">
            <text:p>#DIV/0!</text:p>
          </table:table-cell>
          <table:table-cell table:style-name="ce45"/>
          <table:table-cell office:value-type="currency" office:value="0" table:formula="of:=[.AK60]/[.AL60]" table:style-name="ce44">
            <text:p>#DIV/0!</text:p>
          </table:table-cell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60:.AS60])" table:style-name="ce44">
            <text:p>R$ 0,00</text:p>
          </table:table-cell>
          <table:table-cell office:value-type="currency" office:value="0" table:formula="of:=[.AT60]/[.AP60]" table:style-name="ce44">
            <text:p>#DIV/0!</text:p>
          </table:table-cell>
          <table:table-cell table:style-name="ce45"/>
          <table:table-cell office:value-type="currency" office:value="0" table:formula="of:=[.AU60]/[.AV60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X61:.Y61])" table:style-name="ce49">
            <text:p>R$ 0,00</text:p>
          </table:table-cell>
          <table:table-cell office:value-type="currency" office:value="0" table:formula="of:=[.Z61]/[.V61]" table:style-name="ce44">
            <text:p>#DIV/0!</text:p>
          </table:table-cell>
          <table:table-cell table:style-name="ce50"/>
          <table:table-cell office:value-type="currency" office:value="0" table:formula="of:=[.AA61]/[.AB61]" table:style-name="ce44">
            <text:p>#DIV/0!</text:p>
          </table:table-cell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office:value-type="currency" office:value="0" table:formula="of:=SUM([.AR61:.AS61])" table:style-name="ce44">
            <text:p>R$ 0,00</text:p>
          </table:table-cell>
          <table:table-cell office:value-type="currency" office:value="0" table:formula="of:=[.AT61]/[.AP61]" table:style-name="ce44">
            <text:p>#DIV/0!</text:p>
          </table:table-cell>
          <table:table-cell table:style-name="ce45"/>
          <table:table-cell office:value-type="currency" office:value="0" table:formula="of:=[.AU61]/[.AV61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office:value-type="currency" office:value="0" table:formula="of:=SUM([.AR62:.AS62])" table:style-name="ce44">
            <text:p>R$ 0,00</text:p>
          </table:table-cell>
          <table:table-cell office:value-type="currency" office:value="0" table:formula="of:=[.AT62]/[.AP62]" table:style-name="ce44">
            <text:p>#DIV/0!</text:p>
          </table:table-cell>
          <table:table-cell table:style-name="ce45"/>
          <table:table-cell office:value-type="currency" office:value="0" table:formula="of:=[.AU62]/[.AV62]" table:style-name="ce44">
            <text:p>#DIV/0!</text:p>
          </table:table-cell>
          <table:table-cell table:number-columns-repeated="1633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98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98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4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99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5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5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5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1" table:style-name="ce6"/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5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number-columns-repeated="1005" table:style-name="ce6"/>
          <table:table-cell table:number-columns-repeated="15360"/>
        </table:table-row>
        <table:table-row table:number-rows-repeated="5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number-rows-repeated="6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number-columns-repeated="1005" table:style-name="ce6"/>
          <table:table-cell table:number-columns-repeated="15360"/>
        </table:table-row>
        <table:table-row table:number-rows-repeated="14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number-columns-repeated="16365"/>
        </table:table-row>
        <table:table-row table:number-rows-repeated="14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number-rows-repeated="3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4" table:style-name="ce6"/>
          <table:table-cell table:number-columns-repeated="6" table:style-name="ce1"/>
          <table:table-cell table:number-columns-repeated="1636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number-rows-repeated="32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number-rows-repeated="5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office:value-type="float" office:value="7.0000000000000007E-2" table:formula="of:=0.63/9" table:style-name="ce6">
            <text:p>0,07</text:p>
          </table:table-cell>
          <table:table-cell table:number-columns-repeated="16374"/>
        </table:table-row>
        <table:table-row table:number-rows-repeated="11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office:value-type="string" table:style-name="ce6">
            <text:p><text:s/></text:p>
          </table:table-cell>
          <table:table-cell table:number-columns-repeated="1014" table:style-name="ce6"/>
          <table:table-cell table:number-columns-repeated="15360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office:value-type="float" office:value="47.61904761904762" table:formula="of:=1000/21" table:style-name="ce6">
            <text:p>47,61904762</text:p>
          </table:table-cell>
          <table:table-cell table:number-columns-repeated="16373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style-name="ce6"/>
          <table:table-cell office:value-type="float" office:value="9.5238095238095237" table:formula="of:=200/21" table:style-name="ce6">
            <text:p>9,523809524</text:p>
          </table:table-cell>
          <table:table-cell table:number-columns-repeated="16373"/>
        </table:table-row>
        <table:table-row table:number-rows-repeated="9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015" table:style-name="ce6"/>
          <table:table-cell table:number-columns-repeated="15360"/>
        </table:table-row>
        <table:table-row table:number-rows-repeated="3"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015" table:style-name="ce6"/>
          <table:table-cell table:number-columns-repeated="15360"/>
        </table:table-row>
        <table:table-row table:number-rows-repeated="4"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number-rows-repeated="2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number-rows-repeated="2"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number-rows-repeated="2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number-rows-repeated="7"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number-rows-repeated="2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number-rows-repeated="2"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table:style-name="ce46"/>
          <table:table-cell table:number-columns-repeated="2" table:style-name="ce47"/>
          <table:table-cell table:number-columns-repeated="2" table:style-name="ce48"/>
          <table:table-cell table:style-name="ce49"/>
          <table:table-cell table:style-name="ce44"/>
          <table:table-cell table:style-name="ce50"/>
          <table:table-cell table:style-name="ce44"/>
          <table:table-cell table:number-columns-repeated="16375"/>
        </table:table-row>
        <table:table-row table:number-rows-repeated="285" table:style-name="ro1">
          <table:table-cell table:style-name="ce51"/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style-name="ro1">
          <table:table-cell office:value-type="string" table:style-name="ce51">
            <text:p>1 – Escolher o Produto</text:p>
          </table:table-cell>
          <table:table-cell table:number-columns-repeated="2" table:style-name="ce42"/>
          <table:table-cell table:number-columns-repeated="2" table:style-name="ce43"/>
          <table:table-cell table:number-columns-repeated="2" table:style-name="ce44"/>
          <table:table-cell table:style-name="ce45"/>
          <table:table-cell table:style-name="ce44"/>
          <table:table-cell table:number-columns-repeated="16375"/>
        </table:table-row>
        <table:table-row table:number-rows-repeated="3" table:style-name="ro6">
          <table:table-cell table:number-columns-repeated="9" table:style-name="ce1"/>
          <table:table-cell table:number-columns-repeated="16375"/>
        </table:table-row>
        <table:table-row table:number-rows-repeated="80" table:style-name="ro6">
          <table:table-cell/>
          <table:table-cell table:number-columns-repeated="8" table:style-name="ce1"/>
          <table:table-cell table:number-columns-repeated="16375"/>
        </table:table-row>
        <table:table-row table:number-rows-repeated="1047984" table:style-name="ro9">
          <table:table-cell table:number-columns-repeated="16384"/>
        </table:table-row>
      </table:table>
      <table:table table:name="Hora_trabalhada" table:style-name="ta1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29" table:default-cell-style-name="ce1"/>
        <table:table-column table:style-name="co58" table:default-cell-style-name="ce1"/>
        <table:table-column table:style-name="co19" table:default-cell-style-name="ce1"/>
        <table:table-column table:style-name="co22" table:number-columns-repeated="16378" table:default-cell-style-name="ce1"/>
        <table:table-row table:style-name="ro10">
          <table:table-cell office:value-type="string" table:style-name="ce63">
            <text:p>Dias do mês</text:p>
          </table:table-cell>
          <table:table-cell office:value-type="string" table:style-name="ce63">
            <text:p>Horas trabalhadas</text:p>
            <text:p>Por Dia</text:p>
          </table:table-cell>
          <table:table-cell office:value-type="string" table:style-name="ce63">
            <text:p>Dias trabalhados</text:p>
            <text:p>Por mês</text:p>
          </table:table-cell>
          <table:table-cell table:style-name="ce63"/>
          <table:table-cell office:value-type="string" table:style-name="ce63">
            <text:p>Horas trabalhadas</text:p>
            <text:p>Por mês</text:p>
          </table:table-cell>
          <table:table-cell table:style-name="ce64"/>
          <table:table-cell table:number-columns-repeated="16378"/>
        </table:table-row>
        <table:table-row table:style-name="ro10">
          <table:table-cell office:value-type="float" office:value="31" table:style-name="ce65">
            <text:p>31</text:p>
          </table:table-cell>
          <table:table-cell office:value-type="float" office:value="6" table:style-name="ce65">
            <text:p>6</text:p>
          </table:table-cell>
          <table:table-cell office:value-type="float" office:value="20" table:style-name="ce65">
            <text:p>20</text:p>
          </table:table-cell>
          <table:table-cell table:style-name="ce65"/>
          <table:table-cell office:value-type="float" office:value="120" table:formula="of:=[.C2]*[.B2]" table:style-name="ce65">
            <text:p>120</text:p>
          </table:table-cell>
          <table:table-cell table:style-name="ce64"/>
          <table:table-cell table:number-columns-repeated="16378"/>
        </table:table-row>
        <table:table-row table:style-name="ro10">
          <table:table-cell table:style-name="ce66"/>
          <table:table-cell table:number-columns-repeated="3" table:style-name="ce67"/>
          <table:table-cell table:number-columns-repeated="2" table:style-name="ce64"/>
          <table:table-cell table:number-columns-repeated="16378"/>
        </table:table-row>
        <table:table-row table:style-name="ro10">
          <table:table-cell office:value-type="string" table:number-columns-spanned="3" table:number-rows-spanned="1" table:style-name="ce79">
            <text:p>20 DIAS TRABALHADOS = 20*6 = 120 horas</text:p>
          </table:table-cell>
          <table:covered-table-cell table:number-columns-repeated="2"/>
          <table:table-cell table:style-name="ce67"/>
          <table:table-cell table:number-columns-repeated="2" table:style-name="ce69"/>
          <table:table-cell table:number-columns-repeated="16378"/>
        </table:table-row>
        <table:table-row table:style-name="ro10">
          <table:table-cell office:value-type="string" table:number-columns-spanned="2" table:number-rows-spanned="1" table:style-name="ce79">
            <text:p><text:span text:style-name="T1">Despesas Fixo.</text:span><text:span text:style-name="T2"><text:s/></text:span><text:span text:style-name="T3">Divido por 120 (horas trabalhadas no mês)</text:span></text:p>
          </table:table-cell>
          <table:covered-table-cell/>
          <table:table-cell office:value-type="float" office:value="120" table:style-name="ce68">
            <text:p>120</text:p>
          </table:table-cell>
          <table:table-cell table:style-name="ce68"/>
          <table:table-cell table:number-columns-repeated="2" table:style-name="ce69"/>
          <table:table-cell table:number-columns-repeated="16378"/>
        </table:table-row>
        <table:table-row table:style-name="ro10">
          <table:table-cell office:value-type="string" table:style-name="ce70">
            <text:p>Produto</text:p>
          </table:table-cell>
          <table:table-cell office:value-type="string" table:style-name="ce70">
            <text:p>Valor Total</text:p>
          </table:table-cell>
          <table:table-cell office:value-type="string" table:style-name="ce70">
            <text:p>Custo por Dia</text:p>
          </table:table-cell>
          <table:table-cell office:value-type="string" table:style-name="ce70">
            <text:p>Custo por Hora</text:p>
          </table:table-cell>
          <table:table-cell table:number-columns-repeated="2" table:style-name="ce69"/>
          <table:table-cell table:number-columns-repeated="16378"/>
        </table:table-row>
        <table:table-row table:style-name="ro11">
          <table:table-cell office:value-type="string" table:style-name="ce71">
            <text:p>Transporte</text:p>
          </table:table-cell>
          <table:table-cell office:value-type="float" office:value="100" table:formula="of:=(5*2)*10" table:style-name="ce72">
            <text:p>R$ 100,00</text:p>
          </table:table-cell>
          <table:table-cell office:value-type="float" office:value="5" table:formula="of:=[.B7]/20" table:style-name="ce73">
            <text:p>R$ 5,00</text:p>
          </table:table-cell>
          <table:table-cell office:value-type="float" office:value="0.83333333333333337" table:formula="of:=[.C7]/6" table:style-name="ce73">
            <text:p>R$ 0,83</text:p>
          </table:table-cell>
          <table:table-cell table:number-columns-repeated="2" table:style-name="ce69"/>
          <table:table-cell table:number-columns-repeated="16378"/>
        </table:table-row>
        <table:table-row table:style-name="ro11">
          <table:table-cell office:value-type="string" table:style-name="ce71">
            <text:p>Mei</text:p>
          </table:table-cell>
          <table:table-cell office:value-type="float" office:value="70" table:style-name="ce72">
            <text:p>R$ 70,00</text:p>
          </table:table-cell>
          <table:table-cell office:value-type="float" office:value="3.5" table:formula="of:=[.B8]/20" table:style-name="ce73">
            <text:p>R$ 3,50</text:p>
          </table:table-cell>
          <table:table-cell office:value-type="float" office:value="0.58333333333333337" table:formula="of:=[.C8]/6" table:style-name="ce73">
            <text:p>R$ 0,58</text:p>
          </table:table-cell>
          <table:table-cell table:number-columns-repeated="2" table:style-name="ce69"/>
          <table:table-cell table:number-columns-repeated="16378"/>
        </table:table-row>
        <table:table-row table:style-name="ro11">
          <table:table-cell office:value-type="string" table:style-name="ce71">
            <text:p>Agua</text:p>
          </table:table-cell>
          <table:table-cell office:value-type="float" office:value="80" table:style-name="ce72">
            <text:p>R$ 80,00</text:p>
          </table:table-cell>
          <table:table-cell office:value-type="float" office:value="2.5806451612903225" table:formula="of:=[.B9]/31" table:style-name="ce73">
            <text:p>R$ 2,58</text:p>
          </table:table-cell>
          <table:table-cell office:value-type="float" office:value="0.43010752688172044" table:formula="of:=[.C9]/6" table:style-name="ce73">
            <text:p>R$ 0,43</text:p>
          </table:table-cell>
          <table:table-cell table:number-columns-repeated="2" table:style-name="ce69"/>
          <table:table-cell table:number-columns-repeated="16378"/>
        </table:table-row>
        <table:table-row table:style-name="ro11">
          <table:table-cell office:value-type="string" table:style-name="ce71">
            <text:p>Luz</text:p>
          </table:table-cell>
          <table:table-cell office:value-type="float" office:value="250" table:style-name="ce72">
            <text:p>R$ 250,00</text:p>
          </table:table-cell>
          <table:table-cell office:value-type="float" office:value="8.064516129032258" table:formula="of:=[.B10]/31" table:style-name="ce73">
            <text:p>R$ 8,06</text:p>
          </table:table-cell>
          <table:table-cell office:value-type="float" office:value="1.3440860215053763" table:formula="of:=[.C10]/6" table:style-name="ce73">
            <text:p>R$ 1,34</text:p>
          </table:table-cell>
          <table:table-cell table:number-columns-repeated="2" table:style-name="ce69"/>
          <table:table-cell table:number-columns-repeated="16378"/>
        </table:table-row>
        <table:table-row table:style-name="ro11">
          <table:table-cell office:value-type="string" table:style-name="ce71">
            <text:p>Internet</text:p>
          </table:table-cell>
          <table:table-cell office:value-type="float" office:value="109" table:style-name="ce72">
            <text:p>R$ 109,00</text:p>
          </table:table-cell>
          <table:table-cell office:value-type="float" office:value="5.45" table:formula="of:=[.B11]/20" table:style-name="ce73">
            <text:p>R$ 5,45</text:p>
          </table:table-cell>
          <table:table-cell office:value-type="float" office:value="0.90833333333333333" table:formula="of:=[.C11]/6" table:style-name="ce73">
            <text:p>R$ 0,91</text:p>
          </table:table-cell>
          <table:table-cell table:number-columns-repeated="2" table:style-name="ce69"/>
          <table:table-cell table:number-columns-repeated="16378"/>
        </table:table-row>
        <table:table-row table:style-name="ro11">
          <table:table-cell office:value-type="string" table:style-name="ce71">
            <text:p>Telefone</text:p>
          </table:table-cell>
          <table:table-cell office:value-type="float" office:value="50" table:style-name="ce72">
            <text:p>R$ 50,00</text:p>
          </table:table-cell>
          <table:table-cell office:value-type="float" office:value="2.5" table:formula="of:=[.B12]/20" table:style-name="ce73">
            <text:p>R$ 2,50</text:p>
          </table:table-cell>
          <table:table-cell office:value-type="float" office:value="0.41666666666666669" table:formula="of:=[.C12]/6" table:style-name="ce73">
            <text:p>R$ 0,42</text:p>
          </table:table-cell>
          <table:table-cell table:number-columns-repeated="2" table:style-name="ce69"/>
          <table:table-cell table:number-columns-repeated="16378"/>
        </table:table-row>
        <table:table-row table:style-name="ro10">
          <table:table-cell office:value-type="string" table:number-columns-spanned="2" table:number-rows-spanned="1" table:style-name="ce79">
            <text:p>VALOR DESPESAS DO DIA</text:p>
          </table:table-cell>
          <table:covered-table-cell/>
          <table:table-cell office:value-type="float" office:value="27.095161290322579" table:formula="of:=SUM([.C7:.C12])" table:style-name="ce74">
            <text:p>R$ 27,10</text:p>
          </table:table-cell>
          <table:table-cell table:style-name="ce74"/>
          <table:table-cell table:number-columns-repeated="2" table:style-name="ce69"/>
          <table:table-cell table:number-columns-repeated="16378"/>
        </table:table-row>
        <table:table-row table:style-name="ro12">
          <table:table-cell office:value-type="string" table:number-columns-spanned="2" table:number-rows-spanned="1" table:style-name="ce79">
            <text:p>VALOR DESPESAS POR HORA</text:p>
          </table:table-cell>
          <table:covered-table-cell/>
          <table:table-cell table:style-name="ce75"/>
          <table:table-cell office:value-type="float" office:value="4.5158602150537641" table:formula="of:=SUM([.D7:.D12])" table:style-name="ce75">
            <text:p>R$ 4,52</text:p>
          </table:table-cell>
          <table:table-cell table:number-columns-repeated="2" table:style-name="ce69"/>
          <table:table-cell table:number-columns-repeated="16378"/>
        </table:table-row>
        <table:table-row table:style-name="ro1">
          <table:table-cell table:number-columns-repeated="6" table:style-name="ce69"/>
          <table:table-cell table:number-columns-repeated="16378"/>
        </table:table-row>
        <table:table-row table:style-name="ro10">
          <table:table-cell office:value-type="string" table:number-columns-spanned="4" table:number-rows-spanned="1" table:style-name="ce79">
            <text:p>CALCULO</text:p>
          </table:table-cell>
          <table:covered-table-cell table:number-columns-repeated="3"/>
          <table:table-cell table:number-columns-repeated="2" table:style-name="ce69"/>
          <table:table-cell table:number-columns-repeated="16378"/>
        </table:table-row>
        <table:table-row table:style-name="ro10">
          <table:table-cell office:value-type="string" table:style-name="ce70">
            <text:p>Produto</text:p>
          </table:table-cell>
          <table:table-cell office:value-type="string" table:style-name="ce70">
            <text:p>Valor</text:p>
          </table:table-cell>
          <table:table-cell office:value-type="string" table:style-name="ce70">
            <text:p>Custo por Dia</text:p>
          </table:table-cell>
          <table:table-cell office:value-type="string" table:style-name="ce70">
            <text:p>Custo por Hora</text:p>
          </table:table-cell>
          <table:table-cell table:number-columns-repeated="2" table:style-name="ce69"/>
          <table:table-cell table:number-columns-repeated="16378"/>
        </table:table-row>
        <table:table-row table:style-name="ro11">
          <table:table-cell office:value-type="string" table:style-name="ce71">
            <text:p>Salario Mensal</text:p>
          </table:table-cell>
          <table:table-cell office:value-type="float" office:value="1300" table:style-name="ce72">
            <text:p>R$ 1.300,00</text:p>
          </table:table-cell>
          <table:table-cell office:value-type="float" office:value="65" table:formula="of:=[.B18]/[.C2]" table:style-name="ce73">
            <text:p>R$ 65,00</text:p>
          </table:table-cell>
          <table:table-cell office:value-type="float" office:value="10.833333333333334" table:formula="of:=[.C18]/[.B2]" table:style-name="ce73">
            <text:p>R$ 10,83</text:p>
          </table:table-cell>
          <table:table-cell table:number-columns-repeated="2" table:style-name="ce69"/>
          <table:table-cell table:number-columns-repeated="16378"/>
        </table:table-row>
        <table:table-row table:style-name="ro1">
          <table:table-cell table:number-columns-repeated="6" table:style-name="ce69"/>
          <table:table-cell table:number-columns-repeated="16378"/>
        </table:table-row>
        <table:table-row table:style-name="ro13">
          <table:table-cell office:value-type="string" table:style-name="ce76">
            <text:p>VALOR DA HORA</text:p>
            <text:p>TRABALHADA</text:p>
          </table:table-cell>
          <table:table-cell office:value-type="float" office:value="15.349193548387099" table:formula="of:=[.D18]+[.D14]" table:style-name="ce77">
            <text:p>R$ 15,35</text:p>
          </table:table-cell>
          <table:table-cell table:number-columns-repeated="4" table:style-name="ce78"/>
          <table:table-cell table:number-columns-repeated="16378"/>
        </table:table-row>
        <table:table-row table:number-rows-repeated="4" table:style-name="ro14">
          <table:table-cell table:number-columns-repeated="16384"/>
        </table:table-row>
        <table:table-row table:number-rows-repeated="9" table:style-name="ro1">
          <table:table-cell table:number-columns-repeated="6" table:style-name="ce69"/>
          <table:table-cell table:number-columns-repeated="16378"/>
        </table:table-row>
        <table:table-row table:number-rows-repeated="1048543" table:style-name="ro14">
          <table:table-cell table:number-columns-repeated="16384"/>
        </table:table-row>
      </table:table>
      <table:database-ranges>
        <table:database-range table:target-range-address="Estoque.K4:Estoque.S2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omic Sans MS1" svg:font-family="&quot;Comic Sans MS1&quot;"/>
    <style:font-face style:name="Comic Sans MS" svg:font-family="&quot;Comic Sans M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time-style style:name="N36">
      <number:hours number:style="long"/>
      <number:text>:</number:text>
      <number:minutes number:style="long"/>
    </number:tim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number-style style:name="N39" number:language="pt" number:country="BR">
      <number:number number:min-integer-digits="1"/>
    </number:number-style>
    <number:date-style style:name="N40">
      <number:day number:style="long"/>
      <number:text>/</number:text>
      <number:month number:style="long"/>
      <number:text>/</number:text>
      <number:year/>
    </number:date-style>
    <number:number-style style:name="N41">
      <number:text>R$ </number:text>
      <number:number number:decimal-places="2" number:min-integer-digits="1" number:grouping="true"/>
    </number:number-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Cleopatra Elias</meta:initial-creator>
    <dc:creator>Inatan Lopes Hertzog</dc:creator>
    <meta:creation-date>2020-04-14T02:23:42Z</meta:creation-date>
    <dc:date>2020-07-16T21:23:52Z</dc:date>
    <meta:editing-cycles>83</meta:editing-cycles>
    <meta:editing-duration>PT1054613S</meta:editing-duration>
  </office:meta>
</office:document-meta>
</file>